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6"/>
            <table:covered-table-cell table:number-columns-repeated="8" table:style-name="ce42"/>
            <table:table-cell table:style-name="ce112" table:number-columns-repeated="1014"/>
          </table:table-row>
          <table:table-row table:style-name="ro2">
            <table:table-cell table:style-name="ce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別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60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9"/>
            <table:table-cell table:style-name="ce113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61" office:value-type="string" calcext:value-type="string" table:number-columns-spanned="1" table:number-rows-spanned="3">
              <text:p>本國籍</text:p>
            </table:table-cell>
            <table:table-cell table:style-name="ce61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7"/>
            <table:table-cell table:style-name="ce81" office:value-type="string" calcext:value-type="string" table:number-columns-spanned="3" table:number-rows-spanned="1">
              <text:p>外<text:span text:style-name="T1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13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5" office:value-type="string" calcext:value-type="string" table:number-columns-spanned="1" table:number-rows-spanned="2">
              <text:p>東南亞</text:p>
            </table:table-cell>
            <table:table-cell table:style-name="ce81" office:value-type="string" calcext:value-type="string" table:number-columns-spanned="1" table:number-rows-spanned="2">
              <text:p>其他</text:p>
            </table:table-cell>
            <table:table-cell table:style-name="ce113" table:number-columns-repeated="1014"/>
          </table:table-row>
          <table:table-row table:style-name="ro6">
            <table:covered-table-cell table:style-name="ce5"/>
            <table:covered-table-cell table:number-columns-repeated="8" table:style-name="ce29"/>
            <table:covered-table-cell table:style-name="ce90"/>
            <table:table-cell table:style-name="ce113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87206" calcext:value-type="float">
            <text:p>87,206</text:p>
          </table:table-cell>
          <table:table-cell table:style-name="ce43" office:value-type="float" office:value="84562" calcext:value-type="float">
            <text:p>84,562</text:p>
          </table:table-cell>
          <table:table-cell table:style-name="ce43" office:value-type="float" office:value="2031" calcext:value-type="float">
            <text:p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613" calcext:value-type="float">
            <text:p>613</text:p>
          </table:table-cell>
          <table:table-cell table:style-name="ce86"/>
          <table:table-cell table:style-name="ce91"/>
          <table:table-cell table:style-name="ce113"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4" office:value-type="float" office:value="43603" calcext:value-type="float">
            <text:p>43,603</text:p>
          </table:table-cell>
          <table:table-cell table:style-name="ce62" office:value-type="float" office:value="42934" calcext:value-type="float">
            <text:p><text:s text:c="3"/>42,934</text:p>
          </table:table-cell>
          <table:table-cell table:style-name="ce44" office:value-type="float" office:value="437" calcext:value-type="float">
            <text:p>437</text:p>
          </table:table-cell>
          <table:covered-table-cell table:number-columns-repeated="2" table:style-name="ce74"/>
          <table:table-cell table:style-name="ce62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3" office:value-type="float" office:value="41628" calcext:value-type="float">
            <text:p><text:s text:c="3"/>41,628</text:p>
          </table:table-cell>
          <table:table-cell table:style-name="ce45" office:value-type="float" office:value="1594" calcext:value-type="float">
            <text:p>1,594</text:p>
          </table:table-cell>
          <table:covered-table-cell table:number-columns-repeated="2" table:style-name="ce75"/>
          <table:table-cell table:style-name="ce63" office:value-type="float" office:value="381" calcext:value-type="float">
            <text:p><text:s text:c="3"/>381</text:p>
          </table:table-cell>
          <table:covered-table-cell table:style-name="ce87"/>
          <table:covered-table-cell table:style-name="ce93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98006" calcext:value-type="float">
            <text:p>98,006</text:p>
          </table:table-cell>
          <table:table-cell table:style-name="ce43" office:value-type="float" office:value="94176" calcext:value-type="float">
            <text:p>94,176</text:p>
          </table:table-cell>
          <table:table-cell table:style-name="ce43" office:value-type="float" office:value="2981" calcext:value-type="float">
            <text:p>2,981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849" calcext:value-type="float">
            <text:p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4" office:value-type="float" office:value="48337" calcext:value-type="float">
            <text:p>48,337</text:p>
          </table:table-cell>
          <table:table-cell table:style-name="ce44" office:value-type="float" office:value="421" calcext:value-type="float">
            <text:p>421</text:p>
          </table:table-cell>
          <table:covered-table-cell table:number-columns-repeated="2" table:style-name="ce74"/>
          <table:table-cell table:style-name="ce62" office:value-type="float" office:value="245" calcext:value-type="float">
            <text:p><text:s text:c="3"/>245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5" office:value-type="float" office:value="49003" calcext:value-type="float">
            <text:p>49,003</text:p>
          </table:table-cell>
          <table:table-cell table:style-name="ce44" office:value-type="float" office:value="45839" calcext:value-type="float">
            <text:p>45,839</text:p>
          </table:table-cell>
          <table:table-cell table:style-name="ce44" office:value-type="float" office:value="2560" calcext:value-type="float">
            <text:p>2,560</text:p>
          </table:table-cell>
          <table:covered-table-cell table:number-columns-repeated="2" table:style-name="ce74"/>
          <table:table-cell table:style-name="ce62" office:value-type="float" office:value="604" calcext:value-type="float">
            <text:p><text:s text:c="3"/>604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05340" calcext:value-type="float">
            <text:p>105,340</text:p>
          </table:table-cell>
          <table:table-cell table:style-name="ce49" office:value-type="float" office:value="99390" calcext:value-type="float">
            <text:p>99,390</text:p>
          </table:table-cell>
          <table:table-cell table:style-name="ce49" office:value-type="float" office:value="4350" calcext:value-type="float">
            <text:p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9" office:value-type="float" office:value="1600" calcext:value-type="float">
            <text:p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4" office:value-type="float" office:value="51918" calcext:value-type="float">
            <text:p><text:s text:c="3"/>51,918</text:p>
          </table:table-cell>
          <table:table-cell table:style-name="ce44" office:value-type="float" office:value="308" calcext:value-type="float">
            <text:p>308</text:p>
          </table:table-cell>
          <table:covered-table-cell table:number-columns-repeated="2" table:style-name="ce74"/>
          <table:table-cell table:style-name="ce62" office:value-type="float" office:value="444" calcext:value-type="float">
            <text:p><text:s text:c="3"/>444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2670" calcext:value-type="float">
            <text:p>52,670</text:p>
          </table:table-cell>
          <table:table-cell table:style-name="ce65" office:value-type="float" office:value="47472" calcext:value-type="float">
            <text:p><text:s text:c="3"/>47,472</text:p>
          </table:table-cell>
          <table:table-cell table:style-name="ce45" office:value-type="float" office:value="4042" calcext:value-type="float">
            <text:p>4,042</text:p>
          </table:table-cell>
          <table:covered-table-cell table:number-columns-repeated="2" table:style-name="ce75"/>
          <table:table-cell table:style-name="ce63" office:value-type="float" office:value="1156" calcext:value-type="float">
            <text:p><text:s text:c="3"/>1,156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3076" calcext:value-type="float">
            <text:p>113,076</text:p>
          </table:table-cell>
          <table:table-cell table:style-name="ce43" office:value-type="float" office:value="105868" calcext:value-type="float">
            <text:p>105,868</text:p>
          </table:table-cell>
          <table:table-cell table:style-name="ce43" office:value-type="float" office:value="4702" calcext:value-type="float">
            <text:p>4,702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1935" calcext:value-type="float">
            <text:p>1,935</text:p>
          </table:table-cell>
          <table:table-cell table:style-name="ce96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6" office:value-type="float" office:value="55778" calcext:value-type="float">
            <text:p>55,778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10" calcext:value-type="float">
            <text:p>110</text:p>
          </table:table-cell>
          <table:table-cell table:style-name="ce78" office:value-type="float" office:value="64" calcext:value-type="float">
            <text:p>64</text:p>
          </table:table-cell>
          <table:table-cell table:style-name="ce62" office:value-type="float" office:value="586" calcext:value-type="float">
            <text:p><text:s text:c="3"/>586</text:p>
          </table:table-cell>
          <table:table-cell table:style-name="ce78" office:value-type="float" office:value="91" calcext:value-type="float">
            <text:p>91</text:p>
          </table:table-cell>
          <table:table-cell table:style-name="ce9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6538" calcext:value-type="float">
            <text:p>56,538</text:p>
          </table:table-cell>
          <table:table-cell table:style-name="ce67" office:value-type="float" office:value="50090" calcext:value-type="float">
            <text:p>50,090</text:p>
          </table:table-cell>
          <table:table-cell table:style-name="ce45" office:value-type="float" office:value="4528" calcext:value-type="float">
            <text:p>4,528</text:p>
          </table:table-cell>
          <table:table-cell table:style-name="ce45" office:value-type="float" office:value="4511" calcext:value-type="float">
            <text:p>4,511</text:p>
          </table:table-cell>
          <table:table-cell table:style-name="ce79" office:value-type="float" office:value="17" calcext:value-type="float">
            <text:p>17</text:p>
          </table:table-cell>
          <table:table-cell table:style-name="ce63" office:value-type="float" office:value="1920" calcext:value-type="float">
            <text:p><text:s text:c="3"/>1,920</text:p>
          </table:table-cell>
          <table:table-cell table:style-name="ce79" office:value-type="float" office:value="1844" calcext:value-type="float">
            <text:p>1,844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2426" calcext:value-type="float">
            <text:p>122,426</text:p>
          </table:table-cell>
          <table:table-cell table:style-name="ce43" office:value-type="float" office:value="114287" calcext:value-type="float">
            <text:p>114,287</text:p>
          </table:table-cell>
          <table:table-cell table:style-name="ce43" office:value-type="float" office:value="5496" calcext:value-type="float">
            <text:p>5,496</text:p>
          </table:table-cell>
          <table:table-cell table:style-name="ce43" office:value-type="float" office:value="5465" calcext:value-type="float">
            <text:p>5,4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136" calcext:value-type="float">
            <text:p>2,136</text:p>
          </table:table-cell>
          <table:table-cell table:style-name="ce96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6" office:value-type="float" office:value="60533" calcext:value-type="float">
            <text:p>60,53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11" calcext:value-type="float">
            <text:p>111</text:p>
          </table:table-cell>
          <table:table-cell table:style-name="ce78" office:value-type="float" office:value="17" calcext:value-type="float">
            <text:p>17</text:p>
          </table:table-cell>
          <table:table-cell table:style-name="ce62" office:value-type="float" office:value="552" calcext:value-type="float">
            <text:p><text:s text:c="3"/>552</text:p>
          </table:table-cell>
          <table:table-cell table:style-name="ce78" office:value-type="float" office:value="116" calcext:value-type="float">
            <text:p>116</text:p>
          </table:table-cell>
          <table:table-cell table:style-name="ce9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1213" calcext:value-type="float">
            <text:p>61,213</text:p>
          </table:table-cell>
          <table:table-cell table:style-name="ce67" office:value-type="float" office:value="53754" calcext:value-type="float">
            <text:p>53,754</text:p>
          </table:table-cell>
          <table:table-cell table:style-name="ce45" office:value-type="float" office:value="5368" calcext:value-type="float">
            <text:p>5,368</text:p>
          </table:table-cell>
          <table:table-cell table:style-name="ce45" office:value-type="float" office:value="5354" calcext:value-type="float">
            <text:p>5,35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091" calcext:value-type="float">
            <text:p><text:s text:c="3"/>2,091</text:p>
          </table:table-cell>
          <table:table-cell table:style-name="ce79" office:value-type="float" office:value="2020" calcext:value-type="float">
            <text:p>2,020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732" calcext:value-type="float">
            <text:p>129,732</text:p>
          </table:table-cell>
          <table:table-cell table:style-name="ce43" office:value-type="float" office:value="118764" calcext:value-type="float">
            <text:p>118,764</text:p>
          </table:table-cell>
          <table:table-cell table:style-name="ce43" office:value-type="float" office:value="7943" calcext:value-type="float">
            <text:p>7,943</text:p>
          </table:table-cell>
          <table:table-cell table:style-name="ce43" office:value-type="float" office:value="7890" calcext:value-type="float">
            <text:p>7,89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025" calcext:value-type="float">
            <text:p>3,025</text:p>
          </table:table-cell>
          <table:table-cell table:style-name="ce43" office:value-type="float" office:value="2356" calcext:value-type="float">
            <text:p>2,356</text:p>
          </table:table-cell>
          <table:table-cell table:style-name="ce96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6" office:value-type="float" office:value="63950" calcext:value-type="float">
            <text:p>63,950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16" calcext:value-type="float">
            <text:p>216</text:p>
          </table:table-cell>
          <table:table-cell table:style-name="ce78" office:value-type="float" office:value="39" calcext:value-type="float">
            <text:p>39</text:p>
          </table:table-cell>
          <table:table-cell table:style-name="ce62" office:value-type="float" office:value="661" calcext:value-type="float">
            <text:p><text:s text:c="3"/>661</text:p>
          </table:table-cell>
          <table:table-cell table:style-name="ce78" office:value-type="float" office:value="175" calcext:value-type="float">
            <text:p>175</text:p>
          </table:table-cell>
          <table:table-cell table:style-name="ce9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4866" calcext:value-type="float">
            <text:p>64,866</text:p>
          </table:table-cell>
          <table:table-cell table:style-name="ce67" office:value-type="float" office:value="54814" calcext:value-type="float">
            <text:p>54,814</text:p>
          </table:table-cell>
          <table:table-cell table:style-name="ce45" office:value-type="float" office:value="7688" calcext:value-type="float">
            <text:p>7,688</text:p>
          </table:table-cell>
          <table:table-cell table:style-name="ce45" office:value-type="float" office:value="7674" calcext:value-type="float">
            <text:p>7,67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364" calcext:value-type="float">
            <text:p><text:s text:c="3"/>2,364</text:p>
          </table:table-cell>
          <table:table-cell table:style-name="ce79" office:value-type="float" office:value="2181" calcext:value-type="float">
            <text:p>2,181</text:p>
          </table:table-cell>
          <table:table-cell table:style-name="ce9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592" calcext:value-type="float">
            <text:p>125,592</text:p>
          </table:table-cell>
          <table:table-cell table:style-name="ce43" office:value-type="float" office:value="114202" calcext:value-type="float">
            <text:p>114,202</text:p>
          </table:table-cell>
          <table:table-cell table:style-name="ce43" office:value-type="float" office:value="7849" calcext:value-type="float">
            <text:p>7,849</text:p>
          </table:table-cell>
          <table:table-cell table:style-name="ce43" office:value-type="float" office:value="7782" calcext:value-type="float">
            <text:p>7,78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41" calcext:value-type="float">
            <text:p>3,541</text:p>
          </table:table-cell>
          <table:table-cell table:style-name="ce43" office:value-type="float" office:value="2944" calcext:value-type="float">
            <text:p>2,944</text:p>
          </table:table-cell>
          <table:table-cell table:style-name="ce96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47" office:value-type="float" office:value="61708" calcext:value-type="float">
            <text:p><text:s text:c="3"/>61,708</text:p>
          </table:table-cell>
          <table:table-cell table:style-name="ce44" office:value-type="float" office:value="379" calcext:value-type="float">
            <text:p>379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709" calcext:value-type="float">
            <text:p><text:s text:c="3"/>709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9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52494" calcext:value-type="float">
            <text:p><text:s text:c="3"/>52,494</text:p>
          </table:table-cell>
          <table:table-cell table:style-name="ce45" office:value-type="float" office:value="7470" calcext:value-type="float">
            <text:p>7,470</text:p>
          </table:table-cell>
          <table:table-cell table:style-name="ce48" office:value-type="float" office:value="7440" calcext:value-type="float">
            <text:p><text:s text:c="3"/>7,440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832" calcext:value-type="float">
            <text:p><text:s text:c="3"/>2,832</text:p>
          </table:table-cell>
          <table:table-cell table:style-name="ce48" office:value-type="float" office:value="2745" calcext:value-type="float">
            <text:p><text:s text:c="3"/>2,745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142" calcext:value-type="float">
            <text:p>125,142</text:p>
          </table:table-cell>
          <table:table-cell table:style-name="ce43" office:value-type="float" office:value="114100" calcext:value-type="float">
            <text:p>114,100</text:p>
          </table:table-cell>
          <table:table-cell table:style-name="ce43" office:value-type="float" office:value="7132" calcext:value-type="float">
            <text:p>7,132</text:p>
          </table:table-cell>
          <table:table-cell table:style-name="ce43" office:value-type="float" office:value="7048" calcext:value-type="float">
            <text:p>7,04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910" calcext:value-type="float">
            <text:p>3,910</text:p>
          </table:table-cell>
          <table:table-cell table:style-name="ce43" office:value-type="float" office:value="3372" calcext:value-type="float">
            <text:p>3,372</text:p>
          </table:table-cell>
          <table:table-cell table:style-name="ce96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47" office:value-type="float" office:value="61440" calcext:value-type="float">
            <text:p><text:s text:c="3"/>61,440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715" calcext:value-type="float">
            <text:p><text:s text:c="3"/>715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9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52660" calcext:value-type="float">
            <text:p><text:s text:c="3"/>52,660</text:p>
          </table:table-cell>
          <table:table-cell table:style-name="ce48" office:value-type="float" office:value="6716" calcext:value-type="float">
            <text:p><text:s text:c="3"/>6,716</text:p>
          </table:table-cell>
          <table:table-cell table:style-name="ce48" office:value-type="float" office:value="6683" calcext:value-type="float">
            <text:p><text:s text:c="3"/>6,683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3195" calcext:value-type="float">
            <text:p><text:s text:c="3"/>3,195</text:p>
          </table:table-cell>
          <table:table-cell table:style-name="ce48" office:value-type="float" office:value="3108" calcext:value-type="float">
            <text:p><text:s text:c="3"/>3,108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080" calcext:value-type="float">
            <text:p>129,080</text:p>
          </table:table-cell>
          <table:table-cell table:style-name="ce43" office:value-type="float" office:value="117490" calcext:value-type="float">
            <text:p>117,490</text:p>
          </table:table-cell>
          <table:table-cell table:style-name="ce43" office:value-type="float" office:value="7165" calcext:value-type="float">
            <text:p>7,165</text:p>
          </table:table-cell>
          <table:table-cell table:style-name="ce43" office:value-type="float" office:value="7057" calcext:value-type="float">
            <text:p>7,05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3737" calcext:value-type="float">
            <text:p>3,737</text:p>
          </table:table-cell>
          <table:table-cell table:style-name="ce96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47" office:value-type="float" office:value="63259" calcext:value-type="float">
            <text:p><text:s text:c="3"/>63,259</text:p>
          </table:table-cell>
          <table:table-cell table:style-name="ce47" office:value-type="float" office:value="432" calcext:value-type="float">
            <text:p><text:s text:c="3"/>432</text:p>
          </table:table-cell>
          <table:table-cell table:style-name="ce47" office:value-type="float" office:value="366" calcext:value-type="float">
            <text:p><text:s text:c="3"/>366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849" calcext:value-type="float">
            <text:p><text:s text:c="3"/>849</text:p>
          </table:table-cell>
          <table:table-cell table:style-name="ce47" office:value-type="float" office:value="279" calcext:value-type="float">
            <text:p><text:s text:c="3"/>279</text:p>
          </table:table-cell>
          <table:table-cell table:style-name="ce9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54231" calcext:value-type="float">
            <text:p><text:s text:c="3"/>54,231</text:p>
          </table:table-cell>
          <table:table-cell table:style-name="ce48" office:value-type="float" office:value="6733" calcext:value-type="float">
            <text:p><text:s text:c="3"/>6,733</text:p>
          </table:table-cell>
          <table:table-cell table:style-name="ce48" office:value-type="float" office:value="6691" calcext:value-type="float">
            <text:p><text:s text:c="3"/>6,691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576" calcext:value-type="float">
            <text:p><text:s text:c="3"/>3,576</text:p>
          </table:table-cell>
          <table:table-cell table:style-name="ce48" office:value-type="float" office:value="3458" calcext:value-type="float">
            <text:p><text:s text:c="3"/>3,458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7036" calcext:value-type="float">
            <text:p>117,036</text:p>
          </table:table-cell>
          <table:table-cell table:style-name="ce43" office:value-type="float" office:value="105946" calcext:value-type="float">
            <text:p>105,946</text:p>
          </table:table-cell>
          <table:table-cell table:style-name="ce43" office:value-type="float" office:value="6603" calcext:value-type="float">
            <text:p>6,603</text:p>
          </table:table-cell>
          <table:table-cell table:style-name="ce43" office:value-type="float" office:value="6494" calcext:value-type="float">
            <text:p>6,49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487" calcext:value-type="float">
            <text:p>4,487</text:p>
          </table:table-cell>
          <table:table-cell table:style-name="ce43" office:value-type="float" office:value="3844" calcext:value-type="float">
            <text:p>3,844</text:p>
          </table:table-cell>
          <table:table-cell table:style-name="ce96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57358" calcext:value-type="float">
            <text:p><text:s text:c="3"/>57,358</text:p>
          </table:table-cell>
          <table:table-cell table:style-name="ce47" office:value-type="float" office:value="361" calcext:value-type="float">
            <text:p><text:s text:c="3"/>361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799" calcext:value-type="float">
            <text:p><text:s text:c="3"/>79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9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48588" calcext:value-type="float">
            <text:p><text:s text:c="3"/>48,588</text:p>
          </table:table-cell>
          <table:table-cell table:style-name="ce47" office:value-type="float" office:value="6242" calcext:value-type="float">
            <text:p><text:s text:c="3"/>6,242</text:p>
          </table:table-cell>
          <table:table-cell table:style-name="ce47" office:value-type="float" office:value="6190" calcext:value-type="float">
            <text:p><text:s text:c="3"/>6,190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3688" calcext:value-type="float">
            <text:p><text:s text:c="3"/>3,688</text:p>
          </table:table-cell>
          <table:table-cell table:style-name="ce47" office:value-type="float" office:value="3568" calcext:value-type="float">
            <text:p><text:s text:c="3"/>3,568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90" calcext:value-type="float">
            <text:p>111,990</text:p>
          </table:table-cell>
          <table:table-cell table:style-name="ce49" office:value-type="float" office:value="100569" calcext:value-type="float">
            <text:p>100,569</text:p>
          </table:table-cell>
          <table:table-cell table:style-name="ce49" office:value-type="float" office:value="6578" calcext:value-type="float">
            <text:p>6,578</text:p>
          </table:table-cell>
          <table:table-cell table:style-name="ce49" office:value-type="float" office:value="6482" calcext:value-type="float">
            <text:p>6,48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4843" calcext:value-type="float">
            <text:p>4,843</text:p>
          </table:table-cell>
          <table:table-cell table:style-name="ce49" office:value-type="float" office:value="4179" calcext:value-type="float">
            <text:p>4,179</text:p>
          </table:table-cell>
          <table:table-cell table:style-name="ce96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341" calcext:value-type="float">
            <text:p><text:s text:c="3"/>341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10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6237" calcext:value-type="float">
            <text:p><text:s text:c="3"/>6,237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4446" calcext:value-type="float">
            <text:p>114,446</text:p>
          </table:table-cell>
          <table:table-cell table:style-name="ce43" office:value-type="float" office:value="101289" calcext:value-type="float">
            <text:p>101,289</text:p>
          </table:table-cell>
          <table:table-cell table:style-name="ce43" office:value-type="float" office:value="7794" calcext:value-type="float">
            <text:p>7,794</text:p>
          </table:table-cell>
          <table:table-cell table:style-name="ce43" office:value-type="float" office:value="7672" calcext:value-type="float">
            <text:p>7,67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5363" calcext:value-type="float">
            <text:p>5,363</text:p>
          </table:table-cell>
          <table:table-cell table:style-name="ce43" office:value-type="float" office:value="4632" calcext:value-type="float">
            <text:p>4,632</text:p>
          </table:table-cell>
          <table:table-cell table:style-name="ce96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55998" calcext:value-type="float">
            <text:p><text:s text:c="3"/>55,998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47" office:value-type="float" office:value="331" calcext:value-type="float">
            <text:p><text:s text:c="3"/>331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824" calcext:value-type="float">
            <text:p><text:s text:c="3"/>82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9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45291" calcext:value-type="float">
            <text:p><text:s text:c="3"/>45,291</text:p>
          </table:table-cell>
          <table:table-cell table:style-name="ce47" office:value-type="float" office:value="7393" calcext:value-type="float">
            <text:p><text:s text:c="3"/>7,393</text:p>
          </table:table-cell>
          <table:table-cell table:style-name="ce47" office:value-type="float" office:value="7341" calcext:value-type="float">
            <text:p><text:s text:c="3"/>7,341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4539" calcext:value-type="float">
            <text:p><text:s text:c="3"/>4,539</text:p>
          </table:table-cell>
          <table:table-cell table:style-name="ce47" office:value-type="float" office:value="4411" calcext:value-type="float">
            <text:p><text:s text:c="3"/>4,411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6230" calcext:value-type="float">
            <text:p>116,230</text:p>
          </table:table-cell>
          <table:table-cell table:style-name="ce49" office:value-type="float" office:value="100997" calcext:value-type="float">
            <text:p>100,997</text:p>
          </table:table-cell>
          <table:table-cell table:style-name="ce49" office:value-type="float" office:value="9694" calcext:value-type="float">
            <text:p>9,694</text:p>
          </table:table-cell>
          <table:table-cell table:style-name="ce49" office:value-type="float" office:value="9592" calcext:value-type="float">
            <text:p>9,59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539" calcext:value-type="float">
            <text:p>5,539</text:p>
          </table:table-cell>
          <table:table-cell table:style-name="ce49" office:value-type="float" office:value="4755" calcext:value-type="float">
            <text:p>4,755</text:p>
          </table:table-cell>
          <table:table-cell table:style-name="ce96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469" calcext:value-type="float">
            <text:p><text:s text:c="3"/>46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101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44197" calcext:value-type="float">
            <text:p><text:s text:c="3"/>44,197</text:p>
          </table:table-cell>
          <table:table-cell table:style-name="ce50" office:value-type="float" office:value="9225" calcext:value-type="float">
            <text:p><text:s text:c="3"/>9,225</text:p>
          </table:table-cell>
          <table:table-cell table:style-name="ce50" office:value-type="float" office:value="9167" calcext:value-type="float">
            <text:p><text:s text:c="3"/>9,167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50" office:value-type="float" office:value="4693" calcext:value-type="float">
            <text:p><text:s text:c="3"/>4,693</text:p>
          </table:table-cell>
          <table:table-cell table:style-name="ce50" office:value-type="float" office:value="4547" calcext:value-type="float">
            <text:p><text:s text:c="3"/>4,547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4016" calcext:value-type="float">
            <text:p>114,016</text:p>
          </table:table-cell>
          <table:table-cell table:style-name="ce49" office:value-type="float" office:value="99862" calcext:value-type="float">
            <text:p>99,862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9" office:value-type="float" office:value="8628" calcext:value-type="float">
            <text:p>8,628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5414" calcext:value-type="float">
            <text:p>5,414</text:p>
          </table:table-cell>
          <table:table-cell table:style-name="ce49" office:value-type="float" office:value="4723" calcext:value-type="float">
            <text:p>4,723</text:p>
          </table:table-cell>
          <table:table-cell table:style-name="ce96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55826" calcext:value-type="float">
            <text:p><text:s text:c="3"/>55,826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74" calcext:value-type="float">
            <text:p><text:s text:c="3"/>774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99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44036" calcext:value-type="float">
            <text:p><text:s text:c="3"/>44,036</text:p>
          </table:table-cell>
          <table:table-cell table:style-name="ce47" office:value-type="float" office:value="8332" calcext:value-type="float">
            <text:p><text:s text:c="3"/>8,332</text:p>
          </table:table-cell>
          <table:table-cell table:style-name="ce47" office:value-type="float" office:value="8270" calcext:value-type="float">
            <text:p><text:s text:c="3"/>8,27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4506" calcext:value-type="float">
            <text:p><text:s text:c="3"/>4,506</text:p>
          </table:table-cell>
          <table:table-cell table:style-name="ce9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60" calcext:value-type="float">
            <text:p>111,960</text:p>
          </table:table-cell>
          <table:table-cell table:style-name="ce49" office:value-type="float" office:value="98525" calcext:value-type="float">
            <text:p>98,525</text:p>
          </table:table-cell>
          <table:table-cell table:style-name="ce49" office:value-type="float" office:value="8235" calcext:value-type="float">
            <text:p>8,235</text:p>
          </table:table-cell>
          <table:table-cell table:style-name="ce49" office:value-type="float" office:value="8110" calcext:value-type="float">
            <text:p>8,11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9" office:value-type="float" office:value="4428" calcext:value-type="float">
            <text:p>4,428</text:p>
          </table:table-cell>
          <table:table-cell table:style-name="ce96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47" office:value-type="float" office:value="54758" calcext:value-type="float">
            <text:p><text:s text:c="3"/>54,758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858" calcext:value-type="float">
            <text:p><text:s text:c="3"/>858</text:p>
          </table:table-cell>
          <table:table-cell table:style-name="ce47" office:value-type="float" office:value="212" calcext:value-type="float">
            <text:p><text:s text:c="3"/>212</text:p>
          </table:table-cell>
          <table:table-cell table:style-name="ce99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43767" calcext:value-type="float">
            <text:p><text:s text:c="3"/>43,767</text:p>
          </table:table-cell>
          <table:table-cell table:style-name="ce48" office:value-type="float" office:value="7871" calcext:value-type="float">
            <text:p><text:s text:c="3"/>7,871</text:p>
          </table:table-cell>
          <table:table-cell table:style-name="ce48" office:value-type="float" office:value="7815" calcext:value-type="float">
            <text:p><text:s text:c="3"/>7,81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4342" calcext:value-type="float">
            <text:p><text:s text:c="3"/>4,342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378" calcext:value-type="float">
            <text:p>10,378</text:p>
          </table:table-cell>
          <table:table-cell table:style-name="ce52" office:value-type="float" office:value="9097" calcext:value-type="float">
            <text:p>9,097</text:p>
          </table:table-cell>
          <table:table-cell table:style-name="ce52" office:value-type="float" office:value="811" calcext:value-type="float">
            <text:p>811</text:p>
          </table:table-cell>
          <table:table-cell table:style-name="ce52" office:value-type="float" office:value="791" calcext:value-type="float">
            <text:p>79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70" calcext:value-type="float">
            <text:p>470</text:p>
          </table:table-cell>
          <table:table-cell table:style-name="ce52" office:value-type="float" office:value="399" calcext:value-type="float">
            <text:p>399</text:p>
          </table:table-cell>
          <table:table-cell table:style-name="ce102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189" calcext:value-type="float">
            <text:p><text:s text:c="3"/>5,189</text:p>
          </table:table-cell>
          <table:table-cell table:style-name="ce53" office:value-type="float" office:value="5068" calcext:value-type="float">
            <text:p><text:s text:c="3"/>5,068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82" office:value-type="float" office:value="84" calcext:value-type="float">
            <text:p><text:s text:c="3"/>84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189" calcext:value-type="float">
            <text:p><text:s text:c="3"/>5,189</text:p>
          </table:table-cell>
          <table:table-cell table:style-name="ce54" office:value-type="float" office:value="4029" calcext:value-type="float">
            <text:p><text:s text:c="3"/>4,029</text:p>
          </table:table-cell>
          <table:table-cell table:style-name="ce54" office:value-type="float" office:value="774" calcext:value-type="float">
            <text:p><text:s text:c="3"/>774</text:p>
          </table:table-cell>
          <table:table-cell table:style-name="ce54" office:value-type="float" office:value="765" calcext:value-type="float">
            <text:p><text:s text:c="3"/>765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83" office:value-type="float" office:value="386" calcext:value-type="float">
            <text:p><text:s text:c="3"/>386</text:p>
          </table:table-cell>
          <table:table-cell table:style-name="ce54" office:value-type="float" office:value="377" calcext:value-type="float">
            <text:p><text:s text:c="3"/>377</text:p>
          </table:table-cell>
          <table:table-cell table:style-name="ce10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986" calcext:value-type="float">
            <text:p>9,986</text:p>
          </table:table-cell>
          <table:table-cell table:style-name="ce52" office:value-type="float" office:value="8867" calcext:value-type="float">
            <text:p>8,867</text:p>
          </table:table-cell>
          <table:table-cell table:style-name="ce52" office:value-type="float" office:value="682" calcext:value-type="float">
            <text:p>682</text:p>
          </table:table-cell>
          <table:table-cell table:style-name="ce52" office:value-type="float" office:value="675" calcext:value-type="float">
            <text:p>67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37" calcext:value-type="float">
            <text:p>437</text:p>
          </table:table-cell>
          <table:table-cell table:style-name="ce52" office:value-type="float" office:value="359" calcext:value-type="float">
            <text:p>359</text:p>
          </table:table-cell>
          <table:table-cell table:style-name="ce102" office:value-type="float" office:value="78" calcext:value-type="float">
            <text:p>7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993" calcext:value-type="float">
            <text:p><text:s text:c="3"/>4,993</text:p>
          </table:table-cell>
          <table:table-cell table:style-name="ce53" office:value-type="float" office:value="4873" calcext:value-type="float">
            <text:p><text:s text:c="3"/>4,873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83" calcext:value-type="float">
            <text:p><text:s text:c="3"/>8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993" calcext:value-type="float">
            <text:p><text:s text:c="3"/>4,993</text:p>
          </table:table-cell>
          <table:table-cell table:style-name="ce54" office:value-type="float" office:value="3994" calcext:value-type="float">
            <text:p><text:s text:c="3"/>3,994</text:p>
          </table:table-cell>
          <table:table-cell table:style-name="ce54" office:value-type="float" office:value="645" calcext:value-type="float">
            <text:p><text:s text:c="3"/>645</text:p>
          </table:table-cell>
          <table:table-cell table:style-name="ce54" office:value-type="float" office:value="642" calcext:value-type="float">
            <text:p><text:s text:c="3"/>64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3" office:value-type="float" office:value="354" calcext:value-type="float">
            <text:p><text:s text:c="3"/>354</text:p>
          </table:table-cell>
          <table:table-cell table:style-name="ce54" office:value-type="float" office:value="342" calcext:value-type="float">
            <text:p><text:s text:c="3"/>342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060" calcext:value-type="float">
            <text:p>9,060</text:p>
          </table:table-cell>
          <table:table-cell table:style-name="ce52" office:value-type="float" office:value="7995" calcext:value-type="float">
            <text:p>7,995</text:p>
          </table:table-cell>
          <table:table-cell table:style-name="ce52" office:value-type="float" office:value="656" calcext:value-type="float">
            <text:p>656</text:p>
          </table:table-cell>
          <table:table-cell table:style-name="ce52" office:value-type="float" office:value="648" calcext:value-type="float">
            <text:p>64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09" calcext:value-type="float">
            <text:p>409</text:p>
          </table:table-cell>
          <table:table-cell table:style-name="ce52" office:value-type="float" office:value="343" calcext:value-type="float">
            <text:p>343</text:p>
          </table:table-cell>
          <table:table-cell table:style-name="ce102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530" calcext:value-type="float">
            <text:p><text:s text:c="3"/>4,530</text:p>
          </table:table-cell>
          <table:table-cell table:style-name="ce53" office:value-type="float" office:value="4433" calcext:value-type="float">
            <text:p><text:s text:c="3"/>4,43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530" calcext:value-type="float">
            <text:p><text:s text:c="3"/>4,530</text:p>
          </table:table-cell>
          <table:table-cell table:style-name="ce54" office:value-type="float" office:value="3562" calcext:value-type="float">
            <text:p><text:s text:c="3"/>3,562</text:p>
          </table:table-cell>
          <table:table-cell table:style-name="ce54" office:value-type="float" office:value="632" calcext:value-type="float">
            <text:p><text:s text:c="3"/>632</text:p>
          </table:table-cell>
          <table:table-cell table:style-name="ce54" office:value-type="float" office:value="630" calcext:value-type="float">
            <text:p><text:s text:c="3"/>63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3" office:value-type="float" office:value="336" calcext:value-type="float">
            <text:p><text:s text:c="3"/>336</text:p>
          </table:table-cell>
          <table:table-cell table:style-name="ce54" office:value-type="float" office:value="324" calcext:value-type="float">
            <text:p><text:s text:c="3"/>324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204" calcext:value-type="float">
            <text:p>10,204</text:p>
          </table:table-cell>
          <table:table-cell table:style-name="ce52" office:value-type="float" office:value="9017" calcext:value-type="float">
            <text:p>9,017</text:p>
          </table:table-cell>
          <table:table-cell table:style-name="ce52" office:value-type="float" office:value="719" calcext:value-type="float">
            <text:p>719</text:p>
          </table:table-cell>
          <table:table-cell table:style-name="ce52" office:value-type="float" office:value="706" calcext:value-type="float">
            <text:p>706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68" calcext:value-type="float">
            <text:p>468</text:p>
          </table:table-cell>
          <table:table-cell table:style-name="ce52" office:value-type="float" office:value="409" calcext:value-type="float">
            <text:p>409</text:p>
          </table:table-cell>
          <table:table-cell table:style-name="ce102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102" calcext:value-type="float">
            <text:p><text:s text:c="3"/>5,102</text:p>
          </table:table-cell>
          <table:table-cell table:style-name="ce53" office:value-type="float" office:value="5010" calcext:value-type="float">
            <text:p><text:s text:c="3"/>5,010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60" calcext:value-type="float">
            <text:p><text:s text:c="3"/>60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102" calcext:value-type="float">
            <text:p><text:s text:c="3"/>5,102</text:p>
          </table:table-cell>
          <table:table-cell table:style-name="ce54" office:value-type="float" office:value="4007" calcext:value-type="float">
            <text:p><text:s text:c="3"/>4,007</text:p>
          </table:table-cell>
          <table:table-cell table:style-name="ce54" office:value-type="float" office:value="687" calcext:value-type="float">
            <text:p><text:s text:c="3"/>687</text:p>
          </table:table-cell>
          <table:table-cell table:style-name="ce54" office:value-type="float" office:value="681" calcext:value-type="float">
            <text:p><text:s text:c="3"/>68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3" office:value-type="float" office:value="408" calcext:value-type="float">
            <text:p><text:s text:c="3"/>408</text:p>
          </table:table-cell>
          <table:table-cell table:style-name="ce54" office:value-type="float" office:value="391" calcext:value-type="float">
            <text:p><text:s text:c="3"/>391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998" calcext:value-type="float">
            <text:p>8,998</text:p>
          </table:table-cell>
          <table:table-cell table:style-name="ce52" office:value-type="float" office:value="7935" calcext:value-type="float">
            <text:p>7,935</text:p>
          </table:table-cell>
          <table:table-cell table:style-name="ce52" office:value-type="float" office:value="666" calcext:value-type="float">
            <text:p>666</text:p>
          </table:table-cell>
          <table:table-cell table:style-name="ce52" office:value-type="float" office:value="657" calcext:value-type="float">
            <text:p>65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397" calcext:value-type="float">
            <text:p>397</text:p>
          </table:table-cell>
          <table:table-cell table:style-name="ce52" office:value-type="float" office:value="342" calcext:value-type="float">
            <text:p>342</text:p>
          </table:table-cell>
          <table:table-cell table:style-name="ce102" office:value-type="float" office:value="55" calcext:value-type="float">
            <text:p>5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4413" calcext:value-type="float">
            <text:p><text:s text:c="3"/>4,413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64" calcext:value-type="float">
            <text:p><text:s text:c="3"/>64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499" calcext:value-type="float">
            <text:p><text:s text:c="3"/>4,499</text:p>
          </table:table-cell>
          <table:table-cell table:style-name="ce54" office:value-type="float" office:value="3522" calcext:value-type="float">
            <text:p><text:s text:c="3"/>3,522</text:p>
          </table:table-cell>
          <table:table-cell table:style-name="ce54" office:value-type="float" office:value="644" calcext:value-type="float">
            <text:p><text:s text:c="3"/>644</text:p>
          </table:table-cell>
          <table:table-cell table:style-name="ce54" office:value-type="float" office:value="639" calcext:value-type="float">
            <text:p><text:s text:c="3"/>63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83" office:value-type="float" office:value="333" calcext:value-type="float">
            <text:p><text:s text:c="3"/>333</text:p>
          </table:table-cell>
          <table:table-cell table:style-name="ce54" office:value-type="float" office:value="320" calcext:value-type="float">
            <text:p><text:s text:c="3"/>320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108" calcext:value-type="float">
            <text:p>8,108</text:p>
          </table:table-cell>
          <table:table-cell table:style-name="ce52" office:value-type="float" office:value="7167" calcext:value-type="float">
            <text:p>7,167</text:p>
          </table:table-cell>
          <table:table-cell table:style-name="ce52" office:value-type="float" office:value="579" calcext:value-type="float">
            <text:p>579</text:p>
          </table:table-cell>
          <table:table-cell table:style-name="ce52" office:value-type="float" office:value="568" calcext:value-type="float">
            <text:p>56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62" calcext:value-type="float">
            <text:p>362</text:p>
          </table:table-cell>
          <table:table-cell table:style-name="ce52" office:value-type="float" office:value="320" calcext:value-type="float">
            <text:p>320</text:p>
          </table:table-cell>
          <table:table-cell table:style-name="ce102" office:value-type="float" office:value="42" calcext:value-type="float">
            <text:p>4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054" calcext:value-type="float">
            <text:p><text:s text:c="3"/>4,054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54" calcext:value-type="float">
            <text:p><text:s text:c="3"/>54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054" calcext:value-type="float">
            <text:p><text:s text:c="3"/>4,054</text:p>
          </table:table-cell>
          <table:table-cell table:style-name="ce53" office:value-type="float" office:value="3196" calcext:value-type="float">
            <text:p><text:s text:c="3"/>3,196</text:p>
          </table:table-cell>
          <table:table-cell table:style-name="ce53" office:value-type="float" office:value="550" calcext:value-type="float">
            <text:p><text:s text:c="3"/>550</text:p>
          </table:table-cell>
          <table:table-cell table:style-name="ce53" office:value-type="float" office:value="547" calcext:value-type="float">
            <text:p><text:s text:c="3"/>54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2" office:value-type="float" office:value="308" calcext:value-type="float">
            <text:p><text:s text:c="3"/>308</text:p>
          </table:table-cell>
          <table:table-cell table:style-name="ce53" office:value-type="float" office:value="304" calcext:value-type="float">
            <text:p><text:s text:c="3"/>30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  <text:p>截至7月止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61512" calcext:value-type="float">
            <text:p><text:s text:c="3"/>61,512</text:p>
          </table:table-cell>
          <table:table-cell table:style-name="ce55" office:value-type="float" office:value="54375" calcext:value-type="float">
            <text:p><text:s text:c="3"/>54,375</text:p>
          </table:table-cell>
          <table:table-cell table:style-name="ce55" office:value-type="float" office:value="4305" calcext:value-type="float">
            <text:p><text:s text:c="3"/>4,305</text:p>
          </table:table-cell>
          <table:table-cell table:style-name="ce55" office:value-type="float" office:value="4233" calcext:value-type="float">
            <text:p><text:s text:c="3"/>4,233</text:p>
          </table:table-cell>
          <table:table-cell table:style-name="ce55" office:value-type="float" office:value="72" calcext:value-type="float">
            <text:p><text:s text:c="3"/>72</text:p>
          </table:table-cell>
          <table:table-cell table:style-name="ce55" office:value-type="float" office:value="2832" calcext:value-type="float">
            <text:p><text:s text:c="3"/>2,832</text:p>
          </table:table-cell>
          <table:table-cell table:style-name="ce55" office:value-type="float" office:value="2440" calcext:value-type="float">
            <text:p><text:s text:c="3"/>2,440</text:p>
          </table:table-cell>
          <table:table-cell table:style-name="ce105" office:value-type="float" office:value="392" calcext:value-type="float">
            <text:p><text:s text:c="3"/>3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47" office:value-type="float" office:value="30756" calcext:value-type="float">
            <text:p><text:s text:c="3"/>30,756</text:p>
          </table:table-cell>
          <table:table-cell table:style-name="ce47" office:value-type="float" office:value="30109" calcext:value-type="float">
            <text:p><text:s text:c="3"/>30,109</text:p>
          </table:table-cell>
          <table:table-cell table:style-name="ce47" office:value-type="float" office:value="215" calcext:value-type="float">
            <text:p><text:s text:c="3"/>215</text:p>
          </table:table-cell>
          <table:table-cell table:style-name="ce47" office:value-type="float" office:value="187" calcext:value-type="float">
            <text:p><text:s text:c="3"/>18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432" calcext:value-type="float">
            <text:p><text:s text:c="3"/>432</text:p>
          </table:table-cell>
          <table:table-cell table:style-name="ce47" office:value-type="float" office:value="105" calcext:value-type="float">
            <text:p><text:s text:c="3"/>105</text:p>
          </table:table-cell>
          <table:table-cell table:style-name="ce99" office:value-type="float" office:value="327" calcext:value-type="float">
            <text:p><text:s text:c="3"/>327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48" office:value-type="float" office:value="30756" calcext:value-type="float">
            <text:p><text:s text:c="3"/>30,756</text:p>
          </table:table-cell>
          <table:table-cell table:style-name="ce48" office:value-type="float" office:value="24266" calcext:value-type="float">
            <text:p><text:s text:c="3"/>24,266</text:p>
          </table:table-cell>
          <table:table-cell table:style-name="ce48" office:value-type="float" office:value="4090" calcext:value-type="float">
            <text:p><text:s text:c="3"/>4,090</text:p>
          </table:table-cell>
          <table:table-cell table:style-name="ce48" office:value-type="float" office:value="4046" calcext:value-type="float">
            <text:p><text:s text:c="3"/>4,046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2400" calcext:value-type="float">
            <text:p><text:s text:c="3"/>2,400</text:p>
          </table:table-cell>
          <table:table-cell table:style-name="ce48" office:value-type="float" office:value="2335" calcext:value-type="float">
            <text:p><text:s text:c="3"/>2,335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8532" calcext:value-type="float">
            <text:p><text:s text:c="3"/>8,532</text:p>
          </table:table-cell>
          <table:table-cell table:style-name="ce52" office:value-type="float" office:value="7533" calcext:value-type="float">
            <text:p>7,533</text:p>
          </table:table-cell>
          <table:table-cell table:style-name="ce52" office:value-type="float" office:value="652" calcext:value-type="float">
            <text:p>652</text:p>
          </table:table-cell>
          <table:table-cell table:style-name="ce52" office:value-type="float" office:value="642" calcext:value-type="float">
            <text:p>642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7" calcext:value-type="float">
            <text:p>347</text:p>
          </table:table-cell>
          <table:table-cell table:style-name="ce52" office:value-type="float" office:value="311" calcext:value-type="float">
            <text:p>311</text:p>
          </table:table-cell>
          <table:table-cell table:style-name="ce102" office:value-type="float" office:value="36" calcext:value-type="float">
            <text:p>3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3330" calcext:value-type="float">
            <text:p><text:s text:c="3"/>3,330</text:p>
          </table:table-cell>
          <table:table-cell table:style-name="ce53" office:value-type="float" office:value="628" calcext:value-type="float">
            <text:p><text:s text:c="3"/>628</text:p>
          </table:table-cell>
          <table:table-cell table:style-name="ce53" office:value-type="float" office:value="622" calcext:value-type="float">
            <text:p><text:s text:c="3"/>62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308" calcext:value-type="float">
            <text:p><text:s text:c="3"/>308</text:p>
          </table:table-cell>
          <table:table-cell table:style-name="ce53" office:value-type="float" office:value="299" calcext:value-type="float">
            <text:p><text:s text:c="3"/>29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6" office:value-type="float" office:value="6564" calcext:value-type="float">
            <text:p><text:s text:c="3"/>6,564</text:p>
          </table:table-cell>
          <table:table-cell table:style-name="ce52" office:value-type="float" office:value="5837" calcext:value-type="float">
            <text:p>5,837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242" calcext:value-type="float">
            <text:p>242</text:p>
          </table:table-cell>
          <table:table-cell table:style-name="ce102" office:value-type="float" office:value="44" calcext:value-type="float">
            <text:p>4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2619" calcext:value-type="float">
            <text:p><text:s text:c="3"/>2,619</text:p>
          </table:table-cell>
          <table:table-cell table:style-name="ce53" office:value-type="float" office:value="418" calcext:value-type="float">
            <text:p><text:s text:c="3"/>418</text:p>
          </table:table-cell>
          <table:table-cell table:style-name="ce53" office:value-type="float" office:value="414" calcext:value-type="float">
            <text:p><text:s text:c="3"/>414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245" calcext:value-type="float">
            <text:p><text:s text:c="3"/>245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10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74" calcext:value-type="float">
            <text:p><text:s text:c="3"/>9,174</text:p>
          </table:table-cell>
          <table:table-cell table:style-name="ce68" office:value-type="float" office:value="8125" calcext:value-type="float">
            <text:p>8,125</text:p>
          </table:table-cell>
          <table:table-cell table:style-name="ce68" office:value-type="float" office:value="602" calcext:value-type="float">
            <text:p>602</text:p>
          </table:table-cell>
          <table:table-cell table:style-name="ce68" office:value-type="float" office:value="592" calcext:value-type="float">
            <text:p>59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47" calcext:value-type="float">
            <text:p>447</text:p>
          </table:table-cell>
          <table:table-cell table:style-name="ce68" office:value-type="float" office:value="376" calcext:value-type="float">
            <text:p>376</text:p>
          </table:table-cell>
          <table:table-cell table:style-name="ce106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4486" calcext:value-type="float">
            <text:p><text:s text:c="3"/>4,486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75" calcext:value-type="float">
            <text:p><text:s text:c="3"/>75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3639" calcext:value-type="float">
            <text:p><text:s text:c="3"/>3,639</text:p>
          </table:table-cell>
          <table:table-cell table:style-name="ce53" office:value-type="float" office:value="576" calcext:value-type="float">
            <text:p><text:s text:c="3"/>576</text:p>
          </table:table-cell>
          <table:table-cell table:style-name="ce53" office:value-type="float" office:value="568" calcext:value-type="float">
            <text:p><text:s text:c="3"/>568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372" calcext:value-type="float">
            <text:p><text:s text:c="3"/>372</text:p>
          </table:table-cell>
          <table:table-cell table:style-name="ce53" office:value-type="float" office:value="364" calcext:value-type="float">
            <text:p><text:s text:c="3"/>36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652" calcext:value-type="float">
            <text:p><text:s text:c="3"/>8,652</text:p>
          </table:table-cell>
          <table:table-cell table:style-name="ce68" office:value-type="float" office:value="7646" calcext:value-type="float">
            <text:p>7,646</text:p>
          </table:table-cell>
          <table:table-cell table:style-name="ce68" office:value-type="float" office:value="614" calcext:value-type="float">
            <text:p>614</text:p>
          </table:table-cell>
          <table:table-cell table:style-name="ce68" office:value-type="float" office:value="605" calcext:value-type="float">
            <text:p>605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92" calcext:value-type="float">
            <text:p>392</text:p>
          </table:table-cell>
          <table:table-cell table:style-name="ce68" office:value-type="float" office:value="333" calcext:value-type="float">
            <text:p>333</text:p>
          </table:table-cell>
          <table:table-cell table:style-name="ce106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59" calcext:value-type="float">
            <text:p><text:s text:c="3"/>59</text:p>
          </table:table-cell>
          <table:table-cell table:style-name="ce53" office:value-type="float" office:value="10" calcext:value-type="float">
            <text:p><text:s text:c="3"/>10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3406" calcext:value-type="float">
            <text:p><text:s text:c="3"/>3,406</text:p>
          </table:table-cell>
          <table:table-cell table:style-name="ce53" office:value-type="float" office:value="587" calcext:value-type="float">
            <text:p><text:s text:c="3"/>587</text:p>
          </table:table-cell>
          <table:table-cell table:style-name="ce53" office:value-type="float" office:value="580" calcext:value-type="float">
            <text:p><text:s text:c="3"/>580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3" calcext:value-type="float">
            <text:p><text:s text:c="3"/>323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602" calcext:value-type="float">
            <text:p><text:s text:c="3"/>9,602</text:p>
          </table:table-cell>
          <table:table-cell table:style-name="ce68" office:value-type="float" office:value="8482" calcext:value-type="float">
            <text:p>8,482</text:p>
          </table:table-cell>
          <table:table-cell table:style-name="ce68" office:value-type="float" office:value="659" calcext:value-type="float">
            <text:p>659</text:p>
          </table:table-cell>
          <table:table-cell table:style-name="ce68" office:value-type="float" office:value="648" calcext:value-type="float">
            <text:p>648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461" calcext:value-type="float">
            <text:p>461</text:p>
          </table:table-cell>
          <table:table-cell table:style-name="ce68" office:value-type="float" office:value="407" calcext:value-type="float">
            <text:p>407</text:p>
          </table:table-cell>
          <table:table-cell table:style-name="ce106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801" calcext:value-type="float">
            <text:p><text:s text:c="3"/>4,801</text:p>
          </table:table-cell>
          <table:table-cell table:style-name="ce53" office:value-type="float" office:value="4686" calcext:value-type="float">
            <text:p><text:s text:c="3"/>4,686</text:p>
          </table:table-cell>
          <table:table-cell table:style-name="ce53" office:value-type="float" office:value="47" calcext:value-type="float">
            <text:p><text:s text:c="3"/>47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8" calcext:value-type="float">
            <text:p><text:s text:c="3"/>6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801" calcext:value-type="float">
            <text:p><text:s text:c="3"/>4,801</text:p>
          </table:table-cell>
          <table:table-cell table:style-name="ce53" office:value-type="float" office:value="3796" calcext:value-type="float">
            <text:p><text:s text:c="3"/>3,796</text:p>
          </table:table-cell>
          <table:table-cell table:style-name="ce53" office:value-type="float" office:value="612" calcext:value-type="float">
            <text:p><text:s text:c="3"/>612</text:p>
          </table:table-cell>
          <table:table-cell table:style-name="ce53" office:value-type="float" office:value="607" calcext:value-type="float">
            <text:p><text:s text:c="3"/>607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93" calcext:value-type="float">
            <text:p><text:s text:c="3"/>393</text:p>
          </table:table-cell>
          <table:table-cell table:style-name="ce53" office:value-type="float" office:value="385" calcext:value-type="float">
            <text:p><text:s text:c="3"/>385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40" calcext:value-type="float">
            <text:p><text:s text:c="3"/>8,940</text:p>
          </table:table-cell>
          <table:table-cell table:style-name="ce68" office:value-type="float" office:value="7850" calcext:value-type="float">
            <text:p>7,850</text:p>
          </table:table-cell>
          <table:table-cell table:style-name="ce68" office:value-type="float" office:value="652" calcext:value-type="float">
            <text:p>652</text:p>
          </table:table-cell>
          <table:table-cell table:style-name="ce68" office:value-type="float" office:value="635" calcext:value-type="float">
            <text:p>635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438" calcext:value-type="float">
            <text:p>438</text:p>
          </table:table-cell>
          <table:table-cell table:style-name="ce68" office:value-type="float" office:value="375" calcext:value-type="float">
            <text:p>375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470" calcext:value-type="float">
            <text:p><text:s text:c="3"/>4,470</text:p>
          </table:table-cell>
          <table:table-cell table:style-name="ce53" office:value-type="float" office:value="4357" calcext:value-type="float">
            <text:p><text:s text:c="3"/>4,357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4470" calcext:value-type="float">
            <text:p><text:s text:c="3"/>4,470</text:p>
          </table:table-cell>
          <table:table-cell table:style-name="ce53" office:value-type="float" office:value="3493" calcext:value-type="float">
            <text:p><text:s text:c="3"/>3,493</text:p>
          </table:table-cell>
          <table:table-cell table:style-name="ce53" office:value-type="float" office:value="612" calcext:value-type="float">
            <text:p><text:s text:c="3"/>612</text:p>
          </table:table-cell>
          <table:table-cell table:style-name="ce53" office:value-type="float" office:value="601" calcext:value-type="float">
            <text:p><text:s text:c="3"/>601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82" office:value-type="float" office:value="365" calcext:value-type="float">
            <text:p><text:s text:c="3"/>365</text:p>
          </table:table-cell>
          <table:table-cell table:style-name="ce53" office:value-type="float" office:value="354" calcext:value-type="float">
            <text:p><text:s text:c="3"/>354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10048" calcext:value-type="float">
            <text:p><text:s text:c="3"/>10,048</text:p>
          </table:table-cell>
          <table:table-cell table:style-name="ce68" office:value-type="float" office:value="8902" calcext:value-type="float">
            <text:p>8,902</text:p>
          </table:table-cell>
          <table:table-cell table:style-name="ce68" office:value-type="float" office:value="685" calcext:value-type="float">
            <text:p>685</text:p>
          </table:table-cell>
          <table:table-cell table:style-name="ce68" office:value-type="float" office:value="676" calcext:value-type="float">
            <text:p>676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461" calcext:value-type="float">
            <text:p>461</text:p>
          </table:table-cell>
          <table:table-cell table:style-name="ce68" office:value-type="float" office:value="396" calcext:value-type="float">
            <text:p>396</text:p>
          </table:table-cell>
          <table:table-cell table:style-name="ce106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5024" calcext:value-type="float">
            <text:p><text:s text:c="3"/>5,024</text:p>
          </table:table-cell>
          <table:table-cell table:style-name="ce53" office:value-type="float" office:value="4919" calcext:value-type="float">
            <text:p><text:s text:c="3"/>4,919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7" calcext:value-type="float">
            <text:p><text:s text:c="3"/>77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5024" calcext:value-type="float">
            <text:p><text:s text:c="3"/>5,024</text:p>
          </table:table-cell>
          <table:table-cell table:style-name="ce53" office:value-type="float" office:value="3983" calcext:value-type="float">
            <text:p><text:s text:c="3"/>3,983</text:p>
          </table:table-cell>
          <table:table-cell table:style-name="ce53" office:value-type="float" office:value="657" calcext:value-type="float">
            <text:p><text:s text:c="3"/>657</text:p>
          </table:table-cell>
          <table:table-cell table:style-name="ce53" office:value-type="float" office:value="654" calcext:value-type="float">
            <text:p><text:s text:c="3"/>65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2" office:value-type="float" office:value="384" calcext:value-type="float">
            <text:p><text:s text:c="3"/>384</text:p>
          </table:table-cell>
          <table:table-cell table:style-name="ce53" office:value-type="float" office:value="373" calcext:value-type="float">
            <text:p><text:s text:c="3"/>373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-3.18" calcext:value-type="float">
            <text:p><text:s text:c="3"/>－3.18</text:p>
          </table:table-cell>
          <table:table-cell table:style-name="ce57" office:value-type="float" office:value="-2.14" calcext:value-type="float">
            <text:p><text:s text:c="3"/>－2.14</text:p>
          </table:table-cell>
          <table:table-cell table:style-name="ce57" office:value-type="float" office:value="-15.54" calcext:value-type="float">
            <text:p><text:s text:c="3"/>－15.54</text:p>
          </table:table-cell>
          <table:table-cell table:style-name="ce57" office:value-type="float" office:value="-14.54" calcext:value-type="float">
            <text:p><text:s text:c="3"/>－14.54</text:p>
          </table:table-cell>
          <table:table-cell table:style-name="ce57" office:value-type="float" office:value="-55" calcext:value-type="float">
            <text:p><text:s text:c="3"/>－55.00</text:p>
          </table:table-cell>
          <table:table-cell table:style-name="ce57" office:value-type="float" office:value="-1.91" calcext:value-type="float">
            <text:p><text:s text:c="3"/>－1.91</text:p>
          </table:table-cell>
          <table:table-cell table:style-name="ce57" office:value-type="float" office:value="-0.75" calcext:value-type="float">
            <text:p><text:s text:c="3"/>－0.75</text:p>
          </table:table-cell>
          <table:table-cell table:style-name="ce108" office:value-type="float" office:value="-8.45" calcext:value-type="float">
            <text:p><text:s text:c="3"/>－8.4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-3.18" calcext:value-type="float">
            <text:p><text:s text:c="3"/>－3.18</text:p>
          </table:table-cell>
          <table:table-cell table:style-name="ce58" office:value-type="float" office:value="-2.94" calcext:value-type="float">
            <text:p><text:s text:c="3"/>－2.94</text:p>
          </table:table-cell>
          <table:table-cell table:style-name="ce58" office:value-type="float" office:value="-24.32" calcext:value-type="float">
            <text:p><text:s text:c="3"/>－24.32</text:p>
          </table:table-cell>
          <table:table-cell table:style-name="ce58" office:value-type="float" office:value="-15.38" calcext:value-type="float">
            <text:p><text:s text:c="3"/>－15.38</text:p>
          </table:table-cell>
          <table:table-cell table:style-name="ce58" office:value-type="float" office:value="-45.45" calcext:value-type="float">
            <text:p><text:s text:c="3"/>－45.45</text:p>
          </table:table-cell>
          <table:table-cell table:style-name="ce58" office:value-type="float" office:value="-8.33" calcext:value-type="float">
            <text:p><text:s text:c="3"/>－8.33</text:p>
          </table:table-cell>
          <table:table-cell table:style-name="ce58" office:value-type="float" office:value="4.55" calcext:value-type="float">
            <text:p><text:s/>4.55</text:p>
          </table:table-cell>
          <table:table-cell table:style-name="ce109" office:value-type="float" office:value="-12.9" calcext:value-type="float">
            <text:p><text:s text:c="3"/>－12.90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9" office:value-type="float" office:value="-3.18" calcext:value-type="float">
            <text:p><text:s text:c="3"/>－3.18</text:p>
          </table:table-cell>
          <table:table-cell table:style-name="ce59" office:value-type="float" office:value="-1.14" calcext:value-type="float">
            <text:p><text:s text:c="3"/>－1.14</text:p>
          </table:table-cell>
          <table:table-cell table:style-name="ce59" office:value-type="float" office:value="-15.12" calcext:value-type="float">
            <text:p><text:s text:c="3"/>－15.12</text:p>
          </table:table-cell>
          <table:table-cell table:style-name="ce59" office:value-type="float" office:value="-14.51" calcext:value-type="float">
            <text:p><text:s text:c="3"/>－14.51</text:p>
          </table:table-cell>
          <table:table-cell table:style-name="ce59" office:value-type="float" office:value="-66.67" calcext:value-type="float">
            <text:p><text:s text:c="3"/>－66.67</text:p>
          </table:table-cell>
          <table:table-cell table:style-name="ce59" office:value-type="float" office:value="-0.52" calcext:value-type="float">
            <text:p><text:s text:c="3"/>－0.52</text:p>
          </table:table-cell>
          <table:table-cell table:style-name="ce59" office:value-type="float" office:value="-1.06" calcext:value-type="float">
            <text:p><text:s text:c="3"/>－1.06</text:p>
          </table:table-cell>
          <table:table-cell table:style-name="ce110" office:value-type="float" office:value="22.22" calcext:value-type="float">
            <text:p><text:s/>22.22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8" office:value-type="float" office:value="12.39" calcext:value-type="float">
            <text:p><text:s/>12.39</text:p>
          </table:table-cell>
          <table:table-cell table:style-name="ce58" office:value-type="float" office:value="13.4" calcext:value-type="float">
            <text:p><text:s/>13.40</text:p>
          </table:table-cell>
          <table:table-cell table:style-name="ce58" office:value-type="float" office:value="5.06" calcext:value-type="float">
            <text:p><text:s/>5.06</text:p>
          </table:table-cell>
          <table:table-cell table:style-name="ce58" office:value-type="float" office:value="6.46" calcext:value-type="float">
            <text:p><text:s/>6.46</text:p>
          </table:table-cell>
          <table:table-cell table:style-name="ce58" office:value-type="float" office:value="-47.06" calcext:value-type="float">
            <text:p><text:s text:c="3"/>－47.06</text:p>
          </table:table-cell>
          <table:table-cell table:style-name="ce58" office:value-type="float" office:value="5.25" calcext:value-type="float">
            <text:p><text:s/>5.25</text:p>
          </table:table-cell>
          <table:table-cell table:style-name="ce58" office:value-type="float" office:value="5.6" calcext:value-type="float">
            <text:p><text:s/>5.60</text:p>
          </table:table-cell>
          <table:table-cell table:style-name="ce109" office:value-type="float" office:value="3.17" calcext:value-type="float">
            <text:p><text:s/>3.1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12.39" calcext:value-type="float">
            <text:p><text:s/>12.39</text:p>
          </table:table-cell>
          <table:table-cell table:style-name="ce58" office:value-type="float" office:value="12.9" calcext:value-type="float">
            <text:p><text:s/>12.90</text:p>
          </table:table-cell>
          <table:table-cell table:style-name="ce58" office:value-type="float" office:value="-30" calcext:value-type="float">
            <text:p><text:s text:c="3"/>－30.00</text:p>
          </table:table-cell>
          <table:table-cell table:style-name="ce58" office:value-type="float" office:value="-35.29" calcext:value-type="float">
            <text:p><text:s text:c="3"/>－35.29</text:p>
          </table:table-cell>
          <table:table-cell table:style-name="ce58" office:value-type="float" office:value="0" calcext:value-type="float">
            <text:p>－</text:p>
          </table:table-cell>
          <table:table-cell table:style-name="ce58" office:value-type="float" office:value="5.48" calcext:value-type="float">
            <text:p><text:s/>5.48</text:p>
          </table:table-cell>
          <table:table-cell table:style-name="ce58" office:value-type="float" office:value="9.52" calcext:value-type="float">
            <text:p><text:s/>9.52</text:p>
          </table:table-cell>
          <table:table-cell table:style-name="ce109" office:value-type="float" office:value="3.85" calcext:value-type="float">
            <text:p><text:s/>3.85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2.39" calcext:value-type="float">
            <text:p><text:s/>12.39</text:p>
          </table:table-cell>
          <table:table-cell table:style-name="ce59" office:value-type="float" office:value="14.03" calcext:value-type="float">
            <text:p><text:s/>14.03</text:p>
          </table:table-cell>
          <table:table-cell table:style-name="ce59" office:value-type="float" office:value="7.35" calcext:value-type="float">
            <text:p><text:s/>7.35</text:p>
          </table:table-cell>
          <table:table-cell table:style-name="ce59" office:value-type="float" office:value="8.82" calcext:value-type="float">
            <text:p><text:s/>8.82</text:p>
          </table:table-cell>
          <table:table-cell table:style-name="ce59" office:value-type="float" office:value="-72.73" calcext:value-type="float">
            <text:p><text:s text:c="3"/>－72.73</text:p>
          </table:table-cell>
          <table:table-cell table:style-name="ce59" office:value-type="float" office:value="5.21" calcext:value-type="float">
            <text:p><text:s/>5.21</text:p>
          </table:table-cell>
          <table:table-cell table:style-name="ce59" office:value-type="float" office:value="5.37" calcext:value-type="float">
            <text:p><text:s/>5.37</text:p>
          </table:table-cell>
          <table:table-cell table:style-name="ce110" office:value-type="float" office:value="0" calcext:value-type="float">
            <text:p>－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80"/>
          <table:table-cell table:style-name="ce84" table:number-columns-repeated="2"/>
          <table:table-cell table:style-name="ce111" office:value-type="string" calcext:value-type="string">
            <text:p>內政部戶政司 民國102年8月5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表內列有「－」者表示無數字，「0.00」表示未滿百分之0.005。</text:p>
          </table:table-cell>
          <table:table-cell/>
          <table:table-cell table:style-name="ce23" table:number-columns-repeated="2"/>
          <table:table-cell table:number-columns-repeated="1020"/>
        </table:table-row>
        <table:table-row table:style-name="ro11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2">
          <table:table-cell table:style-name="ce23"/>
          <table:table-cell table:number-columns-repeated="1023"/>
        </table:table-row>
        <table:table-row table:style-name="ro12" table:number-rows-repeated="104847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17"/>
            <table:table-cell table:style-name="ce112" table:number-columns-repeated="1014"/>
          </table:table-row>
          <table:table-row table:style-name="ro3">
            <table:table-cell table:style-name="ce114" table:number-columns-repeated="2"/>
            <table:table-cell table:style-name="ce112"/>
            <table:table-cell table:style-name="ce121" office:value-type="string" office:string-value="中 華 民 國 102 年 7 月 份" calcext:value-type="string" table:number-columns-spanned="4" table:number-rows-spanned="1">
              <text:p><text:s/>中 華 民 國 102 年 7 月 份 </text:p>
            </table:table-cell>
            <table:covered-table-cell table:number-columns-repeated="3" table:style-name="ce121"/>
            <table:table-cell table:style-name="ce127" table:number-columns-repeated="2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1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0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9"/>
          <table:covered-table-cell table:style-name="ce89"/>
          <table:table-cell table:style-name="ce113" table:number-columns-repeated="1014"/>
        </table:table-row>
        <table:table-row table:style-name="ro3">
          <table:covered-table-cell table:style-name="ce4"/>
          <table:covered-table-cell table:number-columns-repeated="2" table:style-name="ce28"/>
          <table:table-cell table:style-name="ce61" office:value-type="string" calcext:value-type="string" table:number-columns-spanned="1" table:number-rows-spanned="3">
            <text:p>本國籍</text:p>
          </table:table-cell>
          <table:table-cell table:style-name="ce61" office:value-type="string" calcext:value-type="string" table:number-columns-spanned="3" table:number-rows-spanned="1">
            <text:p>大陸、港澳地區</text:p>
          </table:table-cell>
          <table:covered-table-cell table:style-name="ce72"/>
          <table:covered-table-cell table:style-name="ce77"/>
          <table:table-cell table:style-name="ce81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113" table:number-columns-repeated="1014"/>
        </table:table-row>
        <table:table-row table:style-name="ro3">
          <table:covered-table-cell table:style-name="ce4"/>
          <table:covered-table-cell table:number-columns-repeated="3" table:style-name="ce28"/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大陸地區</text:p>
          </table:table-cell>
          <table:table-cell table:style-name="ce70" office:value-type="string" calcext:value-type="string" table:number-columns-spanned="1" table:number-rows-spanned="2">
            <text:p>港澳地區</text:p>
          </table:table-cell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東南亞</text:p>
          </table:table-cell>
          <table:table-cell table:style-name="ce81" office:value-type="string" calcext:value-type="string" table:number-columns-spanned="1" table:number-rows-spanned="2">
            <text:p>其他</text:p>
          </table:table-cell>
          <table:table-cell table:style-name="ce113" table:number-columns-repeated="1014"/>
        </table:table-row>
        <table:table-row table:style-name="ro8">
          <table:covered-table-cell table:style-name="ce5"/>
          <table:covered-table-cell table:number-columns-repeated="8" table:style-name="ce29"/>
          <table:covered-table-cell table:style-name="ce90"/>
          <table:table-cell table:style-name="ce113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10048" calcext:value-type="float">
            <text:p><text:s text:c="3"/>10,048</text:p>
          </table:table-cell>
          <table:table-cell table:style-name="ce62" office:value-type="float" office:value="8902" calcext:value-type="float">
            <text:p><text:s text:c="3"/>8,902</text:p>
          </table:table-cell>
          <table:table-cell table:style-name="ce62" office:value-type="float" office:value="685" calcext:value-type="float">
            <text:p><text:s text:c="3"/>685</text:p>
          </table:table-cell>
          <table:table-cell table:style-name="ce125" office:value-type="float" office:value="676" calcext:value-type="float">
            <text:p><text:s text:c="3"/>676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61" calcext:value-type="float">
            <text:p><text:s text:c="3"/>461</text:p>
          </table:table-cell>
          <table:table-cell table:style-name="ce125" office:value-type="float" office:value="396" calcext:value-type="float">
            <text:p><text:s text:c="3"/>396</text:p>
          </table:table-cell>
          <table:table-cell table:style-name="ce128" office:value-type="float" office:value="65" calcext:value-type="float">
            <text:p><text:s text:c="3"/>65</text:p>
          </table:table-cell>
          <table:table-cell table:style-name="ce113"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5024" calcext:value-type="float">
            <text:p><text:s text:c="3"/>5,024</text:p>
          </table:table-cell>
          <table:table-cell table:style-name="ce62" office:value-type="float" office:value="4919" calcext:value-type="float">
            <text:p><text:s text:c="3"/>4,919</text:p>
          </table:table-cell>
          <table:table-cell table:style-name="ce62" office:value-type="float" office:value="28" calcext:value-type="float">
            <text:p><text:s text:c="3"/>28</text:p>
          </table:table-cell>
          <table:table-cell table:style-name="ce62" office:value-type="float" office:value="22" calcext:value-type="float">
            <text:p><text:s text:c="3"/>22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77" calcext:value-type="float">
            <text:p><text:s text:c="3"/>77</text:p>
          </table:table-cell>
          <table:table-cell table:style-name="ce62" office:value-type="float" office:value="23" calcext:value-type="float">
            <text:p><text:s text:c="3"/>23</text:p>
          </table:table-cell>
          <table:table-cell table:style-name="ce129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024" calcext:value-type="float">
            <text:p><text:s text:c="3"/>5,024</text:p>
          </table:table-cell>
          <table:table-cell table:style-name="ce63" office:value-type="float" office:value="3983" calcext:value-type="float">
            <text:p><text:s text:c="3"/>3,983</text:p>
          </table:table-cell>
          <table:table-cell table:style-name="ce63" office:value-type="float" office:value="657" calcext:value-type="float">
            <text:p><text:s text:c="3"/>657</text:p>
          </table:table-cell>
          <table:table-cell table:style-name="ce63" office:value-type="float" office:value="654" calcext:value-type="float">
            <text:p><text:s text:c="3"/>654</text:p>
          </table:table-cell>
          <table:table-cell table:style-name="ce63" office:value-type="float" office:value="3" calcext:value-type="float">
            <text:p><text:s text:c="3"/>3</text:p>
          </table:table-cell>
          <table:table-cell table:style-name="ce63" office:value-type="float" office:value="384" calcext:value-type="float">
            <text:p><text:s text:c="3"/>384</text:p>
          </table:table-cell>
          <table:table-cell table:style-name="ce63" office:value-type="float" office:value="373" calcext:value-type="float">
            <text:p><text:s text:c="3"/>373</text:p>
          </table:table-cell>
          <table:table-cell table:style-name="ce13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1880" calcext:value-type="float">
            <text:p><text:s text:c="3"/>1,880</text:p>
          </table:table-cell>
          <table:table-cell table:style-name="ce119" office:value-type="float" office:value="1654" calcext:value-type="float">
            <text:p><text:s text:c="3"/>1,654</text:p>
          </table:table-cell>
          <table:table-cell table:style-name="ce119" office:value-type="float" office:value="135" calcext:value-type="float">
            <text:p><text:s text:c="3"/>135</text:p>
          </table:table-cell>
          <table:table-cell table:style-name="ce119" office:value-type="float" office:value="132" calcext:value-type="float">
            <text:p><text:s text:c="3"/>132</text:p>
          </table:table-cell>
          <table:table-cell table:style-name="ce119" office:value-type="float" office:value="3" calcext:value-type="float">
            <text:p><text:s text:c="3"/>3</text:p>
          </table:table-cell>
          <table:table-cell table:style-name="ce119" office:value-type="float" office:value="91" calcext:value-type="float">
            <text:p><text:s text:c="3"/>91</text:p>
          </table:table-cell>
          <table:table-cell table:style-name="ce119" office:value-type="float" office:value="77" calcext:value-type="float">
            <text:p><text:s text:c="3"/>77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940" calcext:value-type="float">
            <text:p><text:s text:c="3"/>940</text:p>
          </table:table-cell>
          <table:table-cell table:style-name="ce122" office:value-type="float" office:value="925" calcext:value-type="float">
            <text:p><text:s text:c="3"/>925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940" calcext:value-type="float">
            <text:p><text:s text:c="3"/>940</text:p>
          </table:table-cell>
          <table:table-cell table:style-name="ce123" office:value-type="float" office:value="729" calcext:value-type="float">
            <text:p><text:s text:c="3"/>729</text:p>
          </table:table-cell>
          <table:table-cell table:style-name="ce48" office:value-type="float" office:value="132" calcext:value-type="float">
            <text:p><text:s text:c="3"/>132</text:p>
          </table:table-cell>
          <table:table-cell table:style-name="ce48" office:value-type="float" office:value="131" calcext:value-type="float">
            <text:p><text:s text:c="3"/>13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79" calcext:value-type="float">
            <text:p><text:s text:c="3"/>79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10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1012" calcext:value-type="float">
            <text:p><text:s text:c="3"/>1,012</text:p>
          </table:table-cell>
          <table:table-cell table:style-name="ce119" office:value-type="float" office:value="894" calcext:value-type="float">
            <text:p><text:s text:c="3"/>894</text:p>
          </table:table-cell>
          <table:table-cell table:style-name="ce119" office:value-type="float" office:value="85" calcext:value-type="float">
            <text:p><text:s text:c="3"/>85</text:p>
          </table:table-cell>
          <table:table-cell table:style-name="ce119" office:value-type="float" office:value="83" calcext:value-type="float">
            <text:p><text:s text:c="3"/>83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119" office:value-type="float" office:value="33" calcext:value-type="float">
            <text:p><text:s text:c="3"/>33</text:p>
          </table:table-cell>
          <table:table-cell table:style-name="ce119" office:value-type="float" office:value="18" calcext:value-type="float">
            <text:p><text:s text:c="3"/>18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506" calcext:value-type="float">
            <text:p><text:s text:c="3"/>506</text:p>
          </table:table-cell>
          <table:table-cell table:style-name="ce122" office:value-type="float" office:value="487" calcext:value-type="float">
            <text:p><text:s text:c="3"/>48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06" calcext:value-type="float">
            <text:p><text:s text:c="3"/>506</text:p>
          </table:table-cell>
          <table:table-cell table:style-name="ce123" office:value-type="float" office:value="407" calcext:value-type="float">
            <text:p><text:s text:c="3"/>407</text:p>
          </table:table-cell>
          <table:table-cell table:number-columns-repeated="2" table:style-name="ce48" office:value-type="float" office:value="80" calcext:value-type="float">
            <text:p><text:s text:c="3"/>8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1120" calcext:value-type="float">
            <text:p><text:s text:c="3"/>1,120</text:p>
          </table:table-cell>
          <table:table-cell table:style-name="ce119" office:value-type="float" office:value="1011" calcext:value-type="float">
            <text:p><text:s text:c="3"/>1,011</text:p>
          </table:table-cell>
          <table:table-cell table:number-columns-repeated="2" table:style-name="ce119" office:value-type="float" office:value="79" calcext:value-type="float">
            <text:p><text:s text:c="3"/>79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30" calcext:value-type="float">
            <text:p><text:s text:c="3"/>30</text:p>
          </table:table-cell>
          <table:table-cell table:style-name="ce119" office:value-type="float" office:value="26" calcext:value-type="float">
            <text:p><text:s text:c="3"/>26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560" calcext:value-type="float">
            <text:p><text:s text:c="3"/>560</text:p>
          </table:table-cell>
          <table:table-cell table:style-name="ce122" office:value-type="float" office:value="553" calcext:value-type="float">
            <text:p><text:s text:c="3"/>553</text:p>
          </table:table-cell>
          <table:table-cell table:number-columns-repeated="2"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60" calcext:value-type="float">
            <text:p><text:s text:c="3"/>560</text:p>
          </table:table-cell>
          <table:table-cell table:style-name="ce123" office:value-type="float" office:value="458" calcext:value-type="float">
            <text:p><text:s text:c="3"/>458</text:p>
          </table:table-cell>
          <table:table-cell table:number-columns-repeated="2" table:style-name="ce48" office:value-type="float" office:value="78" calcext:value-type="float">
            <text:p><text:s text:c="3"/>78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24" calcext:value-type="float">
            <text:p><text:s text:c="3"/>2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778" calcext:value-type="float">
            <text:p><text:s text:c="3"/>778</text:p>
          </table:table-cell>
          <table:table-cell table:style-name="ce119" office:value-type="float" office:value="694" calcext:value-type="float">
            <text:p><text:s text:c="3"/>694</text:p>
          </table:table-cell>
          <table:table-cell table:style-name="ce119" office:value-type="float" office:value="50" calcext:value-type="float">
            <text:p><text:s text:c="3"/>50</text:p>
          </table:table-cell>
          <table:table-cell table:style-name="ce119" office:value-type="float" office:value="49" calcext:value-type="float">
            <text:p><text:s text:c="3"/>49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34" calcext:value-type="float">
            <text:p><text:s text:c="3"/>34</text:p>
          </table:table-cell>
          <table:table-cell table:style-name="ce119" office:value-type="float" office:value="32" calcext:value-type="float">
            <text:p><text:s text:c="3"/>32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389" calcext:value-type="float">
            <text:p><text:s text:c="3"/>389</text:p>
          </table:table-cell>
          <table:table-cell table:style-name="ce122" office:value-type="float" office:value="383" calcext:value-type="float">
            <text:p><text:s text:c="3"/>383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123" office:value-type="float" office:value="311" calcext:value-type="float">
            <text:p><text:s text:c="3"/>311</text:p>
          </table:table-cell>
          <table:table-cell table:number-columns-repeated="2" table:style-name="ce48" office:value-type="float" office:value="47" calcext:value-type="float">
            <text:p><text:s text:c="3"/>47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31" calcext:value-type="float">
            <text:p><text:s text:c="3"/>3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1236" calcext:value-type="float">
            <text:p><text:s text:c="3"/>1,236</text:p>
          </table:table-cell>
          <table:table-cell table:style-name="ce119" office:value-type="float" office:value="1087" calcext:value-type="float">
            <text:p><text:s text:c="3"/>1,087</text:p>
          </table:table-cell>
          <table:table-cell table:number-columns-repeated="2" table:style-name="ce119" office:value-type="float" office:value="82" calcext:value-type="float">
            <text:p><text:s text:c="3"/>82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67" calcext:value-type="float">
            <text:p><text:s text:c="3"/>67</text:p>
          </table:table-cell>
          <table:table-cell table:style-name="ce119" office:value-type="float" office:value="54" calcext:value-type="float">
            <text:p><text:s text:c="3"/>5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618" calcext:value-type="float">
            <text:p><text:s text:c="3"/>618</text:p>
          </table:table-cell>
          <table:table-cell table:style-name="ce122" office:value-type="float" office:value="598" calcext:value-type="float">
            <text:p><text:s text:c="3"/>598</text:p>
          </table:table-cell>
          <table:table-cell table:number-columns-repeated="2" table:style-name="ce47" office:value-type="float" office:value="6" calcext:value-type="float">
            <text:p><text:s text:c="3"/>6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18" calcext:value-type="float">
            <text:p><text:s text:c="3"/>618</text:p>
          </table:table-cell>
          <table:table-cell table:style-name="ce123" office:value-type="float" office:value="489" calcext:value-type="float">
            <text:p><text:s text:c="3"/>489</text:p>
          </table:table-cell>
          <table:table-cell table:number-columns-repeated="2" table:style-name="ce48" office:value-type="float" office:value="76" calcext:value-type="float">
            <text:p><text:s text:c="3"/>7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4" office:value-type="float" office:value="4008" calcext:value-type="float">
            <text:p><text:s text:c="3"/>4,008</text:p>
          </table:table-cell>
          <table:table-cell table:style-name="ce64" office:value-type="float" office:value="3550" calcext:value-type="float">
            <text:p><text:s text:c="3"/>3,550</text:p>
          </table:table-cell>
          <table:table-cell table:style-name="ce64" office:value-type="float" office:value="252" calcext:value-type="float">
            <text:p><text:s text:c="3"/>252</text:p>
          </table:table-cell>
          <table:table-cell table:style-name="ce64" office:value-type="float" office:value="249" calcext:value-type="float">
            <text:p><text:s text:c="3"/>249</text:p>
          </table:table-cell>
          <table:table-cell table:style-name="ce64" office:value-type="float" office:value="3" calcext:value-type="float">
            <text:p><text:s text:c="3"/>3</text:p>
          </table:table-cell>
          <table:table-cell table:style-name="ce64" office:value-type="float" office:value="206" calcext:value-type="float">
            <text:p><text:s text:c="3"/>206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4" office:value-type="float" office:value="2004" calcext:value-type="float">
            <text:p><text:s text:c="3"/>2,004</text:p>
          </table:table-cell>
          <table:table-cell table:style-name="ce64" office:value-type="float" office:value="1966" calcext:value-type="float">
            <text:p><text:s text:c="3"/>1,966</text:p>
          </table:table-cell>
          <table:table-cell table:style-name="ce64" office:value-type="float" office:value="10" calcext:value-type="float">
            <text:p><text:s text:c="3"/>10</text:p>
          </table:table-cell>
          <table:table-cell table:style-name="ce64" office:value-type="float" office:value="9" calcext:value-type="float">
            <text:p><text:s text:c="3"/>9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28" calcext:value-type="float">
            <text:p><text:s text:c="3"/>28</text:p>
          </table:table-cell>
          <table:table-cell table:style-name="ce64" office:value-type="float" office:value="13" calcext:value-type="float">
            <text:p><text:s text:c="3"/>13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5" office:value-type="float" office:value="2004" calcext:value-type="float">
            <text:p><text:s text:c="3"/>2,004</text:p>
          </table:table-cell>
          <table:table-cell table:style-name="ce65" office:value-type="float" office:value="1584" calcext:value-type="float">
            <text:p><text:s text:c="3"/>1,584</text:p>
          </table:table-cell>
          <table:table-cell table:style-name="ce65" office:value-type="float" office:value="242" calcext:value-type="float">
            <text:p><text:s text:c="3"/>242</text:p>
          </table:table-cell>
          <table:table-cell table:style-name="ce65" office:value-type="float" office:value="240" calcext:value-type="float">
            <text:p><text:s text:c="3"/>240</text:p>
          </table:table-cell>
          <table:table-cell table:style-name="ce65" office:value-type="float" office:value="2" calcext:value-type="float">
            <text:p><text:s text:c="3"/>2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176" calcext:value-type="float">
            <text:p><text:s text:c="3"/>176</text:p>
          </table:table-cell>
          <table:table-cell table:style-name="ce1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18" office:value-type="string" calcext:value-type="string">
            <text:p>計</text:p>
          </table:table-cell>
          <table:table-cell table:style-name="ce120" office:value-type="float" office:value="178" calcext:value-type="float">
            <text:p><text:s text:c="3"/>178</text:p>
          </table:table-cell>
          <table:table-cell table:style-name="ce120" office:value-type="float" office:value="151" calcext:value-type="float">
            <text:p><text:s text:c="3"/>151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89" calcext:value-type="float">
            <text:p><text:s text:c="3"/>89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9" calcext:value-type="float">
            <text:p><text:s text:c="3"/>89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064" calcext:value-type="float">
            <text:p><text:s text:c="3"/>1,064</text:p>
          </table:table-cell>
          <table:table-cell table:style-name="ce120" office:value-type="float" office:value="961" calcext:value-type="float">
            <text:p><text:s text:c="3"/>961</text:p>
          </table:table-cell>
          <table:table-cell table:number-columns-repeated="2" table:style-name="ce120" office:value-type="float" office:value="55" calcext:value-type="float">
            <text:p><text:s text:c="3"/>55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48" calcext:value-type="float">
            <text:p><text:s text:c="3"/>48</text:p>
          </table:table-cell>
          <table:table-cell table:style-name="ce120" office:value-type="float" office:value="43" calcext:value-type="float">
            <text:p><text:s text:c="3"/>43</text:p>
          </table:table-cell>
          <table:table-cell table:style-name="ce12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532" calcext:value-type="float">
            <text:p><text:s text:c="3"/>532</text:p>
          </table:table-cell>
          <table:table-cell table:style-name="ce124" office:value-type="float" office:value="523" calcext:value-type="float">
            <text:p><text:s text:c="3"/>523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2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32" calcext:value-type="float">
            <text:p><text:s text:c="3"/>532</text:p>
          </table:table-cell>
          <table:table-cell table:style-name="ce54" office:value-type="float" office:value="438" calcext:value-type="float">
            <text:p><text:s text:c="3"/>438</text:p>
          </table:table-cell>
          <table:table-cell table:number-columns-repeated="2" table:style-name="ce54" office:value-type="float" office:value="54" calcext:value-type="float">
            <text:p><text:s text:c="3"/>54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0" calcext:value-type="float">
            <text:p><text:s text:c="3"/>40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24" calcext:value-type="float">
            <text:p><text:s text:c="3"/>224</text:p>
          </table:table-cell>
          <table:table-cell table:style-name="ce120" office:value-type="float" office:value="193" calcext:value-type="float">
            <text:p><text:s text:c="3"/>193</text:p>
          </table:table-cell>
          <table:table-cell table:number-columns-repeated="2" table:style-name="ce120" office:value-type="float" office:value="22" calcext:value-type="float">
            <text:p><text:s text:c="3"/>2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9" calcext:value-type="float">
            <text:p><text:s text:c="3"/>9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12" calcext:value-type="float">
            <text:p><text:s text:c="3"/>11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12" calcext:value-type="float">
            <text:p><text:s text:c="3"/>112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number-columns-repeated="2" table:style-name="ce54" office:value-type="float" office:value="21" calcext:value-type="float">
            <text:p><text:s text:c="3"/>2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32" calcext:value-type="float">
            <text:p><text:s text:c="3"/>232</text:p>
          </table:table-cell>
          <table:table-cell table:style-name="ce120" office:value-type="float" office:value="203" calcext:value-type="float">
            <text:p><text:s text:c="3"/>203</text:p>
          </table:table-cell>
          <table:table-cell table:style-name="ce120" office:value-type="float" office:value="18" calcext:value-type="float">
            <text:p><text:s text:c="3"/>18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16" calcext:value-type="float">
            <text:p><text:s text:c="3"/>116</text:p>
          </table:table-cell>
          <table:table-cell table:style-name="ce124" office:value-type="float" office:value="115" calcext:value-type="float">
            <text:p><text:s text:c="3"/>115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16" calcext:value-type="float">
            <text:p><text:s text:c="3"/>116</text:p>
          </table:table-cell>
          <table:table-cell table:style-name="ce54" office:value-type="float" office:value="88" calcext:value-type="float">
            <text:p><text:s text:c="3"/>88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420" calcext:value-type="float">
            <text:p><text:s text:c="3"/>420</text:p>
          </table:table-cell>
          <table:table-cell table:style-name="ce120" office:value-type="float" office:value="364" calcext:value-type="float">
            <text:p><text:s text:c="3"/>364</text:p>
          </table:table-cell>
          <table:table-cell table:style-name="ce120" office:value-type="float" office:value="23" calcext:value-type="float">
            <text:p><text:s text:c="3"/>23</text:p>
          </table:table-cell>
          <table:table-cell table:style-name="ce120" office:value-type="float" office:value="22" calcext:value-type="float">
            <text:p><text:s text:c="3"/>2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0" office:value-type="float" office:value="33" calcext:value-type="float">
            <text:p><text:s text:c="3"/>33</text:p>
          </table:table-cell>
          <table:table-cell table:style-name="ce120" office:value-type="float" office:value="31" calcext:value-type="float">
            <text:p><text:s text:c="3"/>31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210" calcext:value-type="float">
            <text:p><text:s text:c="3"/>210</text:p>
          </table:table-cell>
          <table:table-cell table:style-name="ce124" office:value-type="float" office:value="202" calcext:value-type="float">
            <text:p><text:s text:c="3"/>202</text:p>
          </table:table-cell>
          <table:table-cell table:number-columns-repeated="2" table:style-name="ce53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210" calcext:value-type="float">
            <text:p><text:s text:c="3"/>210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27" calcext:value-type="float">
            <text:p><text:s text:c="3"/>27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24" calcext:value-type="float">
            <text:p><text:s text:c="3"/>224</text:p>
          </table:table-cell>
          <table:table-cell table:style-name="ce120" office:value-type="float" office:value="202" calcext:value-type="float">
            <text:p><text:s text:c="3"/>202</text:p>
          </table:table-cell>
          <table:table-cell table:number-columns-repeated="2" table:style-name="ce120" office:value-type="float" office:value="12" calcext:value-type="float">
            <text:p><text:s text:c="3"/>12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12" calcext:value-type="float">
            <text:p><text:s text:c="3"/>112</text:p>
          </table:table-cell>
          <table:table-cell table:style-name="ce124" office:value-type="float" office:value="110" calcext:value-type="float">
            <text:p><text:s text:c="3"/>110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12" calcext:value-type="float">
            <text:p><text:s text:c="3"/>112</text:p>
          </table:table-cell>
          <table:table-cell table:style-name="ce54" office:value-type="float" office:value="92" calcext:value-type="float">
            <text:p><text:s text:c="3"/>92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82" calcext:value-type="float">
            <text:p><text:s text:c="3"/>282</text:p>
          </table:table-cell>
          <table:table-cell table:style-name="ce120" office:value-type="float" office:value="248" calcext:value-type="float">
            <text:p><text:s text:c="3"/>248</text:p>
          </table:table-cell>
          <table:table-cell table:number-columns-repeated="2" table:style-name="ce120" office:value-type="float" office:value="17" calcext:value-type="float">
            <text:p><text:s text:c="3"/>17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41" calcext:value-type="float">
            <text:p><text:s text:c="3"/>141</text:p>
          </table:table-cell>
          <table:table-cell table:style-name="ce124" office:value-type="float" office:value="139" calcext:value-type="float">
            <text:p><text:s text:c="3"/>139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41" calcext:value-type="float">
            <text:p><text:s text:c="3"/>141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number-columns-repeated="2" table:style-name="ce54" office:value-type="float" office:value="17" calcext:value-type="float">
            <text:p><text:s text:c="3"/>17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5" calcext:value-type="float">
            <text:p><text:s text:c="3"/>15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94" calcext:value-type="float">
            <text:p><text:s text:c="3"/>194</text:p>
          </table:table-cell>
          <table:table-cell table:style-name="ce120" office:value-type="float" office:value="172" calcext:value-type="float">
            <text:p><text:s text:c="3"/>172</text:p>
          </table:table-cell>
          <table:table-cell table:number-columns-repeated="2" table:style-name="ce120" office:value-type="float" office:value="13" calcext:value-type="float">
            <text:p><text:s text:c="3"/>1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9" calcext:value-type="float">
            <text:p><text:s text:c="3"/>9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97" calcext:value-type="float">
            <text:p><text:s text:c="3"/>97</text:p>
          </table:table-cell>
          <table:table-cell table:style-name="ce124" office:value-type="float" office:value="97" calcext:value-type="float">
            <text:p><text:s text:c="3"/>97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7" calcext:value-type="float">
            <text:p><text:s text:c="3"/>9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384" calcext:value-type="float">
            <text:p><text:s text:c="3"/>384</text:p>
          </table:table-cell>
          <table:table-cell table:style-name="ce120" office:value-type="float" office:value="332" calcext:value-type="float">
            <text:p><text:s text:c="3"/>332</text:p>
          </table:table-cell>
          <table:table-cell table:number-columns-repeated="2" table:style-name="ce120" office:value-type="float" office:value="25" calcext:value-type="float">
            <text:p><text:s text:c="3"/>25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27" calcext:value-type="float">
            <text:p><text:s text:c="3"/>27</text:p>
          </table:table-cell>
          <table:table-cell table:style-name="ce120" office:value-type="float" office:value="25" calcext:value-type="float">
            <text:p><text:s text:c="3"/>25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92" calcext:value-type="float">
            <text:p><text:s text:c="3"/>192</text:p>
          </table:table-cell>
          <table:table-cell table:style-name="ce124" office:value-type="float" office:value="189" calcext:value-type="float">
            <text:p><text:s text:c="3"/>189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92" calcext:value-type="float">
            <text:p><text:s text:c="3"/>192</text:p>
          </table:table-cell>
          <table:table-cell table:style-name="ce54" office:value-type="float" office:value="143" calcext:value-type="float">
            <text:p><text:s text:c="3"/>143</text:p>
          </table:table-cell>
          <table:table-cell table:number-columns-repeated="2" table:style-name="ce54" office:value-type="float" office:value="24" calcext:value-type="float">
            <text:p><text:s text:c="3"/>24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5" calcext:value-type="float">
            <text:p><text:s text:c="3"/>25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26" calcext:value-type="float">
            <text:p><text:s text:c="3"/>126</text:p>
          </table:table-cell>
          <table:table-cell table:style-name="ce120" office:value-type="float" office:value="114" calcext:value-type="float">
            <text:p><text:s text:c="3"/>114</text:p>
          </table:table-cell>
          <table:table-cell table:number-columns-repeated="2" table:style-name="ce120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63" calcext:value-type="float">
            <text:p><text:s text:c="3"/>63</text:p>
          </table:table-cell>
          <table:table-cell table:style-name="ce124" office:value-type="float" office:value="62" calcext:value-type="float">
            <text:p><text:s text:c="3"/>62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63" calcext:value-type="float">
            <text:p><text:s text:c="3"/>63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68" calcext:value-type="float">
            <text:p><text:s text:c="3"/>168</text:p>
          </table:table-cell>
          <table:table-cell table:style-name="ce120" office:value-type="float" office:value="154" calcext:value-type="float">
            <text:p><text:s text:c="3"/>154</text:p>
          </table:table-cell>
          <table:table-cell table:number-columns-repeated="2" table:style-name="ce120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84" calcext:value-type="float">
            <text:p><text:s text:c="3"/>84</text:p>
          </table:table-cell>
          <table:table-cell table:style-name="ce124" office:value-type="float" office:value="82" calcext:value-type="float">
            <text:p><text:s text:c="3"/>82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4" calcext:value-type="float">
            <text:p><text:s text:c="3"/>84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30" calcext:value-type="float">
            <text:p><text:s text:c="3"/>30</text:p>
          </table:table-cell>
          <table:table-cell table:style-name="ce120" office:value-type="float" office:value="28" calcext:value-type="float">
            <text:p><text:s text:c="3"/>28</text:p>
          </table:table-cell>
          <table:table-cell table:number-columns-repeated="2" table:style-name="ce12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74" calcext:value-type="float">
            <text:p><text:s text:c="3"/>174</text:p>
          </table:table-cell>
          <table:table-cell table:style-name="ce120" office:value-type="float" office:value="148" calcext:value-type="float">
            <text:p><text:s text:c="3"/>148</text:p>
          </table:table-cell>
          <table:table-cell table:number-columns-repeated="2" table:style-name="ce120" office:value-type="float" office:value="18" calcext:value-type="float">
            <text:p><text:s text:c="3"/>18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87" calcext:value-type="float">
            <text:p><text:s text:c="3"/>87</text:p>
          </table:table-cell>
          <table:table-cell table:style-name="ce124" office:value-type="float" office:value="86" calcext:value-type="float">
            <text:p><text:s text:c="3"/>86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92" calcext:value-type="float">
            <text:p><text:s text:c="3"/>192</text:p>
          </table:table-cell>
          <table:table-cell table:style-name="ce120" office:value-type="float" office:value="174" calcext:value-type="float">
            <text:p><text:s text:c="3"/>174</text:p>
          </table:table-cell>
          <table:table-cell table:number-columns-repeated="2" table:style-name="ce120" office:value-type="float" office:value="14" calcext:value-type="float">
            <text:p><text:s text:c="3"/>14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124" office:value-type="float" office:value="93" calcext:value-type="float">
            <text:p><text:s text:c="3"/>93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6" calcext:value-type="float">
            <text:p><text:s text:c="3"/>96</text:p>
          </table:table-cell>
          <table:table-cell table:style-name="ce54" office:value-type="float" office:value="81" calcext:value-type="float">
            <text:p><text:s text:c="3"/>81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16" calcext:value-type="float">
            <text:p><text:s text:c="3"/>116</text:p>
          </table:table-cell>
          <table:table-cell table:style-name="ce120" office:value-type="float" office:value="106" calcext:value-type="float">
            <text:p><text:s text:c="3"/>106</text:p>
          </table:table-cell>
          <table:table-cell table:number-columns-repeated="2" table:style-name="ce120" office:value-type="float" office:value="7" calcext:value-type="float">
            <text:p><text:s text:c="3"/>7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124" office:value-type="float" office:value="58" calcext:value-type="float">
            <text:p><text:s text:c="3"/>58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14" calcext:value-type="float">
            <text:p><text:s text:c="3"/>14</text:p>
          </table:table-cell>
          <table:table-cell table:style-name="ce119" office:value-type="float" office:value="12" calcext:value-type="float">
            <text:p><text:s text:c="3"/>12</text:p>
          </table:table-cell>
          <table:table-cell table:number-columns-repeated="2" table:style-name="ce119" office:value-type="float" office:value="2" calcext:value-type="float">
            <text:p><text:s text:c="3"/>2</text:p>
          </table:table-cell>
          <table:table-cell table:number-columns-repeated="3" table:style-name="ce119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7" calcext:value-type="float">
            <text:p><text:s text:c="3"/>7</text:p>
          </table:table-cell>
          <table:table-cell table:style-name="ce122" office:value-type="float" office:value="7" calcext:value-type="float">
            <text:p><text:s text:c="3"/>7</text:p>
          </table:table-cell>
          <table:table-cell table:number-columns-repeated="5" table:style-name="ce47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" calcext:value-type="float">
            <text:p><text:s text:c="3"/>5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number-columns-repeated="2" table:style-name="ce120" office:value-type="float" office:value="2" calcext:value-type="float">
            <text:p><text:s text:c="3"/>2</text:p>
          </table:table-cell>
          <table:table-cell table:number-columns-repeated="3" table:style-name="ce120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124" office:value-type="float" office:value="7" calcext:value-type="float">
            <text:p><text:s text:c="3"/>7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number-columns-repeated="7" table:style-name="ce120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number-columns-repeated="7" table:style-name="ce54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15"/>
          <table:table-cell table:number-columns-repeated="3"/>
          <table:table-cell table:style-name="ce71" table:number-columns-repeated="2"/>
          <table:table-cell table:style-name="ce80"/>
          <table:table-cell table:style-name="ce84" table:number-columns-repeated="2"/>
          <table:table-cell table:style-name="ce111" office:value-type="string" calcext:value-type="string">
            <text:p>內政部戶政司 民國102年8月5日編製</text:p>
          </table:table-cell>
          <table:table-cell table:number-columns-repeated="1014"/>
        </table:table-row>
        <table:table-row table:style-name="ro11">
          <table:table-cell table:style-name="ce115"/>
          <table:table-cell/>
          <table:table-cell table:style-name="ce23" table:number-columns-repeated="2"/>
          <table:table-cell table:number-columns-repeated="1020"/>
        </table:table-row>
        <table:table-row table:style-name="ro11">
          <table:table-cell table:style-name="ce116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2">
          <table:table-cell table:style-name="ce23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7" table:number-columns-repeated="3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0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4" table:default-cell-style-name="ce25"/>
        <table:table-column table:style-name="co5" table:number-columns-repeated="235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34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35"/>
            <table:covered-table-cell table:style-name="ce175"/>
            <table:table-cell table:style-name="ce112" table:number-columns-repeated="1003"/>
          </table:table-row>
          <table:table-row table:style-name="ro14">
            <table:table-cell table:style-name="ce2" table:number-columns-repeated="11"/>
            <table:table-cell table:style-name="ce11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03"/>
          </table:table-row>
          <table:table-row table:style-name="ro3">
            <table:table-cell table:style-name="ce18"/>
            <table:table-cell table:style-name="ce136" table:number-columns-repeated="2"/>
            <table:table-cell table:style-name="ce61" office:value-type="string" calcext:value-type="string" table:number-columns-spanned="3" table:number-rows-spanned="1">
              <text:p>本　　　國　　　籍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大　陸　地　區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港　澳　地　區</text:p>
            </table:table-cell>
            <table:covered-table-cell table:style-name="ce89"/>
            <table:covered-table-cell table:style-name="ce16"/>
            <table:table-cell table:style-name="ce166" office:value-type="string" calcext:value-type="string" table:number-columns-spanned="9" table:number-rows-spanned="1">
              <text:p>外　　　　　　　國　　　　　　籍</text:p>
            </table:table-cell>
            <table:covered-table-cell table:number-columns-repeated="8" table:style-name="ce171"/>
            <table:table-cell table:style-name="ce113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37" office:value-type="string" calcext:value-type="string">
              <text:p>性別</text:p>
            </table:table-cell>
            <table:table-cell table:style-name="ce137" office:value-type="string" calcext:value-type="string">
              <text:p>總<text:span text:style-name="T4">　計</text:span>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9"/>
            <table:covered-table-cell table:style-name="ce16"/>
            <table:table-cell table:style-name="ce172" office:value-type="string" calcext:value-type="string" table:number-columns-spanned="3" table:number-rows-spanned="1">
              <text:p>東南亞</text:p>
            </table:table-cell>
            <table:covered-table-cell table:style-name="ce171"/>
            <table:covered-table-cell table:style-name="ce173"/>
            <table:table-cell table:style-name="ce166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1"/>
            <table:table-cell table:style-name="ce113" table:number-columns-repeated="1003"/>
          </table:table-row>
          <table:table-row table:style-name="ro16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61" office:value-type="string" calcext:value-type="string">
              <text:p>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176" office:value-type="string" calcext:value-type="string">
              <text:p>未設籍</text:p>
            </table:table-cell>
            <table:table-cell table:style-name="ce113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7036" calcext:value-type="float">
            <text:p><text:s text:c="3"/>117,036</text:p>
          </table:table-cell>
          <table:table-cell table:style-name="ce140" office:value-type="float" office:value="105946" calcext:value-type="float">
            <text:p><text:s text:c="3"/>105,946</text:p>
          </table:table-cell>
          <table:table-cell table:style-name="ce140" office:value-type="float" office:value="105936" calcext:value-type="float">
            <text:p><text:s text:c="3"/>105,936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6494" calcext:value-type="float">
            <text:p><text:s text:c="3"/>6,494</text:p>
          </table:table-cell>
          <table:table-cell table:style-name="ce140" office:value-type="float" office:value="1008" calcext:value-type="float">
            <text:p><text:s text:c="3"/>1,008</text:p>
          </table:table-cell>
          <table:table-cell table:style-name="ce140" office:value-type="float" office:value="5486" calcext:value-type="float">
            <text:p><text:s text:c="3"/>5,486</text:p>
          </table:table-cell>
          <table:table-cell table:style-name="ce140" office:value-type="float" office:value="109" calcext:value-type="float">
            <text:p><text:s text:c="3"/>109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81" calcext:value-type="float">
            <text:p><text:s text:c="3"/>81</text:p>
          </table:table-cell>
          <table:table-cell table:style-name="ce140" office:value-type="float" office:value="4487" calcext:value-type="float">
            <text:p><text:s text:c="3"/>4,487</text:p>
          </table:table-cell>
          <table:table-cell table:style-name="ce140" office:value-type="float" office:value="1275" calcext:value-type="float">
            <text:p><text:s text:c="3"/>1,275</text:p>
          </table:table-cell>
          <table:table-cell table:style-name="ce140" office:value-type="float" office:value="3212" calcext:value-type="float">
            <text:p><text:s text:c="3"/>3,212</text:p>
          </table:table-cell>
          <table:table-cell table:style-name="ce140" office:value-type="float" office:value="3844" calcext:value-type="float">
            <text:p><text:s text:c="3"/>3,844</text:p>
          </table:table-cell>
          <table:table-cell table:style-name="ce140" office:value-type="float" office:value="1266" calcext:value-type="float">
            <text:p><text:s text:c="3"/>1,266</text:p>
          </table:table-cell>
          <table:table-cell table:style-name="ce140" office:value-type="float" office:value="2578" calcext:value-type="float">
            <text:p><text:s text:c="3"/>2,578</text:p>
          </table:table-cell>
          <table:table-cell table:style-name="ce140" office:value-type="float" office:value="643" calcext:value-type="float">
            <text:p><text:s text:c="3"/>643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77" office:value-type="float" office:value="634" calcext:value-type="float">
            <text:p><text:s text:c="3"/>634</text:p>
          </table:table-cell>
          <table:table-cell table:style-name="ce113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1" office:value-type="float" office:value="58518" calcext:value-type="float">
            <text:p><text:s text:c="3"/>58,518</text:p>
          </table:table-cell>
          <table:table-cell table:style-name="ce146" office:value-type="float" office:value="57358" calcext:value-type="float">
            <text:p><text:s text:c="3"/>57,358</text:p>
          </table:table-cell>
          <table:table-cell table:style-name="ce47" office:value-type="float" office:value="57351" calcext:value-type="float">
            <text:p><text:s text:c="3"/>57,35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167" office:value-type="float" office:value="799" calcext:value-type="float">
            <text:p><text:s text:c="3"/>799</text:p>
          </table:table-cell>
          <table:table-cell table:style-name="ce167" office:value-type="float" office:value="13" calcext:value-type="float">
            <text:p><text:s text:c="3"/>13</text:p>
          </table:table-cell>
          <table:table-cell table:style-name="ce167" office:value-type="float" office:value="786" calcext:value-type="float">
            <text:p><text:s text:c="3"/>786</text:p>
          </table:table-cell>
          <table:table-cell table:style-name="ce167" office:value-type="float" office:value="276" calcext:value-type="float">
            <text:p><text:s text:c="3"/>276</text:p>
          </table:table-cell>
          <table:table-cell table:style-name="ce167" office:value-type="float" office:value="8" calcext:value-type="float">
            <text:p><text:s text:c="3"/>8</text:p>
          </table:table-cell>
          <table:table-cell table:style-name="ce167" office:value-type="float" office:value="268" calcext:value-type="float">
            <text:p><text:s text:c="3"/>268</text:p>
          </table:table-cell>
          <table:table-cell table:style-name="ce167" office:value-type="float" office:value="523" calcext:value-type="float">
            <text:p><text:s text:c="3"/>523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78" office:value-type="float" office:value="518" calcext:value-type="float">
            <text:p><text:s text:c="3"/>51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7" office:value-type="float" office:value="48588" calcext:value-type="float">
            <text:p><text:s text:c="3"/>48,588</text:p>
          </table:table-cell>
          <table:table-cell table:style-name="ce48" office:value-type="float" office:value="48585" calcext:value-type="float">
            <text:p><text:s text:c="3"/>48,58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999" calcext:value-type="float">
            <text:p><text:s text:c="3"/>999</text:p>
          </table:table-cell>
          <table:table-cell table:style-name="ce48" office:value-type="float" office:value="5191" calcext:value-type="float">
            <text:p><text:s text:c="3"/>5,19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168" office:value-type="float" office:value="3688" calcext:value-type="float">
            <text:p><text:s text:c="3"/>3,688</text:p>
          </table:table-cell>
          <table:table-cell table:style-name="ce168" office:value-type="float" office:value="1262" calcext:value-type="float">
            <text:p><text:s text:c="3"/>1,262</text:p>
          </table:table-cell>
          <table:table-cell table:style-name="ce168" office:value-type="float" office:value="2426" calcext:value-type="float">
            <text:p><text:s text:c="3"/>2,426</text:p>
          </table:table-cell>
          <table:table-cell table:style-name="ce168" office:value-type="float" office:value="3568" calcext:value-type="float">
            <text:p><text:s text:c="3"/>3,568</text:p>
          </table:table-cell>
          <table:table-cell table:style-name="ce168" office:value-type="float" office:value="1258" calcext:value-type="float">
            <text:p><text:s text:c="3"/>1,258</text:p>
          </table:table-cell>
          <table:table-cell table:style-name="ce168" office:value-type="float" office:value="2310" calcext:value-type="float">
            <text:p><text:s text:c="3"/>2,310</text:p>
          </table:table-cell>
          <table:table-cell table:style-name="ce168" office:value-type="float" office:value="120" calcext:value-type="float">
            <text:p><text:s text:c="3"/>120</text:p>
          </table:table-cell>
          <table:table-cell table:style-name="ce168" office:value-type="float" office:value="4" calcext:value-type="float">
            <text:p><text:s text:c="3"/>4</text:p>
          </table:table-cell>
          <table:table-cell table:style-name="ce179" office:value-type="float" office:value="116" calcext:value-type="float">
            <text:p><text:s text:c="3"/>11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1990" calcext:value-type="float">
            <text:p><text:s text:c="3"/>111,990</text:p>
          </table:table-cell>
          <table:table-cell table:style-name="ce140" office:value-type="float" office:value="100569" calcext:value-type="float">
            <text:p><text:s text:c="3"/>100,569</text:p>
          </table:table-cell>
          <table:table-cell table:style-name="ce140" office:value-type="float" office:value="100556" calcext:value-type="float">
            <text:p><text:s text:c="3"/>100,556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6482" calcext:value-type="float">
            <text:p><text:s text:c="3"/>6,482</text:p>
          </table:table-cell>
          <table:table-cell table:style-name="ce140" office:value-type="float" office:value="1336" calcext:value-type="float">
            <text:p><text:s text:c="3"/>1,336</text:p>
          </table:table-cell>
          <table:table-cell table:style-name="ce140" office:value-type="float" office:value="5146" calcext:value-type="float">
            <text:p><text:s text:c="3"/>5,146</text:p>
          </table:table-cell>
          <table:table-cell table:style-name="ce140" office:value-type="float" office:value="96" calcext:value-type="float">
            <text:p><text:s text:c="3"/>96</text:p>
          </table:table-cell>
          <table:table-cell table:style-name="ce140" office:value-type="float" office:value="31" calcext:value-type="float">
            <text:p><text:s text:c="3"/>31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4843" calcext:value-type="float">
            <text:p><text:s text:c="3"/>4,843</text:p>
          </table:table-cell>
          <table:table-cell table:style-name="ce140" office:value-type="float" office:value="1774" calcext:value-type="float">
            <text:p><text:s text:c="3"/>1,774</text:p>
          </table:table-cell>
          <table:table-cell table:style-name="ce140" office:value-type="float" office:value="3069" calcext:value-type="float">
            <text:p><text:s text:c="3"/>3,069</text:p>
          </table:table-cell>
          <table:table-cell table:style-name="ce140" office:value-type="float" office:value="4179" calcext:value-type="float">
            <text:p><text:s text:c="3"/>4,179</text:p>
          </table:table-cell>
          <table:table-cell table:style-name="ce140" office:value-type="float" office:value="1766" calcext:value-type="float">
            <text:p><text:s text:c="3"/>1,766</text:p>
          </table:table-cell>
          <table:table-cell table:style-name="ce140" office:value-type="float" office:value="2413" calcext:value-type="float">
            <text:p><text:s text:c="3"/>2,413</text:p>
          </table:table-cell>
          <table:table-cell table:style-name="ce140" office:value-type="float" office:value="664" calcext:value-type="float">
            <text:p><text:s text:c="3"/>664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77" office:value-type="float" office:value="656" calcext:value-type="float">
            <text:p><text:s text:c="3"/>65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3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54865" calcext:value-type="float">
            <text:p><text:s text:c="3"/>54,865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50" office:value-type="float" office:value="548" calcext:value-type="float">
            <text:p><text:s text:c="3"/>54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01" office:value-type="float" office:value="542" calcext:value-type="float">
            <text:p><text:s text:c="3"/>5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3" office:value-type="float" office:value="55995" calcext:value-type="float">
            <text:p><text:s text:c="3"/>55,995</text:p>
          </table:table-cell>
          <table:table-cell table:style-name="ce50" office:value-type="float" office:value="45696" calcext:value-type="float">
            <text:p><text:s text:c="3"/>45,696</text:p>
          </table:table-cell>
          <table:table-cell table:style-name="ce50" office:value-type="float" office:value="45691" calcext:value-type="float">
            <text:p><text:s text:c="3"/>45,69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191" calcext:value-type="float">
            <text:p><text:s text:c="3"/>6,191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4870" calcext:value-type="float">
            <text:p><text:s text:c="3"/>4,870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4062" calcext:value-type="float">
            <text:p><text:s text:c="3"/>4,062</text:p>
          </table:table-cell>
          <table:table-cell table:style-name="ce50" office:value-type="float" office:value="1761" calcext:value-type="float">
            <text:p><text:s text:c="3"/>1,761</text:p>
          </table:table-cell>
          <table:table-cell table:style-name="ce50" office:value-type="float" office:value="2301" calcext:value-type="float">
            <text:p><text:s text:c="3"/>2,301</text:p>
          </table:table-cell>
          <table:table-cell table:style-name="ce50" office:value-type="float" office:value="3946" calcext:value-type="float">
            <text:p><text:s text:c="3"/>3,946</text:p>
          </table:table-cell>
          <table:table-cell table:style-name="ce50" office:value-type="float" office:value="1759" calcext:value-type="float">
            <text:p><text:s text:c="3"/>1,759</text:p>
          </table:table-cell>
          <table:table-cell table:style-name="ce50" office:value-type="float" office:value="2187" calcext:value-type="float">
            <text:p><text:s text:c="3"/>2,187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4446" calcext:value-type="float">
            <text:p><text:s text:c="3"/>114,446</text:p>
          </table:table-cell>
          <table:table-cell table:style-name="ce140" office:value-type="float" office:value="101289" calcext:value-type="float">
            <text:p><text:s text:c="3"/>101,289</text:p>
          </table:table-cell>
          <table:table-cell table:style-name="ce140" office:value-type="float" office:value="101272" calcext:value-type="float">
            <text:p><text:s text:c="3"/>101,272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7672" calcext:value-type="float">
            <text:p><text:s text:c="3"/>7,672</text:p>
          </table:table-cell>
          <table:table-cell table:style-name="ce140" office:value-type="float" office:value="2574" calcext:value-type="float">
            <text:p><text:s text:c="3"/>2,574</text:p>
          </table:table-cell>
          <table:table-cell table:style-name="ce140" office:value-type="float" office:value="5098" calcext:value-type="float">
            <text:p><text:s text:c="3"/>5,098</text:p>
          </table:table-cell>
          <table:table-cell table:style-name="ce140" office:value-type="float" office:value="122" calcext:value-type="float">
            <text:p><text:s text:c="3"/>122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style-name="ce140" office:value-type="float" office:value="79" calcext:value-type="float">
            <text:p><text:s text:c="3"/>79</text:p>
          </table:table-cell>
          <table:table-cell table:style-name="ce140" office:value-type="float" office:value="5363" calcext:value-type="float">
            <text:p><text:s text:c="3"/>5,363</text:p>
          </table:table-cell>
          <table:table-cell table:style-name="ce140" office:value-type="float" office:value="2471" calcext:value-type="float">
            <text:p><text:s text:c="3"/>2,471</text:p>
          </table:table-cell>
          <table:table-cell table:style-name="ce140" office:value-type="float" office:value="2892" calcext:value-type="float">
            <text:p><text:s text:c="3"/>2,892</text:p>
          </table:table-cell>
          <table:table-cell table:style-name="ce140" office:value-type="float" office:value="4632" calcext:value-type="float">
            <text:p><text:s text:c="3"/>4,632</text:p>
          </table:table-cell>
          <table:table-cell table:style-name="ce140" office:value-type="float" office:value="2464" calcext:value-type="float">
            <text:p><text:s text:c="3"/>2,464</text:p>
          </table:table-cell>
          <table:table-cell table:style-name="ce140" office:value-type="float" office:value="2168" calcext:value-type="float">
            <text:p><text:s text:c="3"/>2,168</text:p>
          </table:table-cell>
          <table:table-cell table:style-name="ce140" office:value-type="float" office:value="731" calcext:value-type="float">
            <text:p><text:s text:c="3"/>731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77" office:value-type="float" office:value="724" calcext:value-type="float">
            <text:p><text:s text:c="3"/>72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55998" calcext:value-type="float">
            <text:p><text:s text:c="3"/>55,998</text:p>
          </table:table-cell>
          <table:table-cell table:style-name="ce144" office:value-type="float" office:value="55988" calcext:value-type="float">
            <text:p><text:s text:c="3"/>55,988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4" office:value-type="float" office:value="331" calcext:value-type="float">
            <text:p><text:s text:c="3"/>331</text:p>
          </table:table-cell>
          <table:table-cell table:style-name="ce144" office:value-type="float" office:value="63" calcext:value-type="float">
            <text:p><text:s text:c="3"/>63</text:p>
          </table:table-cell>
          <table:table-cell table:style-name="ce144" office:value-type="float" office:value="268" calcext:value-type="float">
            <text:p><text:s text:c="3"/>268</text:p>
          </table:table-cell>
          <table:table-cell table:style-name="ce144" office:value-type="float" office:value="70" calcext:value-type="float">
            <text:p><text:s text:c="3"/>70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44" office:value-type="float" office:value="49" calcext:value-type="float">
            <text:p><text:s text:c="3"/>49</text:p>
          </table:table-cell>
          <table:table-cell table:style-name="ce144" office:value-type="float" office:value="824" calcext:value-type="float">
            <text:p><text:s text:c="3"/>824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44" office:value-type="float" office:value="796" calcext:value-type="float">
            <text:p><text:s text:c="3"/>796</text:p>
          </table:table-cell>
          <table:table-cell table:style-name="ce144" office:value-type="float" office:value="221" calcext:value-type="float">
            <text:p><text:s text:c="3"/>221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199" calcext:value-type="float">
            <text:p><text:s text:c="3"/>199</text:p>
          </table:table-cell>
          <table:table-cell table:style-name="ce144" office:value-type="float" office:value="603" calcext:value-type="float">
            <text:p><text:s text:c="3"/>603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80" office:value-type="float" office:value="597" calcext:value-type="float">
            <text:p><text:s text:c="3"/>59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5" office:value-type="float" office:value="57223" calcext:value-type="float">
            <text:p><text:s text:c="3"/>57,223</text:p>
          </table:table-cell>
          <table:table-cell table:style-name="ce145" office:value-type="float" office:value="45291" calcext:value-type="float">
            <text:p><text:s text:c="3"/>45,291</text:p>
          </table:table-cell>
          <table:table-cell table:style-name="ce145" office:value-type="float" office:value="45284" calcext:value-type="float">
            <text:p><text:s text:c="3"/>45,284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7341" calcext:value-type="float">
            <text:p><text:s text:c="3"/>7,341</text:p>
          </table:table-cell>
          <table:table-cell table:style-name="ce145" office:value-type="float" office:value="2511" calcext:value-type="float">
            <text:p><text:s text:c="3"/>2,511</text:p>
          </table:table-cell>
          <table:table-cell table:style-name="ce145" office:value-type="float" office:value="4830" calcext:value-type="float">
            <text:p><text:s text:c="3"/>4,830</text:p>
          </table:table-cell>
          <table:table-cell table:style-name="ce145" office:value-type="float" office:value="52" calcext:value-type="float">
            <text:p><text:s text:c="3"/>52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30" calcext:value-type="float">
            <text:p><text:s text:c="3"/>30</text:p>
          </table:table-cell>
          <table:table-cell table:style-name="ce145" office:value-type="float" office:value="4539" calcext:value-type="float">
            <text:p><text:s text:c="3"/>4,539</text:p>
          </table:table-cell>
          <table:table-cell table:style-name="ce145" office:value-type="float" office:value="2443" calcext:value-type="float">
            <text:p><text:s text:c="3"/>2,443</text:p>
          </table:table-cell>
          <table:table-cell table:style-name="ce145" office:value-type="float" office:value="2096" calcext:value-type="float">
            <text:p><text:s text:c="3"/>2,096</text:p>
          </table:table-cell>
          <table:table-cell table:style-name="ce145" office:value-type="float" office:value="4411" calcext:value-type="float">
            <text:p><text:s text:c="3"/>4,411</text:p>
          </table:table-cell>
          <table:table-cell table:style-name="ce145" office:value-type="float" office:value="2442" calcext:value-type="float">
            <text:p><text:s text:c="3"/>2,442</text:p>
          </table:table-cell>
          <table:table-cell table:style-name="ce145" office:value-type="float" office:value="1969" calcext:value-type="float">
            <text:p><text:s text:c="3"/>1,969</text:p>
          </table:table-cell>
          <table:table-cell table:style-name="ce145" office:value-type="float" office:value="128" calcext:value-type="float">
            <text:p><text:s text:c="3"/>12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1" office:value-type="float" office:value="127" calcext:value-type="float">
            <text:p><text:s text:c="3"/>12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6230" calcext:value-type="float">
            <text:p><text:s text:c="3"/>116,230</text:p>
          </table:table-cell>
          <table:table-cell table:style-name="ce140" office:value-type="float" office:value="100997" calcext:value-type="float">
            <text:p><text:s text:c="3"/>100,997</text:p>
          </table:table-cell>
          <table:table-cell table:style-name="ce140" office:value-type="float" office:value="100986" calcext:value-type="float">
            <text:p><text:s text:c="3"/>100,986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9592" calcext:value-type="float">
            <text:p><text:s text:c="3"/>9,592</text:p>
          </table:table-cell>
          <table:table-cell table:style-name="ce140" office:value-type="float" office:value="4947" calcext:value-type="float">
            <text:p><text:s text:c="3"/>4,947</text:p>
          </table:table-cell>
          <table:table-cell table:style-name="ce140" office:value-type="float" office:value="4645" calcext:value-type="float">
            <text:p><text:s text:c="3"/>4,645</text:p>
          </table:table-cell>
          <table:table-cell table:style-name="ce140" office:value-type="float" office:value="102" calcext:value-type="float">
            <text:p><text:s text:c="3"/>102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74" calcext:value-type="float">
            <text:p><text:s text:c="3"/>74</text:p>
          </table:table-cell>
          <table:table-cell table:style-name="ce140" office:value-type="float" office:value="5539" calcext:value-type="float">
            <text:p><text:s text:c="3"/>5,539</text:p>
          </table:table-cell>
          <table:table-cell table:style-name="ce140" office:value-type="float" office:value="2917" calcext:value-type="float">
            <text:p><text:s text:c="3"/>2,917</text:p>
          </table:table-cell>
          <table:table-cell table:style-name="ce140" office:value-type="float" office:value="2622" calcext:value-type="float">
            <text:p><text:s text:c="3"/>2,622</text:p>
          </table:table-cell>
          <table:table-cell table:style-name="ce140" office:value-type="float" office:value="4755" calcext:value-type="float">
            <text:p><text:s text:c="3"/>4,755</text:p>
          </table:table-cell>
          <table:table-cell table:style-name="ce140" office:value-type="float" office:value="2903" calcext:value-type="float">
            <text:p><text:s text:c="3"/>2,903</text:p>
          </table:table-cell>
          <table:table-cell table:style-name="ce140" office:value-type="float" office:value="1852" calcext:value-type="float">
            <text:p><text:s text:c="3"/>1,852</text:p>
          </table:table-cell>
          <table:table-cell table:style-name="ce140" office:value-type="float" office:value="784" calcext:value-type="float">
            <text:p><text:s text:c="3"/>784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77" office:value-type="float" office:value="770" calcext:value-type="float">
            <text:p><text:s text:c="3"/>770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56797" calcext:value-type="float">
            <text:p><text:s text:c="3"/>56,79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174" calcext:value-type="float">
            <text:p><text:s text:c="3"/>174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807" calcext:value-type="float">
            <text:p><text:s text:c="3"/>807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638" calcext:value-type="float">
            <text:p><text:s text:c="3"/>638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01" office:value-type="float" office:value="629" calcext:value-type="float">
            <text:p><text:s text:c="3"/>629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44189" calcext:value-type="float">
            <text:p><text:s text:c="3"/>44,18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51" office:value-type="float" office:value="4394" calcext:value-type="float">
            <text:p><text:s text:c="3"/>4,3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2878" calcext:value-type="float">
            <text:p><text:s text:c="3"/>2,878</text:p>
          </table:table-cell>
          <table:table-cell table:style-name="ce51" office:value-type="float" office:value="1815" calcext:value-type="float">
            <text:p><text:s text:c="3"/>1,815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51" office:value-type="float" office:value="2873" calcext:value-type="float">
            <text:p><text:s text:c="3"/>2,873</text:p>
          </table:table-cell>
          <table:table-cell table:style-name="ce51" office:value-type="float" office:value="1674" calcext:value-type="float">
            <text:p><text:s text:c="3"/>1,674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82" office:value-type="float" office:value="141" calcext:value-type="float">
            <text:p><text:s text:c="3"/>14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4016" calcext:value-type="float">
            <text:p><text:s text:c="3"/>114,016</text:p>
          </table:table-cell>
          <table:table-cell table:style-name="ce140" office:value-type="float" office:value="99862" calcext:value-type="float">
            <text:p><text:s text:c="3"/>99,862</text:p>
          </table:table-cell>
          <table:table-cell table:style-name="ce140" office:value-type="float" office:value="99846" calcext:value-type="float">
            <text:p><text:s text:c="3"/>99,846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8628" calcext:value-type="float">
            <text:p><text:s text:c="3"/>8,628</text:p>
          </table:table-cell>
          <table:table-cell table:style-name="ce140" office:value-type="float" office:value="3819" calcext:value-type="float">
            <text:p><text:s text:c="3"/>3,819</text:p>
          </table:table-cell>
          <table:table-cell table:style-name="ce140" office:value-type="float" office:value="4809" calcext:value-type="float">
            <text:p><text:s text:c="3"/>4,809</text:p>
          </table:table-cell>
          <table:table-cell table:style-name="ce140" office:value-type="float" office:value="112" calcext:value-type="float">
            <text:p><text:s text:c="3"/>112</text:p>
          </table:table-cell>
          <table:table-cell table:style-name="ce140" office:value-type="float" office:value="38" calcext:value-type="float">
            <text:p><text:s text:c="3"/>38</text:p>
          </table:table-cell>
          <table:table-cell table:style-name="ce140" office:value-type="float" office:value="74" calcext:value-type="float">
            <text:p><text:s text:c="3"/>74</text:p>
          </table:table-cell>
          <table:table-cell table:style-name="ce140" office:value-type="float" office:value="5414" calcext:value-type="float">
            <text:p><text:s text:c="3"/>5,414</text:p>
          </table:table-cell>
          <table:table-cell table:style-name="ce140" office:value-type="float" office:value="3133" calcext:value-type="float">
            <text:p><text:s text:c="3"/>3,133</text:p>
          </table:table-cell>
          <table:table-cell table:style-name="ce140" office:value-type="float" office:value="2281" calcext:value-type="float">
            <text:p><text:s text:c="3"/>2,281</text:p>
          </table:table-cell>
          <table:table-cell table:style-name="ce140" office:value-type="float" office:value="4723" calcext:value-type="float">
            <text:p><text:s text:c="3"/>4,723</text:p>
          </table:table-cell>
          <table:table-cell table:style-name="ce140" office:value-type="float" office:value="3124" calcext:value-type="float">
            <text:p><text:s text:c="3"/>3,124</text:p>
          </table:table-cell>
          <table:table-cell table:style-name="ce140" office:value-type="float" office:value="1599" calcext:value-type="float">
            <text:p><text:s text:c="3"/>1,599</text:p>
          </table:table-cell>
          <table:table-cell table:style-name="ce140" office:value-type="float" office:value="691" calcext:value-type="float">
            <text:p><text:s text:c="3"/>691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77" office:value-type="float" office:value="682" calcext:value-type="float">
            <text:p><text:s text:c="3"/>68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55826" calcext:value-type="float">
            <text:p><text:s text:c="3"/>55,826</text:p>
          </table:table-cell>
          <table:table-cell table:style-name="ce146" office:value-type="float" office:value="55816" calcext:value-type="float">
            <text:p><text:s text:c="3"/>55,816</text:p>
          </table:table-cell>
          <table:table-cell table:style-name="ce146" office:value-type="float" office:value="10" calcext:value-type="float">
            <text:p><text:s text:c="3"/>10</text:p>
          </table:table-cell>
          <table:table-cell table:style-name="ce146" office:value-type="float" office:value="358" calcext:value-type="float">
            <text:p><text:s text:c="3"/>358</text:p>
          </table:table-cell>
          <table:table-cell table:style-name="ce146" office:value-type="float" office:value="96" calcext:value-type="float">
            <text:p><text:s text:c="3"/>96</text:p>
          </table:table-cell>
          <table:table-cell table:style-name="ce146" office:value-type="float" office:value="262" calcext:value-type="float">
            <text:p><text:s text:c="3"/>262</text:p>
          </table:table-cell>
          <table:table-cell table:style-name="ce146" office:value-type="float" office:value="50" calcext:value-type="float">
            <text:p><text:s text:c="3"/>50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774" calcext:value-type="float">
            <text:p><text:s text:c="3"/>774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729" calcext:value-type="float">
            <text:p><text:s text:c="3"/>729</text:p>
          </table:table-cell>
          <table:table-cell table:style-name="ce146" office:value-type="float" office:value="217" calcext:value-type="float">
            <text:p><text:s text:c="3"/>217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146" office:value-type="float" office:value="178" calcext:value-type="float">
            <text:p><text:s text:c="3"/>178</text:p>
          </table:table-cell>
          <table:table-cell table:style-name="ce146" office:value-type="float" office:value="557" calcext:value-type="float">
            <text:p><text:s text:c="3"/>557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83" office:value-type="float" office:value="551" calcext:value-type="float">
            <text:p><text:s text:c="3"/>55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7" office:value-type="float" office:value="57008" calcext:value-type="float">
            <text:p><text:s text:c="3"/>57,008</text:p>
          </table:table-cell>
          <table:table-cell table:style-name="ce147" office:value-type="float" office:value="44036" calcext:value-type="float">
            <text:p><text:s text:c="3"/>44,036</text:p>
          </table:table-cell>
          <table:table-cell table:style-name="ce147" office:value-type="float" office:value="44030" calcext:value-type="float">
            <text:p><text:s text:c="3"/>44,030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8270" calcext:value-type="float">
            <text:p><text:s text:c="3"/>8,270</text:p>
          </table:table-cell>
          <table:table-cell table:style-name="ce147" office:value-type="float" office:value="3723" calcext:value-type="float">
            <text:p><text:s text:c="3"/>3,723</text:p>
          </table:table-cell>
          <table:table-cell table:style-name="ce147" office:value-type="float" office:value="4547" calcext:value-type="float">
            <text:p><text:s text:c="3"/>4,547</text:p>
          </table:table-cell>
          <table:table-cell table:style-name="ce147" office:value-type="float" office:value="62" calcext:value-type="float">
            <text:p><text:s text:c="3"/>62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47" office:value-type="float" office:value="37" calcext:value-type="float">
            <text:p><text:s text:c="3"/>37</text:p>
          </table:table-cell>
          <table:table-cell table:style-name="ce147" office:value-type="float" office:value="4640" calcext:value-type="float">
            <text:p><text:s text:c="3"/>4,640</text:p>
          </table:table-cell>
          <table:table-cell table:style-name="ce147" office:value-type="float" office:value="3088" calcext:value-type="float">
            <text:p><text:s text:c="3"/>3,088</text:p>
          </table:table-cell>
          <table:table-cell table:style-name="ce147" office:value-type="float" office:value="1552" calcext:value-type="float">
            <text:p><text:s text:c="3"/>1,552</text:p>
          </table:table-cell>
          <table:table-cell table:style-name="ce147" office:value-type="float" office:value="4506" calcext:value-type="float">
            <text:p><text:s text:c="3"/>4,506</text:p>
          </table:table-cell>
          <table:table-cell table:style-name="ce147" office:value-type="float" office:value="3085" calcext:value-type="float">
            <text:p><text:s text:c="3"/>3,085</text:p>
          </table:table-cell>
          <table:table-cell table:style-name="ce147" office:value-type="float" office:value="1421" calcext:value-type="float">
            <text:p><text:s text:c="3"/>1,421</text:p>
          </table:table-cell>
          <table:table-cell table:style-name="ce147" office:value-type="float" office:value="134" calcext:value-type="float">
            <text:p><text:s text:c="3"/>134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84" office:value-type="float" office:value="131" calcext:value-type="float">
            <text:p><text:s text:c="3"/>13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1960" calcext:value-type="float">
            <text:p><text:s text:c="3"/>111,960</text:p>
          </table:table-cell>
          <table:table-cell table:style-name="ce140" office:value-type="float" office:value="98525" calcext:value-type="float">
            <text:p><text:s text:c="3"/>98,525</text:p>
          </table:table-cell>
          <table:table-cell table:style-name="ce140" office:value-type="float" office:value="98513" calcext:value-type="float">
            <text:p><text:s text:c="3"/>98,513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8110" calcext:value-type="float">
            <text:p><text:s text:c="3"/>8,110</text:p>
          </table:table-cell>
          <table:table-cell table:style-name="ce140" office:value-type="float" office:value="3409" calcext:value-type="float">
            <text:p><text:s text:c="3"/>3,409</text:p>
          </table:table-cell>
          <table:table-cell table:style-name="ce140" office:value-type="float" office:value="4701" calcext:value-type="float">
            <text:p><text:s text:c="3"/>4,701</text:p>
          </table:table-cell>
          <table:table-cell table:style-name="ce140" office:value-type="float" office:value="125" calcext:value-type="float">
            <text:p><text:s text:c="3"/>125</text:p>
          </table:table-cell>
          <table:table-cell table:style-name="ce140" office:value-type="float" office:value="41" calcext:value-type="float">
            <text:p><text:s text:c="3"/>41</text:p>
          </table:table-cell>
          <table:table-cell table:style-name="ce140" office:value-type="float" office:value="84" calcext:value-type="float">
            <text:p><text:s text:c="3"/>84</text:p>
          </table:table-cell>
          <table:table-cell table:style-name="ce140" office:value-type="float" office:value="5200" calcext:value-type="float">
            <text:p><text:s text:c="3"/>5,200</text:p>
          </table:table-cell>
          <table:table-cell table:style-name="ce140" office:value-type="float" office:value="2897" calcext:value-type="float">
            <text:p><text:s text:c="3"/>2,897</text:p>
          </table:table-cell>
          <table:table-cell table:style-name="ce140" office:value-type="float" office:value="2303" calcext:value-type="float">
            <text:p><text:s text:c="3"/>2,303</text:p>
          </table:table-cell>
          <table:table-cell table:style-name="ce140" office:value-type="float" office:value="4428" calcext:value-type="float">
            <text:p><text:s text:c="3"/>4,428</text:p>
          </table:table-cell>
          <table:table-cell table:style-name="ce140" office:value-type="float" office:value="2893" calcext:value-type="float">
            <text:p><text:s text:c="3"/>2,893</text:p>
          </table:table-cell>
          <table:table-cell table:style-name="ce140" office:value-type="float" office:value="1535" calcext:value-type="float">
            <text:p><text:s text:c="3"/>1,535</text:p>
          </table:table-cell>
          <table:table-cell table:style-name="ce140" office:value-type="float" office:value="772" calcext:value-type="float">
            <text:p><text:s text:c="3"/>772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77" office:value-type="float" office:value="768" calcext:value-type="float">
            <text:p><text:s text:c="3"/>76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48" office:value-type="float" office:value="55980" calcext:value-type="float">
            <text:p><text:s text:c="3"/>55,980</text:p>
          </table:table-cell>
          <table:table-cell table:style-name="ce148" office:value-type="float" office:value="54758" calcext:value-type="float">
            <text:p><text:s text:c="3"/>54,758</text:p>
          </table:table-cell>
          <table:table-cell table:style-name="ce148" office:value-type="float" office:value="54753" calcext:value-type="float">
            <text:p><text:s text:c="3"/>54,753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48" office:value-type="float" office:value="295" calcext:value-type="float">
            <text:p><text:s text:c="3"/>295</text:p>
          </table:table-cell>
          <table:table-cell table:style-name="ce148" office:value-type="float" office:value="48" calcext:value-type="float">
            <text:p><text:s text:c="3"/>48</text:p>
          </table:table-cell>
          <table:table-cell table:style-name="ce148" office:value-type="float" office:value="247" calcext:value-type="float">
            <text:p><text:s text:c="3"/>247</text:p>
          </table:table-cell>
          <table:table-cell table:style-name="ce148" office:value-type="float" office:value="69" calcext:value-type="float">
            <text:p><text:s text:c="3"/>69</text:p>
          </table:table-cell>
          <table:table-cell table:style-name="ce148" office:value-type="float" office:value="21" calcext:value-type="float">
            <text:p><text:s text:c="3"/>21</text:p>
          </table:table-cell>
          <table:table-cell table:style-name="ce148" office:value-type="float" office:value="48" calcext:value-type="float">
            <text:p><text:s text:c="3"/>48</text:p>
          </table:table-cell>
          <table:table-cell table:style-name="ce148" office:value-type="float" office:value="858" calcext:value-type="float">
            <text:p><text:s text:c="3"/>858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48" office:value-type="float" office:value="832" calcext:value-type="float">
            <text:p><text:s text:c="3"/>832</text:p>
          </table:table-cell>
          <table:table-cell table:style-name="ce148" office:value-type="float" office:value="212" calcext:value-type="float">
            <text:p><text:s text:c="3"/>212</text:p>
          </table:table-cell>
          <table:table-cell table:style-name="ce148" office:value-type="float" office:value="25" calcext:value-type="float">
            <text:p><text:s text:c="3"/>25</text:p>
          </table:table-cell>
          <table:table-cell table:style-name="ce148" office:value-type="float" office:value="187" calcext:value-type="float">
            <text:p><text:s text:c="3"/>187</text:p>
          </table:table-cell>
          <table:table-cell table:style-name="ce148" office:value-type="float" office:value="646" calcext:value-type="float">
            <text:p><text:s text:c="3"/>646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85" office:value-type="float" office:value="645" calcext:value-type="float">
            <text:p><text:s text:c="3"/>645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9" office:value-type="float" office:value="55980" calcext:value-type="float">
            <text:p><text:s text:c="3"/>55,980</text:p>
          </table:table-cell>
          <table:table-cell table:style-name="ce149" office:value-type="float" office:value="43767" calcext:value-type="float">
            <text:p><text:s text:c="3"/>43,767</text:p>
          </table:table-cell>
          <table:table-cell table:style-name="ce149" office:value-type="float" office:value="43760" calcext:value-type="float">
            <text:p><text:s text:c="3"/>43,760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49" office:value-type="float" office:value="7815" calcext:value-type="float">
            <text:p><text:s text:c="3"/>7,815</text:p>
          </table:table-cell>
          <table:table-cell table:style-name="ce149" office:value-type="float" office:value="3361" calcext:value-type="float">
            <text:p><text:s text:c="3"/>3,361</text:p>
          </table:table-cell>
          <table:table-cell table:style-name="ce149" office:value-type="float" office:value="4454" calcext:value-type="float">
            <text:p><text:s text:c="3"/>4,454</text:p>
          </table:table-cell>
          <table:table-cell table:style-name="ce149" office:value-type="float" office:value="56" calcext:value-type="float">
            <text:p><text:s text:c="3"/>56</text:p>
          </table:table-cell>
          <table:table-cell table:style-name="ce149" office:value-type="float" office:value="20" calcext:value-type="float">
            <text:p><text:s text:c="3"/>20</text:p>
          </table:table-cell>
          <table:table-cell table:style-name="ce149" office:value-type="float" office:value="36" calcext:value-type="float">
            <text:p><text:s text:c="3"/>36</text:p>
          </table:table-cell>
          <table:table-cell table:style-name="ce149" office:value-type="float" office:value="4342" calcext:value-type="float">
            <text:p><text:s text:c="3"/>4,342</text:p>
          </table:table-cell>
          <table:table-cell table:style-name="ce149" office:value-type="float" office:value="2871" calcext:value-type="float">
            <text:p><text:s text:c="3"/>2,871</text:p>
          </table:table-cell>
          <table:table-cell table:style-name="ce149" office:value-type="float" office:value="1471" calcext:value-type="float">
            <text:p><text:s text:c="3"/>1,471</text:p>
          </table:table-cell>
          <table:table-cell table:style-name="ce149" office:value-type="float" office:value="4216" calcext:value-type="float">
            <text:p><text:s text:c="3"/>4,216</text:p>
          </table:table-cell>
          <table:table-cell table:style-name="ce149" office:value-type="float" office:value="2868" calcext:value-type="float">
            <text:p><text:s text:c="3"/>2,868</text:p>
          </table:table-cell>
          <table:table-cell table:style-name="ce149" office:value-type="float" office:value="1348" calcext:value-type="float">
            <text:p><text:s text:c="3"/>1,348</text:p>
          </table:table-cell>
          <table:table-cell table:style-name="ce149" office:value-type="float" office:value="126" calcext:value-type="float">
            <text:p><text:s text:c="3"/>126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86" office:value-type="float" office:value="123" calcext:value-type="float">
            <text:p><text:s text:c="3"/>12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10378" calcext:value-type="float">
            <text:p><text:s text:c="3"/>10,378</text:p>
          </table:table-cell>
          <table:table-cell table:style-name="ce150" office:value-type="float" office:value="9097" calcext:value-type="float">
            <text:p><text:s text:c="3"/>9,097</text:p>
          </table:table-cell>
          <table:table-cell table:style-name="ce150" office:value-type="float" office:value="9096" calcext:value-type="float">
            <text:p><text:s text:c="3"/>9,096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791" calcext:value-type="float">
            <text:p><text:s text:c="3"/>791</text:p>
          </table:table-cell>
          <table:table-cell table:style-name="ce150" office:value-type="float" office:value="352" calcext:value-type="float">
            <text:p><text:s text:c="3"/>352</text:p>
          </table:table-cell>
          <table:table-cell table:style-name="ce150" office:value-type="float" office:value="439" calcext:value-type="float">
            <text:p><text:s text:c="3"/>439</text:p>
          </table:table-cell>
          <table:table-cell table:style-name="ce150" office:value-type="float" office:value="20" calcext:value-type="float">
            <text:p><text:s text:c="3"/>20</text:p>
          </table:table-cell>
          <table:table-cell table:style-name="ce150" office:value-type="float" office:value="8" calcext:value-type="float">
            <text:p><text:s text:c="3"/>8</text:p>
          </table:table-cell>
          <table:table-cell table:style-name="ce150" office:value-type="float" office:value="12" calcext:value-type="float">
            <text:p><text:s text:c="3"/>12</text:p>
          </table:table-cell>
          <table:table-cell table:style-name="ce150" office:value-type="float" office:value="470" calcext:value-type="float">
            <text:p><text:s text:c="3"/>470</text:p>
          </table:table-cell>
          <table:table-cell table:style-name="ce150" office:value-type="float" office:value="255" calcext:value-type="float">
            <text:p><text:s text:c="3"/>255</text:p>
          </table:table-cell>
          <table:table-cell table:style-name="ce150" office:value-type="float" office:value="215" calcext:value-type="float">
            <text:p><text:s text:c="3"/>215</text:p>
          </table:table-cell>
          <table:table-cell table:style-name="ce150" office:value-type="float" office:value="399" calcext:value-type="float">
            <text:p><text:s text:c="3"/>399</text:p>
          </table:table-cell>
          <table:table-cell table:style-name="ce150" office:value-type="float" office:value="255" calcext:value-type="float">
            <text:p><text:s text:c="3"/>255</text:p>
          </table:table-cell>
          <table:table-cell table:style-name="ce150" office:value-type="float" office:value="144" calcext:value-type="float">
            <text:p><text:s text:c="3"/>144</text:p>
          </table:table-cell>
          <table:table-cell table:style-name="ce150" office:value-type="float" office:value="71" calcext:value-type="float">
            <text:p><text:s text:c="3"/>71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71" calcext:value-type="float">
            <text:p><text:s text:c="3"/>7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5189" calcext:value-type="float">
            <text:p><text:s text:c="3"/>5,189</text:p>
          </table:table-cell>
          <table:table-cell table:style-name="ce160" office:value-type="float" office:value="5068" calcext:value-type="float">
            <text:p><text:s text:c="3"/>5,068</text:p>
          </table:table-cell>
          <table:table-cell table:style-name="ce53" office:value-type="float" office:value="5068" calcext:value-type="float">
            <text:p><text:s text:c="3"/>5,06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11" calcext:value-type="float">
            <text:p><text:s text:c="3"/>1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9" office:value-type="float" office:value="84" calcext:value-type="float">
            <text:p><text:s text:c="3"/>84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82" calcext:value-type="float">
            <text:p><text:s text:c="3"/>82</text:p>
          </table:table-cell>
          <table:table-cell table:style-name="ce169" office:value-type="float" office:value="22" calcext:value-type="float">
            <text:p><text:s text:c="3"/>22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62" calcext:value-type="float">
            <text:p><text:s text:c="3"/>62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62" calcext:value-type="float">
            <text:p><text:s text:c="3"/>6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5189" calcext:value-type="float">
            <text:p><text:s text:c="3"/>5,189</text:p>
          </table:table-cell>
          <table:table-cell table:style-name="ce161" office:value-type="float" office:value="4029" calcext:value-type="float">
            <text:p><text:s text:c="3"/>4,029</text:p>
          </table:table-cell>
          <table:table-cell table:style-name="ce54" office:value-type="float" office:value="4028" calcext:value-type="float">
            <text:p><text:s text:c="3"/>4,02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765" calcext:value-type="float">
            <text:p><text:s text:c="3"/>765</text:p>
          </table:table-cell>
          <table:table-cell table:style-name="ce54" office:value-type="float" office:value="347" calcext:value-type="float">
            <text:p><text:s text:c="3"/>347</text:p>
          </table:table-cell>
          <table:table-cell table:style-name="ce54" office:value-type="float" office:value="418" calcext:value-type="float">
            <text:p><text:s text:c="3"/>418</text:p>
          </table:table-cell>
          <table:table-cell table:style-name="ce83" office:value-type="float" office:value="9" calcext:value-type="float">
            <text:p><text:s text:c="3"/>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70" office:value-type="float" office:value="386" calcext:value-type="float">
            <text:p><text:s text:c="3"/>386</text:p>
          </table:table-cell>
          <table:table-cell table:style-name="ce170" office:value-type="float" office:value="253" calcext:value-type="float">
            <text:p><text:s text:c="3"/>253</text:p>
          </table:table-cell>
          <table:table-cell table:style-name="ce170" office:value-type="float" office:value="133" calcext:value-type="float">
            <text:p><text:s text:c="3"/>133</text:p>
          </table:table-cell>
          <table:table-cell table:style-name="ce170" office:value-type="float" office:value="377" calcext:value-type="float">
            <text:p><text:s text:c="3"/>377</text:p>
          </table:table-cell>
          <table:table-cell table:style-name="ce170" office:value-type="float" office:value="253" calcext:value-type="float">
            <text:p><text:s text:c="3"/>253</text:p>
          </table:table-cell>
          <table:table-cell table:style-name="ce170" office:value-type="float" office:value="124" calcext:value-type="float">
            <text:p><text:s text:c="3"/>124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9" calcext:value-type="float">
            <text:p><text:s text:c="3"/>9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9986" calcext:value-type="float">
            <text:p><text:s text:c="3"/>9,986</text:p>
          </table:table-cell>
          <table:table-cell table:style-name="ce150" office:value-type="float" office:value="8867" calcext:value-type="float">
            <text:p><text:s text:c="3"/>8,867</text:p>
          </table:table-cell>
          <table:table-cell table:style-name="ce150" office:value-type="float" office:value="8865" calcext:value-type="float">
            <text:p><text:s text:c="3"/>8,865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50" office:value-type="float" office:value="675" calcext:value-type="float">
            <text:p><text:s text:c="3"/>675</text:p>
          </table:table-cell>
          <table:table-cell table:style-name="ce150" office:value-type="float" office:value="262" calcext:value-type="float">
            <text:p><text:s text:c="3"/>262</text:p>
          </table:table-cell>
          <table:table-cell table:style-name="ce150" office:value-type="float" office:value="413" calcext:value-type="float">
            <text:p><text:s text:c="3"/>413</text:p>
          </table:table-cell>
          <table:table-cell table:style-name="ce150" office:value-type="float" office:value="7" calcext:value-type="float">
            <text:p><text:s text:c="3"/>7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50" office:value-type="float" office:value="437" calcext:value-type="float">
            <text:p><text:s text:c="3"/>437</text:p>
          </table:table-cell>
          <table:table-cell table:style-name="ce150" office:value-type="float" office:value="241" calcext:value-type="float">
            <text:p><text:s text:c="3"/>241</text:p>
          </table:table-cell>
          <table:table-cell table:style-name="ce150" office:value-type="float" office:value="196" calcext:value-type="float">
            <text:p><text:s text:c="3"/>196</text:p>
          </table:table-cell>
          <table:table-cell table:style-name="ce150" office:value-type="float" office:value="359" calcext:value-type="float">
            <text:p><text:s text:c="3"/>359</text:p>
          </table:table-cell>
          <table:table-cell table:style-name="ce150" office:value-type="float" office:value="241" calcext:value-type="float">
            <text:p><text:s text:c="3"/>241</text:p>
          </table:table-cell>
          <table:table-cell table:style-name="ce150" office:value-type="float" office:value="118" calcext:value-type="float">
            <text:p><text:s text:c="3"/>118</text:p>
          </table:table-cell>
          <table:table-cell table:style-name="ce150" office:value-type="float" office:value="78" calcext:value-type="float">
            <text:p><text:s text:c="3"/>78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78" calcext:value-type="float">
            <text:p><text:s text:c="3"/>7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993" calcext:value-type="float">
            <text:p><text:s text:c="3"/>4,993</text:p>
          </table:table-cell>
          <table:table-cell table:style-name="ce160" office:value-type="float" office:value="4873" calcext:value-type="float">
            <text:p><text:s text:c="3"/>4,873</text:p>
          </table:table-cell>
          <table:table-cell table:style-name="ce53" office:value-type="float" office:value="4871" calcext:value-type="float">
            <text:p><text:s text:c="3"/>4,87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9" office:value-type="float" office:value="83" calcext:value-type="float">
            <text:p><text:s text:c="3"/>83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82" calcext:value-type="float">
            <text:p><text:s text:c="3"/>82</text:p>
          </table:table-cell>
          <table:table-cell table:style-name="ce169" office:value-type="float" office:value="17" calcext:value-type="float">
            <text:p><text:s text:c="3"/>1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66" calcext:value-type="float">
            <text:p><text:s text:c="3"/>66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66" calcext:value-type="float">
            <text:p><text:s text:c="3"/>6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993" calcext:value-type="float">
            <text:p><text:s text:c="3"/>4,993</text:p>
          </table:table-cell>
          <table:table-cell table:style-name="ce161" office:value-type="float" office:value="3994" calcext:value-type="float">
            <text:p><text:s text:c="3"/>3,994</text:p>
          </table:table-cell>
          <table:table-cell table:style-name="ce54" office:value-type="float" office:value="3994" calcext:value-type="float">
            <text:p><text:s text:c="3"/>3,99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42" calcext:value-type="float">
            <text:p><text:s text:c="3"/>642</text:p>
          </table:table-cell>
          <table:table-cell table:style-name="ce54" office:value-type="float" office:value="258" calcext:value-type="float">
            <text:p><text:s text:c="3"/>258</text:p>
          </table:table-cell>
          <table:table-cell table:style-name="ce54" office:value-type="float" office:value="384" calcext:value-type="float">
            <text:p><text:s text:c="3"/>384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354" calcext:value-type="float">
            <text:p><text:s text:c="3"/>354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114" calcext:value-type="float">
            <text:p><text:s text:c="3"/>114</text:p>
          </table:table-cell>
          <table:table-cell table:style-name="ce170" office:value-type="float" office:value="342" calcext:value-type="float">
            <text:p><text:s text:c="3"/>342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102" calcext:value-type="float">
            <text:p><text:s text:c="3"/>102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2" calcext:value-type="float">
            <text:p><text:s text:c="3"/>1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9060" calcext:value-type="float">
            <text:p><text:s text:c="3"/>9,060</text:p>
          </table:table-cell>
          <table:table-cell table:number-columns-repeated="2" table:style-name="ce150" office:value-type="float" office:value="7995" calcext:value-type="float">
            <text:p><text:s text:c="3"/>7,995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648" calcext:value-type="float">
            <text:p><text:s text:c="3"/>648</text:p>
          </table:table-cell>
          <table:table-cell table:style-name="ce150" office:value-type="float" office:value="267" calcext:value-type="float">
            <text:p><text:s text:c="3"/>267</text:p>
          </table:table-cell>
          <table:table-cell table:style-name="ce150" office:value-type="float" office:value="381" calcext:value-type="float">
            <text:p><text:s text:c="3"/>381</text:p>
          </table:table-cell>
          <table:table-cell table:style-name="ce150" office:value-type="float" office:value="8" calcext:value-type="float">
            <text:p><text:s text:c="3"/>8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409" calcext:value-type="float">
            <text:p><text:s text:c="3"/>409</text:p>
          </table:table-cell>
          <table:table-cell table:style-name="ce150" office:value-type="float" office:value="234" calcext:value-type="float">
            <text:p><text:s text:c="3"/>234</text:p>
          </table:table-cell>
          <table:table-cell table:style-name="ce150" office:value-type="float" office:value="175" calcext:value-type="float">
            <text:p><text:s text:c="3"/>175</text:p>
          </table:table-cell>
          <table:table-cell table:style-name="ce150" office:value-type="float" office:value="343" calcext:value-type="float">
            <text:p><text:s text:c="3"/>343</text:p>
          </table:table-cell>
          <table:table-cell table:style-name="ce150" office:value-type="float" office:value="234" calcext:value-type="float">
            <text:p><text:s text:c="3"/>234</text:p>
          </table:table-cell>
          <table:table-cell table:style-name="ce150" office:value-type="float" office:value="109" calcext:value-type="float">
            <text:p><text:s text:c="3"/>109</text:p>
          </table:table-cell>
          <table:table-cell table:style-name="ce150" office:value-type="float" office:value="66" calcext:value-type="float">
            <text:p><text:s text:c="3"/>66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66" calcext:value-type="float">
            <text:p><text:s text:c="3"/>6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530" calcext:value-type="float">
            <text:p><text:s text:c="3"/>4,530</text:p>
          </table:table-cell>
          <table:table-cell table:style-name="ce160" office:value-type="float" office:value="4433" calcext:value-type="float">
            <text:p><text:s text:c="3"/>4,433</text:p>
          </table:table-cell>
          <table:table-cell table:style-name="ce53" office:value-type="float" office:value="4433" calcext:value-type="float">
            <text:p><text:s text:c="3"/>4,43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9" office:value-type="float" office:value="73" calcext:value-type="float">
            <text:p><text:s text:c="3"/>73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70" calcext:value-type="float">
            <text:p><text:s text:c="3"/>70</text:p>
          </table:table-cell>
          <table:table-cell table:style-name="ce169" office:value-type="float" office:value="19" calcext:value-type="float">
            <text:p><text:s text:c="3"/>19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54" calcext:value-type="float">
            <text:p><text:s text:c="3"/>54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54" calcext:value-type="float">
            <text:p><text:s text:c="3"/>5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530" calcext:value-type="float">
            <text:p><text:s text:c="3"/>4,530</text:p>
          </table:table-cell>
          <table:table-cell table:style-name="ce161" office:value-type="float" office:value="3562" calcext:value-type="float">
            <text:p><text:s text:c="3"/>3,562</text:p>
          </table:table-cell>
          <table:table-cell table:style-name="ce54" office:value-type="float" office:value="3562" calcext:value-type="float">
            <text:p><text:s text:c="3"/>3,56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30" calcext:value-type="float">
            <text:p><text:s text:c="3"/>630</text:p>
          </table:table-cell>
          <table:table-cell table:style-name="ce54" office:value-type="float" office:value="265" calcext:value-type="float">
            <text:p><text:s text:c="3"/>265</text:p>
          </table:table-cell>
          <table:table-cell table:style-name="ce54" office:value-type="float" office:value="365" calcext:value-type="float">
            <text:p><text:s text:c="3"/>365</text:p>
          </table:table-cell>
          <table:table-cell table:style-name="ce83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0" office:value-type="float" office:value="336" calcext:value-type="float">
            <text:p><text:s text:c="3"/>336</text:p>
          </table:table-cell>
          <table:table-cell table:style-name="ce170" office:value-type="float" office:value="231" calcext:value-type="float">
            <text:p><text:s text:c="3"/>231</text:p>
          </table:table-cell>
          <table:table-cell table:style-name="ce170" office:value-type="float" office:value="105" calcext:value-type="float">
            <text:p><text:s text:c="3"/>105</text:p>
          </table:table-cell>
          <table:table-cell table:style-name="ce170" office:value-type="float" office:value="324" calcext:value-type="float">
            <text:p><text:s text:c="3"/>324</text:p>
          </table:table-cell>
          <table:table-cell table:style-name="ce170" office:value-type="float" office:value="231" calcext:value-type="float">
            <text:p><text:s text:c="3"/>231</text:p>
          </table:table-cell>
          <table:table-cell table:style-name="ce170" office:value-type="float" office:value="93" calcext:value-type="float">
            <text:p><text:s text:c="3"/>93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2" calcext:value-type="float">
            <text:p><text:s text:c="3"/>1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10204" calcext:value-type="float">
            <text:p><text:s text:c="3"/>10,204</text:p>
          </table:table-cell>
          <table:table-cell table:number-columns-repeated="2" table:style-name="ce150" office:value-type="float" office:value="9017" calcext:value-type="float">
            <text:p><text:s text:c="3"/>9,017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706" calcext:value-type="float">
            <text:p><text:s text:c="3"/>706</text:p>
          </table:table-cell>
          <table:table-cell table:style-name="ce150" office:value-type="float" office:value="293" calcext:value-type="float">
            <text:p><text:s text:c="3"/>293</text:p>
          </table:table-cell>
          <table:table-cell table:style-name="ce150" office:value-type="float" office:value="413" calcext:value-type="float">
            <text:p><text:s text:c="3"/>413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7" calcext:value-type="float">
            <text:p><text:s text:c="3"/>7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468" calcext:value-type="float">
            <text:p><text:s text:c="3"/>468</text:p>
          </table:table-cell>
          <table:table-cell table:style-name="ce150" office:value-type="float" office:value="278" calcext:value-type="float">
            <text:p><text:s text:c="3"/>278</text:p>
          </table:table-cell>
          <table:table-cell table:style-name="ce150" office:value-type="float" office:value="190" calcext:value-type="float">
            <text:p><text:s text:c="3"/>190</text:p>
          </table:table-cell>
          <table:table-cell table:style-name="ce150" office:value-type="float" office:value="409" calcext:value-type="float">
            <text:p><text:s text:c="3"/>409</text:p>
          </table:table-cell>
          <table:table-cell table:style-name="ce150" office:value-type="float" office:value="277" calcext:value-type="float">
            <text:p><text:s text:c="3"/>277</text:p>
          </table:table-cell>
          <table:table-cell table:style-name="ce150" office:value-type="float" office:value="132" calcext:value-type="float">
            <text:p><text:s text:c="3"/>132</text:p>
          </table:table-cell>
          <table:table-cell table:style-name="ce150" office:value-type="float" office:value="59" calcext:value-type="float">
            <text:p><text:s text:c="3"/>59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5102" calcext:value-type="float">
            <text:p><text:s text:c="3"/>5,102</text:p>
          </table:table-cell>
          <table:table-cell table:style-name="ce160" office:value-type="float" office:value="5010" calcext:value-type="float">
            <text:p><text:s text:c="3"/>5,010</text:p>
          </table:table-cell>
          <table:table-cell table:style-name="ce53" office:value-type="float" office:value="5010" calcext:value-type="float">
            <text:p><text:s text:c="3"/>5,01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82" office:value-type="float" office:value="7" calcext:value-type="float">
            <text:p><text:s text:c="3"/>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9" office:value-type="float" office:value="60" calcext:value-type="float">
            <text:p><text:s text:c="3"/>60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9" calcext:value-type="float">
            <text:p><text:s text:c="3"/>59</text:p>
          </table:table-cell>
          <table:table-cell table:style-name="ce169" office:value-type="float" office:value="18" calcext:value-type="float">
            <text:p><text:s text:c="3"/>18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17" calcext:value-type="float">
            <text:p><text:s text:c="3"/>17</text:p>
          </table:table-cell>
          <table:table-cell table:style-name="ce169" office:value-type="float" office:value="42" calcext:value-type="float">
            <text:p><text:s text:c="3"/>42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42" calcext:value-type="float">
            <text:p><text:s text:c="3"/>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5102" calcext:value-type="float">
            <text:p><text:s text:c="3"/>5,102</text:p>
          </table:table-cell>
          <table:table-cell table:style-name="ce161" office:value-type="float" office:value="4007" calcext:value-type="float">
            <text:p><text:s text:c="3"/>4,007</text:p>
          </table:table-cell>
          <table:table-cell table:style-name="ce54" office:value-type="float" office:value="4007" calcext:value-type="float">
            <text:p><text:s text:c="3"/>4,00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81" calcext:value-type="float">
            <text:p><text:s text:c="3"/>681</text:p>
          </table:table-cell>
          <table:table-cell table:style-name="ce54" office:value-type="float" office:value="287" calcext:value-type="float">
            <text:p><text:s text:c="3"/>287</text:p>
          </table:table-cell>
          <table:table-cell table:style-name="ce54" office:value-type="float" office:value="394" calcext:value-type="float">
            <text:p><text:s text:c="3"/>394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408" calcext:value-type="float">
            <text:p><text:s text:c="3"/>408</text:p>
          </table:table-cell>
          <table:table-cell table:style-name="ce170" office:value-type="float" office:value="277" calcext:value-type="float">
            <text:p><text:s text:c="3"/>277</text:p>
          </table:table-cell>
          <table:table-cell table:style-name="ce170" office:value-type="float" office:value="131" calcext:value-type="float">
            <text:p><text:s text:c="3"/>131</text:p>
          </table:table-cell>
          <table:table-cell table:style-name="ce170" office:value-type="float" office:value="391" calcext:value-type="float">
            <text:p><text:s text:c="3"/>391</text:p>
          </table:table-cell>
          <table:table-cell table:style-name="ce170" office:value-type="float" office:value="276" calcext:value-type="float">
            <text:p><text:s text:c="3"/>276</text:p>
          </table:table-cell>
          <table:table-cell table:style-name="ce170" office:value-type="float" office:value="115" calcext:value-type="float">
            <text:p><text:s text:c="3"/>115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9" office:value-type="float" office:value="16" calcext:value-type="float">
            <text:p><text:s text:c="3"/>1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8998" calcext:value-type="float">
            <text:p><text:s text:c="3"/>8,998</text:p>
          </table:table-cell>
          <table:table-cell table:style-name="ce150" office:value-type="float" office:value="7935" calcext:value-type="float">
            <text:p><text:s text:c="3"/>7,935</text:p>
          </table:table-cell>
          <table:table-cell table:style-name="ce150" office:value-type="float" office:value="7933" calcext:value-type="float">
            <text:p><text:s text:c="3"/>7,933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50" office:value-type="float" office:value="657" calcext:value-type="float">
            <text:p><text:s text:c="3"/>657</text:p>
          </table:table-cell>
          <table:table-cell table:style-name="ce150" office:value-type="float" office:value="264" calcext:value-type="float">
            <text:p><text:s text:c="3"/>264</text:p>
          </table:table-cell>
          <table:table-cell table:style-name="ce150" office:value-type="float" office:value="393" calcext:value-type="float">
            <text:p><text:s text:c="3"/>393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397" calcext:value-type="float">
            <text:p><text:s text:c="3"/>397</text:p>
          </table:table-cell>
          <table:table-cell table:style-name="ce150" office:value-type="float" office:value="228" calcext:value-type="float">
            <text:p><text:s text:c="3"/>228</text:p>
          </table:table-cell>
          <table:table-cell table:style-name="ce150" office:value-type="float" office:value="169" calcext:value-type="float">
            <text:p><text:s text:c="3"/>169</text:p>
          </table:table-cell>
          <table:table-cell table:style-name="ce150" office:value-type="float" office:value="342" calcext:value-type="float">
            <text:p><text:s text:c="3"/>342</text:p>
          </table:table-cell>
          <table:table-cell table:style-name="ce150" office:value-type="float" office:value="228" calcext:value-type="float">
            <text:p><text:s text:c="3"/>228</text:p>
          </table:table-cell>
          <table:table-cell table:style-name="ce150" office:value-type="float" office:value="114" calcext:value-type="float">
            <text:p><text:s text:c="3"/>114</text:p>
          </table:table-cell>
          <table:table-cell table:style-name="ce150" office:value-type="float" office:value="55" calcext:value-type="float">
            <text:p><text:s text:c="3"/>55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499" calcext:value-type="float">
            <text:p><text:s text:c="3"/>4,499</text:p>
          </table:table-cell>
          <table:table-cell table:style-name="ce160" office:value-type="float" office:value="4413" calcext:value-type="float">
            <text:p><text:s text:c="3"/>4,413</text:p>
          </table:table-cell>
          <table:table-cell table:style-name="ce53" office:value-type="float" office:value="4412" calcext:value-type="float">
            <text:p><text:s text:c="3"/>4,41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9" office:value-type="float" office:value="64" calcext:value-type="float">
            <text:p><text:s text:c="3"/>64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2" calcext:value-type="float">
            <text:p><text:s text:c="3"/>62</text:p>
          </table:table-cell>
          <table:table-cell table:style-name="ce169" office:value-type="float" office:value="22" calcext:value-type="float">
            <text:p><text:s text:c="3"/>22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42" calcext:value-type="float">
            <text:p><text:s text:c="3"/>42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42" calcext:value-type="float">
            <text:p><text:s text:c="3"/>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499" calcext:value-type="float">
            <text:p><text:s text:c="3"/>4,499</text:p>
          </table:table-cell>
          <table:table-cell table:style-name="ce161" office:value-type="float" office:value="3522" calcext:value-type="float">
            <text:p><text:s text:c="3"/>3,522</text:p>
          </table:table-cell>
          <table:table-cell table:style-name="ce54" office:value-type="float" office:value="3521" calcext:value-type="float">
            <text:p><text:s text:c="3"/>3,52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639" calcext:value-type="float">
            <text:p><text:s text:c="3"/>639</text:p>
          </table:table-cell>
          <table:table-cell table:style-name="ce54" office:value-type="float" office:value="259" calcext:value-type="float">
            <text:p><text:s text:c="3"/>259</text:p>
          </table:table-cell>
          <table:table-cell table:style-name="ce54" office:value-type="float" office:value="380" calcext:value-type="float">
            <text:p><text:s text:c="3"/>380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333" calcext:value-type="float">
            <text:p><text:s text:c="3"/>333</text:p>
          </table:table-cell>
          <table:table-cell table:style-name="ce170" office:value-type="float" office:value="226" calcext:value-type="float">
            <text:p><text:s text:c="3"/>226</text:p>
          </table:table-cell>
          <table:table-cell table:style-name="ce170" office:value-type="float" office:value="107" calcext:value-type="float">
            <text:p><text:s text:c="3"/>107</text:p>
          </table:table-cell>
          <table:table-cell table:style-name="ce170" office:value-type="float" office:value="320" calcext:value-type="float">
            <text:p><text:s text:c="3"/>320</text:p>
          </table:table-cell>
          <table:table-cell table:style-name="ce170" office:value-type="float" office:value="226" calcext:value-type="float">
            <text:p><text:s text:c="3"/>226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13" calcext:value-type="float">
            <text:p><text:s text:c="3"/>13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3" calcext:value-type="float">
            <text:p><text:s text:c="3"/>1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8108" calcext:value-type="float">
            <text:p><text:s text:c="3"/>8,108</text:p>
          </table:table-cell>
          <table:table-cell table:style-name="ce150" office:value-type="float" office:value="7167" calcext:value-type="float">
            <text:p><text:s text:c="3"/>7,167</text:p>
          </table:table-cell>
          <table:table-cell table:style-name="ce150" office:value-type="float" office:value="7166" calcext:value-type="float">
            <text:p><text:s text:c="3"/>7,166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568" calcext:value-type="float">
            <text:p><text:s text:c="3"/>568</text:p>
          </table:table-cell>
          <table:table-cell table:style-name="ce150" office:value-type="float" office:value="224" calcext:value-type="float">
            <text:p><text:s text:c="3"/>224</text:p>
          </table:table-cell>
          <table:table-cell table:style-name="ce150" office:value-type="float" office:value="344" calcext:value-type="float">
            <text:p><text:s text:c="3"/>344</text:p>
          </table:table-cell>
          <table:table-cell table:style-name="ce150" office:value-type="float" office:value="11" calcext:value-type="float">
            <text:p><text:s text:c="3"/>11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362" calcext:value-type="float">
            <text:p><text:s text:c="3"/>362</text:p>
          </table:table-cell>
          <table:table-cell table:style-name="ce150" office:value-type="float" office:value="203" calcext:value-type="float">
            <text:p><text:s text:c="3"/>203</text:p>
          </table:table-cell>
          <table:table-cell table:style-name="ce150" office:value-type="float" office:value="159" calcext:value-type="float">
            <text:p><text:s text:c="3"/>159</text:p>
          </table:table-cell>
          <table:table-cell table:style-name="ce150" office:value-type="float" office:value="320" calcext:value-type="float">
            <text:p><text:s text:c="3"/>320</text:p>
          </table:table-cell>
          <table:table-cell table:style-name="ce150" office:value-type="float" office:value="203" calcext:value-type="float">
            <text:p><text:s text:c="3"/>203</text:p>
          </table:table-cell>
          <table:table-cell table:style-name="ce150" office:value-type="float" office:value="117" calcext:value-type="float">
            <text:p><text:s text:c="3"/>117</text:p>
          </table:table-cell>
          <table:table-cell table:style-name="ce150" office:value-type="float" office:value="42" calcext:value-type="float">
            <text:p><text:s text:c="3"/>42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42" calcext:value-type="float">
            <text:p><text:s text:c="3"/>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054" calcext:value-type="float">
            <text:p><text:s text:c="3"/>4,054</text:p>
          </table:table-cell>
          <table:table-cell table:style-name="ce160" office:value-type="float" office:value="3971" calcext:value-type="float">
            <text:p><text:s text:c="3"/>3,971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9" office:value-type="float" office:value="54" calcext:value-type="float">
            <text:p><text:s text:c="3"/>5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3" calcext:value-type="float">
            <text:p><text:s text:c="3"/>53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15" calcext:value-type="float">
            <text:p><text:s text:c="3"/>15</text:p>
          </table:table-cell>
          <table:table-cell table:style-name="ce169" office:value-type="float" office:value="38" calcext:value-type="float">
            <text:p><text:s text:c="3"/>38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38" calcext:value-type="float">
            <text:p><text:s text:c="3"/>3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054" calcext:value-type="float">
            <text:p><text:s text:c="3"/>4,054</text:p>
          </table:table-cell>
          <table:table-cell table:style-name="ce161" office:value-type="float" office:value="3196" calcext:value-type="float">
            <text:p><text:s text:c="3"/>3,196</text:p>
          </table:table-cell>
          <table:table-cell table:style-name="ce54" office:value-type="float" office:value="3195" calcext:value-type="float">
            <text:p><text:s text:c="3"/>3,19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47" calcext:value-type="float">
            <text:p><text:s text:c="3"/>547</text:p>
          </table:table-cell>
          <table:table-cell table:style-name="ce54" office:value-type="float" office:value="220" calcext:value-type="float">
            <text:p><text:s text:c="3"/>220</text:p>
          </table:table-cell>
          <table:table-cell table:style-name="ce54" office:value-type="float" office:value="327" calcext:value-type="float">
            <text:p><text:s text:c="3"/>327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308" calcext:value-type="float">
            <text:p><text:s text:c="3"/>308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70" office:value-type="float" office:value="106" calcext:value-type="float">
            <text:p><text:s text:c="3"/>106</text:p>
          </table:table-cell>
          <table:table-cell table:style-name="ce170" office:value-type="float" office:value="304" calcext:value-type="float">
            <text:p><text:s text:c="3"/>304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70" office:value-type="float" office:value="102" calcext:value-type="float">
            <text:p><text:s text:c="3"/>102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4" calcext:value-type="float">
            <text:p><text:s text:c="3"/>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17">
          <table:table-cell table:style-name="ce13" office:value-type="string" calcext:value-type="string" table:number-columns-spanned="1" table:number-rows-spanned="3">
            <text:p>102年</text:p>
            <text:p>截至7月止</text:p>
          </table:table-cell>
          <table:table-cell table:style-name="ce138" office:value-type="string" calcext:value-type="string">
            <text:p>計</text:p>
          </table:table-cell>
          <table:table-cell table:style-name="ce153" office:value-type="float" office:value="61512" calcext:value-type="float">
            <text:p><text:s text:c="3"/>61,512</text:p>
          </table:table-cell>
          <table:table-cell table:style-name="ce153" office:value-type="float" office:value="54375" calcext:value-type="float">
            <text:p><text:s text:c="3"/>54,375</text:p>
          </table:table-cell>
          <table:table-cell table:style-name="ce153" office:value-type="float" office:value="54370" calcext:value-type="float">
            <text:p><text:s text:c="3"/>54,370</text:p>
          </table:table-cell>
          <table:table-cell table:style-name="ce153" office:value-type="float" office:value="5" calcext:value-type="float">
            <text:p><text:s text:c="3"/>5</text:p>
          </table:table-cell>
          <table:table-cell table:style-name="ce153" office:value-type="float" office:value="4233" calcext:value-type="float">
            <text:p><text:s text:c="3"/>4,233</text:p>
          </table:table-cell>
          <table:table-cell table:style-name="ce153" office:value-type="float" office:value="1755" calcext:value-type="float">
            <text:p><text:s text:c="3"/>1,755</text:p>
          </table:table-cell>
          <table:table-cell table:style-name="ce153" office:value-type="float" office:value="2478" calcext:value-type="float">
            <text:p><text:s text:c="3"/>2,478</text:p>
          </table:table-cell>
          <table:table-cell table:style-name="ce153" office:value-type="float" office:value="72" calcext:value-type="float">
            <text:p><text:s text:c="3"/>72</text:p>
          </table:table-cell>
          <table:table-cell table:style-name="ce153" office:value-type="float" office:value="22" calcext:value-type="float">
            <text:p><text:s text:c="3"/>22</text:p>
          </table:table-cell>
          <table:table-cell table:style-name="ce153" office:value-type="float" office:value="50" calcext:value-type="float">
            <text:p><text:s text:c="3"/>50</text:p>
          </table:table-cell>
          <table:table-cell table:style-name="ce153" office:value-type="float" office:value="2832" calcext:value-type="float">
            <text:p><text:s text:c="3"/>2,832</text:p>
          </table:table-cell>
          <table:table-cell table:style-name="ce153" office:value-type="float" office:value="1697" calcext:value-type="float">
            <text:p><text:s text:c="3"/>1,697</text:p>
          </table:table-cell>
          <table:table-cell table:style-name="ce153" office:value-type="float" office:value="1135" calcext:value-type="float">
            <text:p><text:s text:c="3"/>1,135</text:p>
          </table:table-cell>
          <table:table-cell table:style-name="ce153" office:value-type="float" office:value="2440" calcext:value-type="float">
            <text:p><text:s text:c="3"/>2,440</text:p>
          </table:table-cell>
          <table:table-cell table:style-name="ce153" office:value-type="float" office:value="1693" calcext:value-type="float">
            <text:p><text:s text:c="3"/>1,693</text:p>
          </table:table-cell>
          <table:table-cell table:style-name="ce153" office:value-type="float" office:value="747" calcext:value-type="float">
            <text:p><text:s text:c="3"/>747</text:p>
          </table:table-cell>
          <table:table-cell table:style-name="ce153" office:value-type="float" office:value="392" calcext:value-type="float">
            <text:p><text:s text:c="3"/>392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90" office:value-type="float" office:value="388" calcext:value-type="float">
            <text:p><text:s text:c="3"/>38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48" office:value-type="float" office:value="30756" calcext:value-type="float">
            <text:p><text:s text:c="3"/>30,756</text:p>
          </table:table-cell>
          <table:table-cell table:style-name="ce148" office:value-type="float" office:value="30109" calcext:value-type="float">
            <text:p><text:s text:c="3"/>30,109</text:p>
          </table:table-cell>
          <table:table-cell table:style-name="ce148" office:value-type="float" office:value="30106" calcext:value-type="float">
            <text:p><text:s text:c="3"/>30,106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187" calcext:value-type="float">
            <text:p><text:s text:c="3"/>187</text:p>
          </table:table-cell>
          <table:table-cell table:style-name="ce148" office:value-type="float" office:value="28" calcext:value-type="float">
            <text:p><text:s text:c="3"/>28</text:p>
          </table:table-cell>
          <table:table-cell table:style-name="ce148" office:value-type="float" office:value="159" calcext:value-type="float">
            <text:p><text:s text:c="3"/>159</text:p>
          </table:table-cell>
          <table:table-cell table:style-name="ce148" office:value-type="float" office:value="28" calcext:value-type="float">
            <text:p><text:s text:c="3"/>28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48" office:value-type="float" office:value="21" calcext:value-type="float">
            <text:p><text:s text:c="3"/>21</text:p>
          </table:table-cell>
          <table:table-cell table:style-name="ce148" office:value-type="float" office:value="432" calcext:value-type="float">
            <text:p><text:s text:c="3"/>432</text:p>
          </table:table-cell>
          <table:table-cell table:style-name="ce148" office:value-type="float" office:value="11" calcext:value-type="float">
            <text:p><text:s text:c="3"/>11</text:p>
          </table:table-cell>
          <table:table-cell table:style-name="ce148" office:value-type="float" office:value="421" calcext:value-type="float">
            <text:p><text:s text:c="3"/>421</text:p>
          </table:table-cell>
          <table:table-cell table:style-name="ce148" office:value-type="float" office:value="105" calcext:value-type="float">
            <text:p><text:s text:c="3"/>105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48" office:value-type="float" office:value="97" calcext:value-type="float">
            <text:p><text:s text:c="3"/>97</text:p>
          </table:table-cell>
          <table:table-cell table:style-name="ce148" office:value-type="float" office:value="327" calcext:value-type="float">
            <text:p><text:s text:c="3"/>327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85" office:value-type="float" office:value="324" calcext:value-type="float">
            <text:p><text:s text:c="3"/>32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9" office:value-type="float" office:value="30756" calcext:value-type="float">
            <text:p><text:s text:c="3"/>30,756</text:p>
          </table:table-cell>
          <table:table-cell table:style-name="ce149" office:value-type="float" office:value="24266" calcext:value-type="float">
            <text:p><text:s text:c="3"/>24,266</text:p>
          </table:table-cell>
          <table:table-cell table:style-name="ce149" office:value-type="float" office:value="24264" calcext:value-type="float">
            <text:p><text:s text:c="3"/>24,264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4046" calcext:value-type="float">
            <text:p><text:s text:c="3"/>4,046</text:p>
          </table:table-cell>
          <table:table-cell table:style-name="ce149" office:value-type="float" office:value="1727" calcext:value-type="float">
            <text:p><text:s text:c="3"/>1,727</text:p>
          </table:table-cell>
          <table:table-cell table:style-name="ce149" office:value-type="float" office:value="2319" calcext:value-type="float">
            <text:p><text:s text:c="3"/>2,319</text:p>
          </table:table-cell>
          <table:table-cell table:style-name="ce149" office:value-type="float" office:value="44" calcext:value-type="float">
            <text:p><text:s text:c="3"/>44</text:p>
          </table:table-cell>
          <table:table-cell table:style-name="ce149" office:value-type="float" office:value="15" calcext:value-type="float">
            <text:p><text:s text:c="3"/>15</text:p>
          </table:table-cell>
          <table:table-cell table:style-name="ce149" office:value-type="float" office:value="29" calcext:value-type="float">
            <text:p><text:s text:c="3"/>29</text:p>
          </table:table-cell>
          <table:table-cell table:style-name="ce149" office:value-type="float" office:value="2400" calcext:value-type="float">
            <text:p><text:s text:c="3"/>2,400</text:p>
          </table:table-cell>
          <table:table-cell table:style-name="ce149" office:value-type="float" office:value="1686" calcext:value-type="float">
            <text:p><text:s text:c="3"/>1,686</text:p>
          </table:table-cell>
          <table:table-cell table:style-name="ce149" office:value-type="float" office:value="714" calcext:value-type="float">
            <text:p><text:s text:c="3"/>714</text:p>
          </table:table-cell>
          <table:table-cell table:style-name="ce149" office:value-type="float" office:value="2335" calcext:value-type="float">
            <text:p><text:s text:c="3"/>2,335</text:p>
          </table:table-cell>
          <table:table-cell table:style-name="ce149" office:value-type="float" office:value="1685" calcext:value-type="float">
            <text:p><text:s text:c="3"/>1,685</text:p>
          </table:table-cell>
          <table:table-cell table:style-name="ce149" office:value-type="float" office:value="650" calcext:value-type="float">
            <text:p><text:s text:c="3"/>650</text:p>
          </table:table-cell>
          <table:table-cell table:style-name="ce149" office:value-type="float" office:value="65" calcext:value-type="float">
            <text:p><text:s text:c="3"/>65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6" office:value-type="float" office:value="64" calcext:value-type="float">
            <text:p><text:s text:c="3"/>6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8532" calcext:value-type="float">
            <text:p><text:s text:c="3"/>8,532</text:p>
          </table:table-cell>
          <table:table-cell table:number-columns-repeated="2" table:style-name="ce150" office:value-type="float" office:value="7533" calcext:value-type="float">
            <text:p><text:s text:c="3"/>7,533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642" calcext:value-type="float">
            <text:p><text:s text:c="3"/>642</text:p>
          </table:table-cell>
          <table:table-cell table:style-name="ce150" office:value-type="float" office:value="222" calcext:value-type="float">
            <text:p><text:s text:c="3"/>222</text:p>
          </table:table-cell>
          <table:table-cell table:style-name="ce150" office:value-type="float" office:value="420" calcext:value-type="float">
            <text:p><text:s text:c="3"/>420</text:p>
          </table:table-cell>
          <table:table-cell table:style-name="ce150" office:value-type="float" office:value="10" calcext:value-type="float">
            <text:p><text:s text:c="3"/>10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347" calcext:value-type="float">
            <text:p><text:s text:c="3"/>347</text:p>
          </table:table-cell>
          <table:table-cell table:style-name="ce150" office:value-type="float" office:value="222" calcext:value-type="float">
            <text:p><text:s text:c="3"/>222</text:p>
          </table:table-cell>
          <table:table-cell table:style-name="ce150" office:value-type="float" office:value="125" calcext:value-type="float">
            <text:p><text:s text:c="3"/>125</text:p>
          </table:table-cell>
          <table:table-cell table:style-name="ce150" office:value-type="float" office:value="311" calcext:value-type="float">
            <text:p><text:s text:c="3"/>311</text:p>
          </table:table-cell>
          <table:table-cell table:style-name="ce150" office:value-type="float" office:value="222" calcext:value-type="float">
            <text:p><text:s text:c="3"/>222</text:p>
          </table:table-cell>
          <table:table-cell table:style-name="ce150" office:value-type="float" office:value="89" calcext:value-type="float">
            <text:p><text:s text:c="3"/>89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36" calcext:value-type="float">
            <text:p><text:s text:c="3"/>3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266" calcext:value-type="float">
            <text:p><text:s text:c="3"/>4,266</text:p>
          </table:table-cell>
          <table:table-cell table:style-name="ce160" office:value-type="float" office:value="4203" calcext:value-type="float">
            <text:p><text:s text:c="3"/>4,203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9" office:value-type="float" office:value="39" calcext:value-type="float">
            <text:p><text:s text:c="3"/>39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36" calcext:value-type="float">
            <text:p><text:s text:c="3"/>36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69" office:value-type="float" office:value="27" calcext:value-type="float">
            <text:p><text:s text:c="3"/>27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27" calcext:value-type="float">
            <text:p><text:s text:c="3"/>2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266" calcext:value-type="float">
            <text:p><text:s text:c="3"/>4,266</text:p>
          </table:table-cell>
          <table:table-cell table:style-name="ce161" office:value-type="float" office:value="3330" calcext:value-type="float">
            <text:p><text:s text:c="3"/>3,330</text:p>
          </table:table-cell>
          <table:table-cell table:style-name="ce54" office:value-type="float" office:value="3330" calcext:value-type="float">
            <text:p><text:s text:c="3"/>3,33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54" office:value-type="float" office:value="219" calcext:value-type="float">
            <text:p><text:s text:c="3"/>219</text:p>
          </table:table-cell>
          <table:table-cell table:style-name="ce54" office:value-type="float" office:value="403" calcext:value-type="float">
            <text:p><text:s text:c="3"/>403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308" calcext:value-type="float">
            <text:p><text:s text:c="3"/>308</text:p>
          </table:table-cell>
          <table:table-cell table:style-name="ce170" office:value-type="float" office:value="219" calcext:value-type="float">
            <text:p><text:s text:c="3"/>219</text:p>
          </table:table-cell>
          <table:table-cell table:style-name="ce170" office:value-type="float" office:value="89" calcext:value-type="float">
            <text:p><text:s text:c="3"/>89</text:p>
          </table:table-cell>
          <table:table-cell table:style-name="ce170" office:value-type="float" office:value="299" calcext:value-type="float">
            <text:p><text:s text:c="3"/>299</text:p>
          </table:table-cell>
          <table:table-cell table:style-name="ce170" office:value-type="float" office:value="219" calcext:value-type="float">
            <text:p><text:s text:c="3"/>219</text:p>
          </table:table-cell>
          <table:table-cell table:style-name="ce170" office:value-type="float" office:value="80" calcext:value-type="float">
            <text:p><text:s text:c="3"/>80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9" calcext:value-type="float">
            <text:p><text:s text:c="3"/>9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6564" calcext:value-type="float">
            <text:p><text:s text:c="3"/>6,564</text:p>
          </table:table-cell>
          <table:table-cell table:number-columns-repeated="2" table:style-name="ce150" office:value-type="float" office:value="5837" calcext:value-type="float">
            <text:p><text:s text:c="3"/>5,837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435" calcext:value-type="float">
            <text:p><text:s text:c="3"/>435</text:p>
          </table:table-cell>
          <table:table-cell table:style-name="ce150" office:value-type="float" office:value="169" calcext:value-type="float">
            <text:p><text:s text:c="3"/>169</text:p>
          </table:table-cell>
          <table:table-cell table:style-name="ce150" office:value-type="float" office:value="266" calcext:value-type="float">
            <text:p><text:s text:c="3"/>266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50" office:value-type="float" office:value="286" calcext:value-type="float">
            <text:p><text:s text:c="3"/>286</text:p>
          </table:table-cell>
          <table:table-cell table:style-name="ce150" office:value-type="float" office:value="165" calcext:value-type="float">
            <text:p><text:s text:c="3"/>165</text:p>
          </table:table-cell>
          <table:table-cell table:style-name="ce150" office:value-type="float" office:value="121" calcext:value-type="float">
            <text:p><text:s text:c="3"/>121</text:p>
          </table:table-cell>
          <table:table-cell table:style-name="ce150" office:value-type="float" office:value="242" calcext:value-type="float">
            <text:p><text:s text:c="3"/>242</text:p>
          </table:table-cell>
          <table:table-cell table:style-name="ce150" office:value-type="float" office:value="163" calcext:value-type="float">
            <text:p><text:s text:c="3"/>163</text:p>
          </table:table-cell>
          <table:table-cell table:style-name="ce150" office:value-type="float" office:value="79" calcext:value-type="float">
            <text:p><text:s text:c="3"/>79</text:p>
          </table:table-cell>
          <table:table-cell table:style-name="ce150" office:value-type="float" office:value="44" calcext:value-type="float">
            <text:p><text:s text:c="3"/>44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87" office:value-type="float" office:value="42" calcext:value-type="float">
            <text:p><text:s text:c="3"/>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3282" calcext:value-type="float">
            <text:p><text:s text:c="3"/>3,282</text:p>
          </table:table-cell>
          <table:table-cell table:style-name="ce160" office:value-type="float" office:value="3218" calcext:value-type="float">
            <text:p><text:s text:c="3"/>3,218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9" office:value-type="float" office:value="41" calcext:value-type="float">
            <text:p><text:s text:c="3"/>4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40" calcext:value-type="float">
            <text:p><text:s text:c="3"/>40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36" calcext:value-type="float">
            <text:p><text:s text:c="3"/>36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8" office:value-type="float" office:value="35" calcext:value-type="float">
            <text:p><text:s text:c="3"/>35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3282" calcext:value-type="float">
            <text:p><text:s text:c="3"/>3,282</text:p>
          </table:table-cell>
          <table:table-cell table:style-name="ce161" office:value-type="float" office:value="2619" calcext:value-type="float">
            <text:p><text:s text:c="3"/>2,619</text:p>
          </table:table-cell>
          <table:table-cell table:style-name="ce54" office:value-type="float" office:value="2619" calcext:value-type="float">
            <text:p><text:s text:c="3"/>2,6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166" calcext:value-type="float">
            <text:p><text:s text:c="3"/>166</text:p>
          </table:table-cell>
          <table:table-cell table:style-name="ce54" office:value-type="float" office:value="248" calcext:value-type="float">
            <text:p><text:s text:c="3"/>248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245" calcext:value-type="float">
            <text:p><text:s text:c="3"/>245</text:p>
          </table:table-cell>
          <table:table-cell table:style-name="ce170" office:value-type="float" office:value="164" calcext:value-type="float">
            <text:p><text:s text:c="3"/>164</text:p>
          </table:table-cell>
          <table:table-cell table:style-name="ce170" office:value-type="float" office:value="81" calcext:value-type="float">
            <text:p><text:s text:c="3"/>81</text:p>
          </table:table-cell>
          <table:table-cell table:style-name="ce170" office:value-type="float" office:value="237" calcext:value-type="float">
            <text:p><text:s text:c="3"/>237</text:p>
          </table:table-cell>
          <table:table-cell table:style-name="ce170" office:value-type="float" office:value="163" calcext:value-type="float">
            <text:p><text:s text:c="3"/>163</text:p>
          </table:table-cell>
          <table:table-cell table:style-name="ce170" office:value-type="float" office:value="74" calcext:value-type="float">
            <text:p><text:s text:c="3"/>74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9" office:value-type="float" office:value="7" calcext:value-type="float">
            <text:p><text:s text:c="3"/>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9174" calcext:value-type="float">
            <text:p><text:s text:c="3"/>9,174</text:p>
          </table:table-cell>
          <table:table-cell table:style-name="ce154" office:value-type="float" office:value="8125" calcext:value-type="float">
            <text:p><text:s text:c="3"/>8,125</text:p>
          </table:table-cell>
          <table:table-cell table:style-name="ce154" office:value-type="float" office:value="8123" calcext:value-type="float">
            <text:p><text:s text:c="3"/>8,123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92" calcext:value-type="float">
            <text:p><text:s text:c="3"/>592</text:p>
          </table:table-cell>
          <table:table-cell table:style-name="ce154" office:value-type="float" office:value="257" calcext:value-type="float">
            <text:p><text:s text:c="3"/>257</text:p>
          </table:table-cell>
          <table:table-cell table:style-name="ce154" office:value-type="float" office:value="335" calcext:value-type="float">
            <text:p><text:s text:c="3"/>335</text:p>
          </table:table-cell>
          <table:table-cell table:style-name="ce154" office:value-type="float" office:value="10" calcext:value-type="float">
            <text:p><text:s text:c="3"/>10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447" calcext:value-type="float">
            <text:p><text:s text:c="3"/>447</text:p>
          </table:table-cell>
          <table:table-cell table:style-name="ce154" office:value-type="float" office:value="267" calcext:value-type="float">
            <text:p><text:s text:c="3"/>267</text:p>
          </table:table-cell>
          <table:table-cell table:style-name="ce154" office:value-type="float" office:value="180" calcext:value-type="float">
            <text:p><text:s text:c="3"/>180</text:p>
          </table:table-cell>
          <table:table-cell table:style-name="ce154" office:value-type="float" office:value="376" calcext:value-type="float">
            <text:p><text:s text:c="3"/>376</text:p>
          </table:table-cell>
          <table:table-cell table:style-name="ce154" office:value-type="float" office:value="267" calcext:value-type="float">
            <text:p><text:s text:c="3"/>267</text:p>
          </table:table-cell>
          <table:table-cell table:style-name="ce154" office:value-type="float" office:value="109" calcext:value-type="float">
            <text:p><text:s text:c="3"/>109</text:p>
          </table:table-cell>
          <table:table-cell table:style-name="ce154" office:value-type="float" office:value="71" calcext:value-type="float">
            <text:p><text:s text:c="3"/>71</text:p>
          </table:table-cell>
          <table:table-cell table:style-name="ce154" office:value-type="float" office:value="0" calcext:value-type="float">
            <text:p>—</text:p>
          </table:table-cell>
          <table:table-cell table:style-name="ce191" office:value-type="float" office:value="71" calcext:value-type="float">
            <text:p><text:s text:c="3"/>7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587" calcext:value-type="float">
            <text:p><text:s text:c="3"/>4,587</text:p>
          </table:table-cell>
          <table:table-cell table:style-name="ce160" office:value-type="float" office:value="4486" calcext:value-type="float">
            <text:p><text:s text:c="3"/>4,486</text:p>
          </table:table-cell>
          <table:table-cell table:style-name="ce53" office:value-type="float" office:value="4485" calcext:value-type="float">
            <text:p><text:s text:c="3"/>4,48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9" office:value-type="float" office:value="75" calcext:value-type="float">
            <text:p><text:s text:c="3"/>75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75" calcext:value-type="float">
            <text:p><text:s text:c="3"/>75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63" calcext:value-type="float">
            <text:p><text:s text:c="3"/>6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587" calcext:value-type="float">
            <text:p><text:s text:c="3"/>4,587</text:p>
          </table:table-cell>
          <table:table-cell table:style-name="ce161" office:value-type="float" office:value="3639" calcext:value-type="float">
            <text:p><text:s text:c="3"/>3,639</text:p>
          </table:table-cell>
          <table:table-cell table:style-name="ce54" office:value-type="float" office:value="3638" calcext:value-type="float">
            <text:p><text:s text:c="3"/>3,63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68" calcext:value-type="float">
            <text:p><text:s text:c="3"/>568</text:p>
          </table:table-cell>
          <table:table-cell table:style-name="ce54" office:value-type="float" office:value="254" calcext:value-type="float">
            <text:p><text:s text:c="3"/>254</text:p>
          </table:table-cell>
          <table:table-cell table:style-name="ce54" office:value-type="float" office:value="314" calcext:value-type="float">
            <text:p><text:s text:c="3"/>314</text:p>
          </table:table-cell>
          <table:table-cell table:style-name="ce83" office:value-type="float" office:value="8" calcext:value-type="float">
            <text:p><text:s text:c="3"/>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70" office:value-type="float" office:value="372" calcext:value-type="float">
            <text:p><text:s text:c="3"/>372</text:p>
          </table:table-cell>
          <table:table-cell table:style-name="ce170" office:value-type="float" office:value="267" calcext:value-type="float">
            <text:p><text:s text:c="3"/>267</text:p>
          </table:table-cell>
          <table:table-cell table:style-name="ce170" office:value-type="float" office:value="105" calcext:value-type="float">
            <text:p><text:s text:c="3"/>105</text:p>
          </table:table-cell>
          <table:table-cell table:style-name="ce170" office:value-type="float" office:value="364" calcext:value-type="float">
            <text:p><text:s text:c="3"/>364</text:p>
          </table:table-cell>
          <table:table-cell table:style-name="ce170" office:value-type="float" office:value="267" calcext:value-type="float">
            <text:p><text:s text:c="3"/>267</text:p>
          </table:table-cell>
          <table:table-cell table:style-name="ce170" office:value-type="float" office:value="97" calcext:value-type="float">
            <text:p><text:s text:c="3"/>97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8" calcext:value-type="float">
            <text:p><text:s text:c="3"/>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8652" calcext:value-type="float">
            <text:p><text:s text:c="3"/>8,652</text:p>
          </table:table-cell>
          <table:table-cell table:style-name="ce154" office:value-type="float" office:value="7646" calcext:value-type="float">
            <text:p><text:s text:c="3"/>7,646</text:p>
          </table:table-cell>
          <table:table-cell table:style-name="ce154" office:value-type="float" office:value="7645" calcext:value-type="float">
            <text:p><text:s text:c="3"/>7,64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605" calcext:value-type="float">
            <text:p><text:s text:c="3"/>605</text:p>
          </table:table-cell>
          <table:table-cell table:style-name="ce154" office:value-type="float" office:value="278" calcext:value-type="float">
            <text:p><text:s text:c="3"/>278</text:p>
          </table:table-cell>
          <table:table-cell table:style-name="ce154" office:value-type="float" office:value="327" calcext:value-type="float">
            <text:p><text:s text:c="3"/>327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4" office:value-type="float" office:value="392" calcext:value-type="float">
            <text:p><text:s text:c="3"/>392</text:p>
          </table:table-cell>
          <table:table-cell table:style-name="ce154" office:value-type="float" office:value="231" calcext:value-type="float">
            <text:p><text:s text:c="3"/>231</text:p>
          </table:table-cell>
          <table:table-cell table:style-name="ce154" office:value-type="float" office:value="161" calcext:value-type="float">
            <text:p><text:s text:c="3"/>161</text:p>
          </table:table-cell>
          <table:table-cell table:style-name="ce154" office:value-type="float" office:value="333" calcext:value-type="float">
            <text:p><text:s text:c="3"/>333</text:p>
          </table:table-cell>
          <table:table-cell table:style-name="ce154" office:value-type="float" office:value="230" calcext:value-type="float">
            <text:p><text:s text:c="3"/>230</text:p>
          </table:table-cell>
          <table:table-cell table:style-name="ce154" office:value-type="float" office:value="103" calcext:value-type="float">
            <text:p><text:s text:c="3"/>103</text:p>
          </table:table-cell>
          <table:table-cell table:style-name="ce154" office:value-type="float" office:value="59" calcext:value-type="float">
            <text:p><text:s text:c="3"/>59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91" office:value-type="float" office:value="58" calcext:value-type="float">
            <text:p><text:s text:c="3"/>5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326" calcext:value-type="float">
            <text:p><text:s text:c="3"/>4,326</text:p>
          </table:table-cell>
          <table:table-cell table:style-name="ce160" office:value-type="float" office:value="4240" calcext:value-type="float">
            <text:p><text:s text:c="3"/>4,240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9" office:value-type="float" office:value="59" calcext:value-type="float">
            <text:p><text:s text:c="3"/>59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8" calcext:value-type="float">
            <text:p><text:s text:c="3"/>58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49" calcext:value-type="float">
            <text:p><text:s text:c="3"/>49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8" office:value-type="float" office:value="48" calcext:value-type="float">
            <text:p><text:s text:c="3"/>4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326" calcext:value-type="float">
            <text:p><text:s text:c="3"/>4,326</text:p>
          </table:table-cell>
          <table:table-cell table:style-name="ce161" office:value-type="float" office:value="3406" calcext:value-type="float">
            <text:p><text:s text:c="3"/>3,406</text:p>
          </table:table-cell>
          <table:table-cell table:style-name="ce54" office:value-type="float" office:value="3405" calcext:value-type="float">
            <text:p><text:s text:c="3"/>3,40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80" calcext:value-type="float">
            <text:p><text:s text:c="3"/>580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333" calcext:value-type="float">
            <text:p><text:s text:c="3"/>333</text:p>
          </table:table-cell>
          <table:table-cell table:style-name="ce170" office:value-type="float" office:value="230" calcext:value-type="float">
            <text:p><text:s text:c="3"/>230</text:p>
          </table:table-cell>
          <table:table-cell table:style-name="ce170" office:value-type="float" office:value="103" calcext:value-type="float">
            <text:p><text:s text:c="3"/>103</text:p>
          </table:table-cell>
          <table:table-cell table:style-name="ce170" office:value-type="float" office:value="323" calcext:value-type="float">
            <text:p><text:s text:c="3"/>323</text:p>
          </table:table-cell>
          <table:table-cell table:style-name="ce170" office:value-type="float" office:value="230" calcext:value-type="float">
            <text:p><text:s text:c="3"/>230</text:p>
          </table:table-cell>
          <table:table-cell table:style-name="ce170" office:value-type="float" office:value="93" calcext:value-type="float">
            <text:p><text:s text:c="3"/>93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0" calcext:value-type="float">
            <text:p><text:s text:c="3"/>10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9602" calcext:value-type="float">
            <text:p><text:s text:c="3"/>9,602</text:p>
          </table:table-cell>
          <table:table-cell table:number-columns-repeated="2" table:style-name="ce154" office:value-type="float" office:value="8482" calcext:value-type="float">
            <text:p><text:s text:c="3"/>8,482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648" calcext:value-type="float">
            <text:p><text:s text:c="3"/>648</text:p>
          </table:table-cell>
          <table:table-cell table:style-name="ce154" office:value-type="float" office:value="270" calcext:value-type="float">
            <text:p><text:s text:c="3"/>270</text:p>
          </table:table-cell>
          <table:table-cell table:style-name="ce154" office:value-type="float" office:value="378" calcext:value-type="float">
            <text:p><text:s text:c="3"/>378</text:p>
          </table:table-cell>
          <table:table-cell table:style-name="ce154" office:value-type="float" office:value="11" calcext:value-type="float">
            <text:p><text:s text:c="3"/>1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461" calcext:value-type="float">
            <text:p><text:s text:c="3"/>461</text:p>
          </table:table-cell>
          <table:table-cell table:style-name="ce154" office:value-type="float" office:value="287" calcext:value-type="float">
            <text:p><text:s text:c="3"/>287</text:p>
          </table:table-cell>
          <table:table-cell table:style-name="ce154" office:value-type="float" office:value="174" calcext:value-type="float">
            <text:p><text:s text:c="3"/>174</text:p>
          </table:table-cell>
          <table:table-cell table:style-name="ce154" office:value-type="float" office:value="407" calcext:value-type="float">
            <text:p><text:s text:c="3"/>407</text:p>
          </table:table-cell>
          <table:table-cell table:style-name="ce154" office:value-type="float" office:value="287" calcext:value-type="float">
            <text:p><text:s text:c="3"/>287</text:p>
          </table:table-cell>
          <table:table-cell table:style-name="ce154" office:value-type="float" office:value="120" calcext:value-type="float">
            <text:p><text:s text:c="3"/>120</text:p>
          </table:table-cell>
          <table:table-cell table:style-name="ce154" office:value-type="float" office:value="54" calcext:value-type="float">
            <text:p><text:s text:c="3"/>54</text:p>
          </table:table-cell>
          <table:table-cell table:style-name="ce154" office:value-type="float" office:value="0" calcext:value-type="float">
            <text:p>—</text:p>
          </table:table-cell>
          <table:table-cell table:style-name="ce191" office:value-type="float" office:value="54" calcext:value-type="float">
            <text:p><text:s text:c="3"/>5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801" calcext:value-type="float">
            <text:p><text:s text:c="3"/>4,801</text:p>
          </table:table-cell>
          <table:table-cell table:style-name="ce160" office:value-type="float" office:value="4686" calcext:value-type="float">
            <text:p><text:s text:c="3"/>4,686</text:p>
          </table:table-cell>
          <table:table-cell table:style-name="ce53" office:value-type="float" office:value="4686" calcext:value-type="float">
            <text:p><text:s text:c="3"/>4,686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35" calcext:value-type="float">
            <text:p><text:s text:c="3"/>35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9" office:value-type="float" office:value="68" calcext:value-type="float">
            <text:p><text:s text:c="3"/>68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67" calcext:value-type="float">
            <text:p><text:s text:c="3"/>67</text:p>
          </table:table-cell>
          <table:table-cell table:style-name="ce169" office:value-type="float" office:value="22" calcext:value-type="float">
            <text:p><text:s text:c="3"/>22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21" calcext:value-type="float">
            <text:p><text:s text:c="3"/>21</text:p>
          </table:table-cell>
          <table:table-cell table:style-name="ce169" office:value-type="float" office:value="46" calcext:value-type="float">
            <text:p><text:s text:c="3"/>46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46" calcext:value-type="float">
            <text:p><text:s text:c="3"/>4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801" calcext:value-type="float">
            <text:p><text:s text:c="3"/>4,801</text:p>
          </table:table-cell>
          <table:table-cell table:style-name="ce161" office:value-type="float" office:value="3796" calcext:value-type="float">
            <text:p><text:s text:c="3"/>3,796</text:p>
          </table:table-cell>
          <table:table-cell table:style-name="ce54" office:value-type="float" office:value="3796" calcext:value-type="float">
            <text:p><text:s text:c="3"/>3,79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7" calcext:value-type="float">
            <text:p><text:s text:c="3"/>607</text:p>
          </table:table-cell>
          <table:table-cell table:style-name="ce54" office:value-type="float" office:value="264" calcext:value-type="float">
            <text:p><text:s text:c="3"/>264</text:p>
          </table:table-cell>
          <table:table-cell table:style-name="ce54" office:value-type="float" office:value="343" calcext:value-type="float">
            <text:p><text:s text:c="3"/>343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70" office:value-type="float" office:value="393" calcext:value-type="float">
            <text:p><text:s text:c="3"/>393</text:p>
          </table:table-cell>
          <table:table-cell table:style-name="ce170" office:value-type="float" office:value="286" calcext:value-type="float">
            <text:p><text:s text:c="3"/>286</text:p>
          </table:table-cell>
          <table:table-cell table:style-name="ce170" office:value-type="float" office:value="107" calcext:value-type="float">
            <text:p><text:s text:c="3"/>107</text:p>
          </table:table-cell>
          <table:table-cell table:style-name="ce170" office:value-type="float" office:value="385" calcext:value-type="float">
            <text:p><text:s text:c="3"/>385</text:p>
          </table:table-cell>
          <table:table-cell table:style-name="ce170" office:value-type="float" office:value="286" calcext:value-type="float">
            <text:p><text:s text:c="3"/>286</text:p>
          </table:table-cell>
          <table:table-cell table:style-name="ce170" office:value-type="float" office:value="99" calcext:value-type="float">
            <text:p><text:s text:c="3"/>99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8" calcext:value-type="float">
            <text:p><text:s text:c="3"/>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8940" calcext:value-type="float">
            <text:p><text:s text:c="3"/>8,940</text:p>
          </table:table-cell>
          <table:table-cell table:style-name="ce154" office:value-type="float" office:value="7850" calcext:value-type="float">
            <text:p><text:s text:c="3"/>7,850</text:p>
          </table:table-cell>
          <table:table-cell table:style-name="ce154" office:value-type="float" office:value="7848" calcext:value-type="float">
            <text:p><text:s text:c="3"/>7,84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635" calcext:value-type="float">
            <text:p><text:s text:c="3"/>635</text:p>
          </table:table-cell>
          <table:table-cell table:style-name="ce154" office:value-type="float" office:value="266" calcext:value-type="float">
            <text:p><text:s text:c="3"/>266</text:p>
          </table:table-cell>
          <table:table-cell table:style-name="ce154" office:value-type="float" office:value="369" calcext:value-type="float">
            <text:p><text:s text:c="3"/>369</text:p>
          </table:table-cell>
          <table:table-cell table:style-name="ce154" office:value-type="float" office:value="17" calcext:value-type="float">
            <text:p><text:s text:c="3"/>17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13" calcext:value-type="float">
            <text:p><text:s text:c="3"/>13</text:p>
          </table:table-cell>
          <table:table-cell table:style-name="ce154" office:value-type="float" office:value="438" calcext:value-type="float">
            <text:p><text:s text:c="3"/>438</text:p>
          </table:table-cell>
          <table:table-cell table:style-name="ce154" office:value-type="float" office:value="255" calcext:value-type="float">
            <text:p><text:s text:c="3"/>255</text:p>
          </table:table-cell>
          <table:table-cell table:style-name="ce154" office:value-type="float" office:value="183" calcext:value-type="float">
            <text:p><text:s text:c="3"/>183</text:p>
          </table:table-cell>
          <table:table-cell table:style-name="ce154" office:value-type="float" office:value="375" calcext:value-type="float">
            <text:p><text:s text:c="3"/>375</text:p>
          </table:table-cell>
          <table:table-cell table:style-name="ce154" office:value-type="float" office:value="255" calcext:value-type="float">
            <text:p><text:s text:c="3"/>255</text:p>
          </table:table-cell>
          <table:table-cell table:style-name="ce154" office:value-type="float" office:value="120" calcext:value-type="float">
            <text:p><text:s text:c="3"/>120</text:p>
          </table:table-cell>
          <table:table-cell table:style-name="ce154" office:value-type="float" office:value="63" calcext:value-type="float">
            <text:p><text:s text:c="3"/>63</text:p>
          </table:table-cell>
          <table:table-cell table:style-name="ce154" office:value-type="float" office:value="0" calcext:value-type="float">
            <text:p>—</text:p>
          </table:table-cell>
          <table:table-cell table:style-name="ce191" office:value-type="float" office:value="63" calcext:value-type="float">
            <text:p><text:s text:c="3"/>6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470" calcext:value-type="float">
            <text:p><text:s text:c="3"/>4,470</text:p>
          </table:table-cell>
          <table:table-cell table:style-name="ce160" office:value-type="float" office:value="4357" calcext:value-type="float">
            <text:p><text:s text:c="3"/>4,357</text:p>
          </table:table-cell>
          <table:table-cell table:style-name="ce53" office:value-type="float" office:value="4355" calcext:value-type="float">
            <text:p><text:s text:c="3"/>4,35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9" office:value-type="float" office:value="73" calcext:value-type="float">
            <text:p><text:s text:c="3"/>73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72" calcext:value-type="float">
            <text:p><text:s text:c="3"/>72</text:p>
          </table:table-cell>
          <table:table-cell table:style-name="ce169" office:value-type="float" office:value="21" calcext:value-type="float">
            <text:p><text:s text:c="3"/>2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52" calcext:value-type="float">
            <text:p><text:s text:c="3"/>52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52" calcext:value-type="float">
            <text:p><text:s text:c="3"/>5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470" calcext:value-type="float">
            <text:p><text:s text:c="3"/>4,470</text:p>
          </table:table-cell>
          <table:table-cell table:style-name="ce161" office:value-type="float" office:value="3493" calcext:value-type="float">
            <text:p><text:s text:c="3"/>3,493</text:p>
          </table:table-cell>
          <table:table-cell table:style-name="ce54" office:value-type="float" office:value="3493" calcext:value-type="float">
            <text:p><text:s text:c="3"/>3,49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1" calcext:value-type="float">
            <text:p><text:s text:c="3"/>601</text:p>
          </table:table-cell>
          <table:table-cell table:style-name="ce54" office:value-type="float" office:value="260" calcext:value-type="float">
            <text:p><text:s text:c="3"/>260</text:p>
          </table:table-cell>
          <table:table-cell table:style-name="ce54" office:value-type="float" office:value="341" calcext:value-type="float">
            <text:p><text:s text:c="3"/>341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70" office:value-type="float" office:value="365" calcext:value-type="float">
            <text:p><text:s text:c="3"/>365</text:p>
          </table:table-cell>
          <table:table-cell table:style-name="ce170" office:value-type="float" office:value="254" calcext:value-type="float">
            <text:p><text:s text:c="3"/>254</text:p>
          </table:table-cell>
          <table:table-cell table:style-name="ce170" office:value-type="float" office:value="111" calcext:value-type="float">
            <text:p><text:s text:c="3"/>111</text:p>
          </table:table-cell>
          <table:table-cell table:style-name="ce170" office:value-type="float" office:value="354" calcext:value-type="float">
            <text:p><text:s text:c="3"/>354</text:p>
          </table:table-cell>
          <table:table-cell table:style-name="ce170" office:value-type="float" office:value="254" calcext:value-type="float">
            <text:p><text:s text:c="3"/>254</text:p>
          </table:table-cell>
          <table:table-cell table:style-name="ce170" office:value-type="float" office:value="100" calcext:value-type="float">
            <text:p><text:s text:c="3"/>100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1" calcext:value-type="float">
            <text:p><text:s text:c="3"/>1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10048" calcext:value-type="float">
            <text:p><text:s text:c="3"/>10,048</text:p>
          </table:table-cell>
          <table:table-cell table:number-columns-repeated="2" table:style-name="ce154" office:value-type="float" office:value="8902" calcext:value-type="float">
            <text:p><text:s text:c="3"/>8,902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676" calcext:value-type="float">
            <text:p><text:s text:c="3"/>676</text:p>
          </table:table-cell>
          <table:table-cell table:style-name="ce154" office:value-type="float" office:value="293" calcext:value-type="float">
            <text:p><text:s text:c="3"/>293</text:p>
          </table:table-cell>
          <table:table-cell table:style-name="ce154" office:value-type="float" office:value="383" calcext:value-type="float">
            <text:p><text:s text:c="3"/>383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461" calcext:value-type="float">
            <text:p><text:s text:c="3"/>461</text:p>
          </table:table-cell>
          <table:table-cell table:style-name="ce154" office:value-type="float" office:value="270" calcext:value-type="float">
            <text:p><text:s text:c="3"/>270</text:p>
          </table:table-cell>
          <table:table-cell table:style-name="ce154" office:value-type="float" office:value="191" calcext:value-type="float">
            <text:p><text:s text:c="3"/>191</text:p>
          </table:table-cell>
          <table:table-cell table:style-name="ce154" office:value-type="float" office:value="396" calcext:value-type="float">
            <text:p><text:s text:c="3"/>396</text:p>
          </table:table-cell>
          <table:table-cell table:style-name="ce154" office:value-type="float" office:value="269" calcext:value-type="float">
            <text:p><text:s text:c="3"/>269</text:p>
          </table:table-cell>
          <table:table-cell table:style-name="ce154" office:value-type="float" office:value="127" calcext:value-type="float">
            <text:p><text:s text:c="3"/>127</text:p>
          </table:table-cell>
          <table:table-cell table:style-name="ce154" office:value-type="float" office:value="65" calcext:value-type="float">
            <text:p><text:s text:c="3"/>6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91" office:value-type="float" office:value="64" calcext:value-type="float">
            <text:p><text:s text:c="3"/>6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5024" calcext:value-type="float">
            <text:p><text:s text:c="3"/>5,024</text:p>
          </table:table-cell>
          <table:table-cell table:style-name="ce160" office:value-type="float" office:value="4919" calcext:value-type="float">
            <text:p><text:s text:c="3"/>4,919</text:p>
          </table:table-cell>
          <table:table-cell table:style-name="ce53" office:value-type="float" office:value="4919" calcext:value-type="float">
            <text:p><text:s text:c="3"/>4,919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9" office:value-type="float" office:value="77" calcext:value-type="float">
            <text:p><text:s text:c="3"/>77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73" calcext:value-type="float">
            <text:p><text:s text:c="3"/>73</text:p>
          </table:table-cell>
          <table:table-cell table:style-name="ce169" office:value-type="float" office:value="23" calcext:value-type="float">
            <text:p><text:s text:c="3"/>23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54" calcext:value-type="float">
            <text:p><text:s text:c="3"/>5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8" office:value-type="float" office:value="53" calcext:value-type="float">
            <text:p><text:s text:c="3"/>5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5024" calcext:value-type="float">
            <text:p><text:s text:c="3"/>5,024</text:p>
          </table:table-cell>
          <table:table-cell table:style-name="ce161" office:value-type="float" office:value="3983" calcext:value-type="float">
            <text:p><text:s text:c="3"/>3,983</text:p>
          </table:table-cell>
          <table:table-cell table:style-name="ce54" office:value-type="float" office:value="3983" calcext:value-type="float">
            <text:p><text:s text:c="3"/>3,98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54" calcext:value-type="float">
            <text:p><text:s text:c="3"/>654</text:p>
          </table:table-cell>
          <table:table-cell table:style-name="ce54" office:value-type="float" office:value="290" calcext:value-type="float">
            <text:p><text:s text:c="3"/>290</text:p>
          </table:table-cell>
          <table:table-cell table:style-name="ce54" office:value-type="float" office:value="364" calcext:value-type="float">
            <text:p><text:s text:c="3"/>364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384" calcext:value-type="float">
            <text:p><text:s text:c="3"/>384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118" calcext:value-type="float">
            <text:p><text:s text:c="3"/>118</text:p>
          </table:table-cell>
          <table:table-cell table:style-name="ce170" office:value-type="float" office:value="373" calcext:value-type="float">
            <text:p><text:s text:c="3"/>373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107" calcext:value-type="float">
            <text:p><text:s text:c="3"/>107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1" calcext:value-type="float">
            <text:p><text:s text:c="3"/>1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39"/>
          <table:table-cell table:style-name="ce155"/>
          <table:table-cell table:style-name="ce156" table:number-columns-repeated="3"/>
          <table:table-cell table:style-name="ce162" table:number-columns-repeated="4"/>
          <table:table-cell table:style-name="ce163" table:number-columns-spanned="2" table:number-rows-spanned="1"/>
          <table:covered-table-cell table:style-name="ce163"/>
          <table:table-cell table:style-name="ce156" table:number-columns-repeated="4"/>
          <table:table-cell table:number-columns-repeated="2"/>
          <table:table-cell table:style-name="ce174" table:number-columns-repeated="2"/>
          <table:table-cell table:style-name="ce111" office:value-type="string" calcext:value-type="string">
            <text:p>內政部戶政司 民國102年8月5日編製</text:p>
          </table:table-cell>
          <table:table-cell/>
          <table:table-cell table:style-name="ce159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56" table:number-columns-repeated="2"/>
          <table:table-cell table:style-name="ce157" table:number-columns-repeated="2"/>
          <table:table-cell table:style-name="ce156" table:number-columns-repeated="16"/>
          <table:table-cell table:style-name="ce159" table:number-columns-repeated="30"/>
          <table:table-cell table:number-columns-repeated="972"/>
        </table:table-row>
        <table:table-row table:style-name="ro11">
          <table:table-cell table:style-name="ce23" table:number-columns-repeated="2"/>
          <table:table-cell table:style-name="ce157"/>
          <table:table-cell table:style-name="ce156" table:number-columns-repeated="19"/>
          <table:table-cell table:style-name="ce159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58"/>
          <table:table-cell table:style-name="ce156" table:number-columns-repeated="19"/>
          <table:table-cell table:style-name="ce159" table:number-columns-repeated="30"/>
          <table:table-cell table:number-columns-repeated="972"/>
        </table:table-row>
        <table:table-row table:style-name="ro12">
          <table:table-cell table:style-name="ce23" table:number-columns-repeated="2"/>
          <table:table-cell table:style-name="ce157"/>
          <table:table-cell table:style-name="ce156" table:number-columns-repeated="19"/>
          <table:table-cell table:style-name="ce159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56" table:number-columns-repeated="20"/>
          <table:table-cell table:style-name="ce159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59" table:number-columns-repeated="50"/>
          <table:table-cell table:number-columns-repeated="972"/>
        </table:table-row>
        <table:table-row table:style-name="ro12" table:number-rows-repeated="104835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11%E9%81%B7%E5%85%A5%E5%8F%8A%E9%81%B7%E5%87%BA-102.07.xls'#$''.$G$5]"/>
        <table:named-expression table:name="出生" table:base-cell-address="$年月別.$A$1" table:expression="['file:///D:/123/f34/11%E9%81%B7%E5%85%A5%E5%8F%8A%E9%81%B7%E5%87%BA-102.07.xls'#$''.$V$14:.$V$34]"/>
        <table:named-expression table:name="月底人口數" table:base-cell-address="$年月別.$A$1" table:expression="['file:///D:/123/f34/11%E9%81%B7%E5%85%A5%E5%8F%8A%E9%81%B7%E5%87%BA-102.07.xls'#$''.$AT$14:.$AU$34]"/>
        <table:named-expression table:name="死亡" table:base-cell-address="$年月別.$A$1" table:expression="['file:///D:/123/f34/11%E9%81%B7%E5%85%A5%E5%8F%8A%E9%81%B7%E5%87%BA-102.07.xls'#$''.$Y$14:.$Y$34]"/>
        <table:named-expression table:name="結婚" table:base-cell-address="$年月別.$A$1" table:expression="['file:///D:/123/f34/11%E9%81%B7%E5%85%A5%E5%8F%8A%E9%81%B7%E5%87%BA-102.07.xls'#$''.$L$14:.$L$34]"/>
        <table:named-expression table:name="鄰數戶數" table:base-cell-address="$年月別.$A$1" table:expression="['file:///D:/123/f34/11%E9%81%B7%E5%85%A5%E5%8F%8A%E9%81%B7%E5%87%BA-102.07.xls'#$''.$AQ$14:.$AR$34]"/>
        <table:named-expression table:name="離婚" table:base-cell-address="$年月別.$A$1" table:expression="['file:///D:/123/f34/11%E9%81%B7%E5%85%A5%E5%8F%8A%E9%81%B7%E5%87%BA-102.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8-06T10:36:53</meta:creation-date>
    <dc:creator>user</dc:creator>
    <dc:date>2013-08-06T10:38:35</dc:date>
    <meta:print-date>2013-08-06T10:38:07</meta:print-date>
    <meta:document-statistic meta:table-count="3" meta:cell-count="2832" meta:object-count="0"/>
    <meta:generator>LibreOffice/5.0.5.2$Windows_x86 LibreOffice_project/55b006a02d247b5f7215fc6ea0fde844b30035b3</meta:generator>
  </office:meta>
</office:document-meta>
</file>